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82in"/>
    </style:style>
    <style:style style:name="co2" style:family="table-column">
      <style:table-column-properties fo:break-before="auto" style:column-width="0.5472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3827in"/>
    </style:style>
    <style:style style:name="co5" style:family="table-column">
      <style:table-column-properties fo:break-before="auto" style:column-width="0.8772in"/>
    </style:style>
    <style:style style:name="co6" style:family="table-column">
      <style:table-column-properties fo:break-before="auto" style:column-width="1.3083in"/>
    </style:style>
    <style:style style:name="co7" style:family="table-column">
      <style:table-column-properties fo:break-before="auto" style:column-width="1.0673in"/>
    </style:style>
    <style:style style:name="co8" style:family="table-column">
      <style:table-column-properties fo:break-before="auto" style:column-width="0.6992in"/>
    </style:style>
    <style:style style:name="co9" style:family="table-column">
      <style:table-column-properties fo:break-before="auto" style:column-width="0.9535in"/>
    </style:style>
    <style:style style:name="co10" style:family="table-column">
      <style:table-column-properties fo:break-before="auto" style:column-width="0.6618in"/>
    </style:style>
    <style:style style:name="co11" style:family="table-column">
      <style:table-column-properties fo:break-before="auto" style:column-width="0.7756in"/>
    </style:style>
    <style:style style:name="co12" style:family="table-column">
      <style:table-column-properties fo:break-before="auto" style:column-width="1.0799in"/>
    </style:style>
    <style:style style:name="co14" style:family="table-column">
      <style:table-column-properties fo:break-before="auto" style:column-width="0.5972in"/>
    </style:style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78in"/>
    </style:style>
    <style:style style:name="co16" style:family="table-column">
      <style:table-column-properties fo:break-before="auto" style:column-width="0.7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4"/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2"/>
    <style:style style:name="ce37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 style:data-style-name="N4"/>
    <style:style style:name="ce3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41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2">
      <style:text-properties fo:font-weight="bold" style:font-weight-asian="bold" style:font-weight-complex="bold"/>
    </style:style>
    <style:style style:name="ce25" style:family="table-cell" style:parent-style-name="Default" style:data-style-name="N2">
      <style:text-properties fo:font-weight="normal" style:font-weight-asian="normal" style:font-weight-complex="normal"/>
    </style:style>
    <style:style style:name="ce48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vehi</text:p>
          </table:table-cell>
          <table:table-cell office:value-type="string" calcext:value-type="string">
            <text:p>patients.exp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.build.solve</text:p>
          </table:table-cell>
          <table:table-cell office:value-type="string" calcext:value-type="string">
            <text:p>opt.found</text:p>
          </table:table-cell>
          <table:table-cell office:value-type="string" calcext:value-type="string">
            <text:p>cost.root.rmp</text:p>
          </table:table-cell>
          <table:table-cell office:value-type="string" calcext:value-type="string">
            <text:p>time.root</text:p>
          </table:table-cell>
          <table:table-cell office:value-type="string" calcext:value-type="string">
            <text:p>bcp.nodes</text:p>
          </table:table-cell>
          <table:table-cell office:value-type="string" calcext:value-type="string">
            <text:p>cost.bestbound</text:p>
          </table:table-cell>
        </table:table-row>
        <table:table-row table:style-name="ro1">
          <table:table-cell office:value-type="string" calcext:value-type="string">
            <text:p>data/InstanzCPLEX_HCSRP_10_1.txt</text:p>
          </table:table-cell>
          <table:table-cell office:value-type="float" office:value="218.2" calcext:value-type="float">
            <text:p>218.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9.506281" calcext:value-type="float">
            <text:p>209.506281</text:p>
          </table:table-cell>
          <table:table-cell office:value-type="float" office:value="2.198321954" calcext:value-type="float">
            <text:p>2.198321954</text:p>
          </table:table-cell>
          <table:table-cell office:value-type="float" office:value="1" calcext:value-type="float">
            <text:p>1</text:p>
          </table:table-cell>
          <table:table-cell office:value-type="float" office:value="209.51" calcext:value-type="float">
            <text:p>209.5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09.51" calcext:value-type="float">
            <text:p>209.51</text:p>
          </table:table-cell>
        </table:table-row>
        <table:table-row table:style-name="ro1">
          <table:table-cell office:value-type="string" calcext:value-type="string">
            <text:p>data/InstanzCPLEX_HCSRP_10_2.txt</text:p>
          </table:table-cell>
          <table:table-cell office:value-type="float" office:value="246.6" calcext:value-type="float">
            <text:p>246.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7.688524833333" calcext:value-type="float">
            <text:p>207.688524833333</text:p>
          </table:table-cell>
          <table:table-cell office:value-type="float" office:value="2.110776224" calcext:value-type="float">
            <text:p>2.110776224</text:p>
          </table:table-cell>
          <table:table-cell office:value-type="float" office:value="1" calcext:value-type="float">
            <text:p>1</text:p>
          </table:table-cell>
          <table:table-cell office:value-type="float" office:value="207.69" calcext:value-type="float">
            <text:p>207.69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207.69" calcext:value-type="float">
            <text:p>207.69</text:p>
          </table:table-cell>
        </table:table-row>
        <table:table-row table:style-name="ro1">
          <table:table-cell office:value-type="string" calcext:value-type="string">
            <text:p>data/InstanzCPLEX_HCSRP_10_3.txt</text:p>
          </table:table-cell>
          <table:table-cell office:value-type="float" office:value="305.9" calcext:value-type="float">
            <text:p>305.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091381172" calcext:value-type="float">
            <text:p>2.091381172</text:p>
          </table:table-cell>
          <table:table-cell office:value-type="float" office:value="1" calcext:value-type="float">
            <text:p>1</text:p>
          </table:table-cell>
          <table:table-cell office:value-type="float" office:value="7062.24" calcext:value-type="float">
            <text:p>7062.2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306.9" calcext:value-type="float">
            <text:p>306.9</text:p>
          </table:table-cell>
        </table:table-row>
        <table:table-row table:style-name="ro1">
          <table:table-cell office:value-type="string" calcext:value-type="string">
            <text:p>data/InstanzCPLEX_HCSRP_10_4.txt</text:p>
          </table:table-cell>
          <table:table-cell office:value-type="float" office:value="186.9" calcext:value-type="float">
            <text:p>186.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078237573" calcext:value-type="float">
            <text:p>2.078237573</text:p>
          </table:table-cell>
          <table:table-cell office:value-type="float" office:value="1" calcext:value-type="float">
            <text:p>1</text:p>
          </table:table-cell>
          <table:table-cell office:value-type="float" office:value="4952.98" calcext:value-type="float">
            <text:p>4952.9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87.9" calcext:value-type="float">
            <text:p>187.9</text:p>
          </table:table-cell>
        </table:table-row>
        <table:table-row table:style-name="ro1">
          <table:table-cell office:value-type="string" calcext:value-type="string">
            <text:p>data/InstanzCPLEX_HCSRP_10_5.txt</text:p>
          </table:table-cell>
          <table:table-cell office:value-type="float" office:value="189.5" calcext:value-type="float">
            <text:p>189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7.977535" calcext:value-type="float">
            <text:p>167.977535</text:p>
          </table:table-cell>
          <table:table-cell office:value-type="float" office:value="2.110772586" calcext:value-type="float">
            <text:p>2.110772586</text:p>
          </table:table-cell>
          <table:table-cell office:value-type="float" office:value="1" calcext:value-type="float">
            <text:p>1</text:p>
          </table:table-cell>
          <table:table-cell office:value-type="float" office:value="167.98" calcext:value-type="float">
            <text:p>167.98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167.98" calcext:value-type="float">
            <text:p>167.98</text:p>
          </table:table-cell>
        </table:table-row>
        <table:table-row table:style-name="ro1">
          <table:table-cell office:value-type="string" calcext:value-type="string">
            <text:p>data/InstanzCPLEX_HCSRP_10_6.txt</text:p>
          </table:table-cell>
          <table:table-cell office:value-type="float" office:value="200.1" calcext:value-type="float">
            <text:p>200.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9.243263233333" calcext:value-type="float">
            <text:p>169.243263233333</text:p>
          </table:table-cell>
          <table:table-cell office:value-type="float" office:value="2.10505645" calcext:value-type="float">
            <text:p>2.10505645</text:p>
          </table:table-cell>
          <table:table-cell office:value-type="float" office:value="1" calcext:value-type="float">
            <text:p>1</text:p>
          </table:table-cell>
          <table:table-cell office:value-type="float" office:value="169.24" calcext:value-type="float">
            <text:p>169.24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169.24" calcext:value-type="float">
            <text:p>169.24</text:p>
          </table:table-cell>
        </table:table-row>
        <table:table-row table:style-name="ro1">
          <table:table-cell office:value-type="string" calcext:value-type="string">
            <text:p>data/InstanzCPLEX_HCSRP_10_7.txt</text:p>
          </table:table-cell>
          <table:table-cell office:value-type="float" office:value="225.4" calcext:value-type="float">
            <text:p>225.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5.368525333333" calcext:value-type="float">
            <text:p>225.368525333333</text:p>
          </table:table-cell>
          <table:table-cell office:value-type="float" office:value="2.09853852" calcext:value-type="float">
            <text:p>2.09853852</text:p>
          </table:table-cell>
          <table:table-cell office:value-type="float" office:value="1" calcext:value-type="float">
            <text:p>1</text:p>
          </table:table-cell>
          <table:table-cell office:value-type="float" office:value="225.37" calcext:value-type="float">
            <text:p>225.37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225.37" calcext:value-type="float">
            <text:p>225.37</text:p>
          </table:table-cell>
        </table:table-row>
        <table:table-row table:style-name="ro1">
          <table:table-cell office:value-type="string" calcext:value-type="string">
            <text:p>data/InstanzCPLEX_HCSRP_10_8.txt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082755035" calcext:value-type="float">
            <text:p>2.082755035</text:p>
          </table:table-cell>
          <table:table-cell office:value-type="float" office:value="1" calcext:value-type="float">
            <text:p>1</text:p>
          </table:table-cell>
          <table:table-cell office:value-type="float" office:value="12153.46" calcext:value-type="float">
            <text:p>12153.4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data/InstanzCPLEX_HCSRP_10_9.txt</text:p>
          </table:table-cell>
          <table:table-cell office:value-type="float" office:value="222.3" calcext:value-type="float">
            <text:p>222.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3.238804" calcext:value-type="float">
            <text:p>183.238804</text:p>
          </table:table-cell>
          <table:table-cell office:value-type="float" office:value="2.089850948" calcext:value-type="float">
            <text:p>2.089850948</text:p>
          </table:table-cell>
          <table:table-cell office:value-type="float" office:value="1" calcext:value-type="float">
            <text:p>1</text:p>
          </table:table-cell>
          <table:table-cell office:value-type="float" office:value="183.24" calcext:value-type="float">
            <text:p>183.24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183.24" calcext:value-type="float">
            <text:p>183.24</text:p>
          </table:table-cell>
        </table:table-row>
        <table:table-row table:style-name="ro1">
          <table:table-cell office:value-type="string" calcext:value-type="string">
            <text:p>data/InstanzCPLEX_HCSRP_10_10.txt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5.005995333333" calcext:value-type="float">
            <text:p>225.005995333333</text:p>
          </table:table-cell>
          <table:table-cell office:value-type="float" office:value="2.113560047" calcext:value-type="float">
            <text:p>2.113560047</text:p>
          </table:table-cell>
          <table:table-cell office:value-type="float" office:value="1" calcext:value-type="float">
            <text:p>1</text:p>
          </table:table-cell>
          <table:table-cell office:value-type="float" office:value="225.01" calcext:value-type="float">
            <text:p>225.0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25.01" calcext:value-type="float">
            <text:p>225.01</text:p>
          </table:table-cell>
        </table:table-row>
        <table:table-row table:style-name="ro1">
          <table:table-cell office:value-type="string" calcext:value-type="string">
            <text:p>data/InstanzCPLEX_HCSRP_25_1.txt</text:p>
          </table:table-cell>
          <table:table-cell office:value-type="float" office:value="428.1" calcext:value-type="float">
            <text:p>428.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76.5352005" calcext:value-type="float">
            <text:p>376.5352005</text:p>
          </table:table-cell>
          <table:table-cell office:value-type="float" office:value="4.500879874" calcext:value-type="float">
            <text:p>4.500879874</text:p>
          </table:table-cell>
          <table:table-cell office:value-type="float" office:value="1" calcext:value-type="float">
            <text:p>1</text:p>
          </table:table-cell>
          <table:table-cell office:value-type="float" office:value="376.54" calcext:value-type="float">
            <text:p>376.54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376.54" calcext:value-type="float">
            <text:p>376.54</text:p>
          </table:table-cell>
        </table:table-row>
        <table:table-row table:style-name="ro1">
          <table:table-cell office:value-type="string" calcext:value-type="string">
            <text:p>data/InstanzCPLEX_HCSRP_25_2.txt</text:p>
          </table:table-cell>
          <table:table-cell office:value-type="float" office:value="476" calcext:value-type="float">
            <text:p>47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.361063204" calcext:value-type="float">
            <text:p>2.361063204</text:p>
          </table:table-cell>
          <table:table-cell office:value-type="float" office:value="1" calcext:value-type="float">
            <text:p>1</text:p>
          </table:table-cell>
          <table:table-cell office:value-type="float" office:value="8383.5" calcext:value-type="float">
            <text:p>8383.5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data/InstanzCPLEX_HCSRP_25_3.txt</text:p>
          </table:table-cell>
          <table:table-cell office:value-type="float" office:value="399.1" calcext:value-type="float">
            <text:p>399.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.351469676" calcext:value-type="float">
            <text:p>2.351469676</text:p>
          </table:table-cell>
          <table:table-cell office:value-type="float" office:value="1" calcext:value-type="float">
            <text:p>1</text:p>
          </table:table-cell>
          <table:table-cell office:value-type="float" office:value="4714.05" calcext:value-type="float">
            <text:p>4714.05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400.1" calcext:value-type="float">
            <text:p>400.1</text:p>
          </table:table-cell>
        </table:table-row>
        <table:table-row table:style-name="ro1">
          <table:table-cell office:value-type="string" calcext:value-type="string">
            <text:p>data/InstanzCPLEX_HCSRP_25_4.txt</text:p>
          </table:table-cell>
          <table:table-cell office:value-type="float" office:value="411.3" calcext:value-type="float">
            <text:p>411.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84.5608194" calcext:value-type="float">
            <text:p>384.5608194</text:p>
          </table:table-cell>
          <table:table-cell office:value-type="float" office:value="2.63780803" calcext:value-type="float">
            <text:p>2.63780803</text:p>
          </table:table-cell>
          <table:table-cell office:value-type="float" office:value="1" calcext:value-type="float">
            <text:p>1</text:p>
          </table:table-cell>
          <table:table-cell office:value-type="float" office:value="384.56" calcext:value-type="float">
            <text:p>384.56</text:p>
          </table:table-cell>
          <table:table-cell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384.56" calcext:value-type="float">
            <text:p>384.56</text:p>
          </table:table-cell>
        </table:table-row>
        <table:table-row table:style-name="ro1">
          <table:table-cell office:value-type="string" calcext:value-type="string">
            <text:p>data/InstanzCPLEX_HCSRP_25_5.txt</text:p>
          </table:table-cell>
          <table:table-cell office:value-type="float" office:value="366.3" calcext:value-type="float">
            <text:p>366.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.327168575" calcext:value-type="float">
            <text:p>2.327168575</text:p>
          </table:table-cell>
          <table:table-cell office:value-type="float" office:value="1" calcext:value-type="float">
            <text:p>1</text:p>
          </table:table-cell>
          <table:table-cell office:value-type="float" office:value="2026.9" calcext:value-type="float">
            <text:p>2026.9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367.3" calcext:value-type="float">
            <text:p>367.3</text:p>
          </table:table-cell>
        </table:table-row>
        <table:table-row table:style-name="ro1">
          <table:table-cell office:value-type="string" calcext:value-type="string">
            <text:p>data/InstanzCPLEX_HCSRP_25_6.txt</text:p>
          </table:table-cell>
          <table:table-cell office:value-type="float" office:value="447.8" calcext:value-type="float">
            <text:p>447.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.344399863" calcext:value-type="float">
            <text:p>2.344399863</text:p>
          </table:table-cell>
          <table:table-cell office:value-type="float" office:value="1" calcext:value-type="float">
            <text:p>1</text:p>
          </table:table-cell>
          <table:table-cell office:value-type="float" office:value="7798.94" calcext:value-type="float">
            <text:p>7798.94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448.8" calcext:value-type="float">
            <text:p>448.8</text:p>
          </table:table-cell>
        </table:table-row>
        <table:table-row table:style-name="ro1">
          <table:table-cell office:value-type="string" calcext:value-type="string">
            <text:p>data/InstanzCPLEX_HCSRP_25_7.txt</text:p>
          </table:table-cell>
          <table:table-cell office:value-type="float" office:value="328.7" calcext:value-type="float">
            <text:p>328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73.231138333333" calcext:value-type="float">
            <text:p>273.231138333333</text:p>
          </table:table-cell>
          <table:table-cell office:value-type="float" office:value="2.378017147" calcext:value-type="float">
            <text:p>2.378017147</text:p>
          </table:table-cell>
          <table:table-cell office:value-type="float" office:value="1" calcext:value-type="float">
            <text:p>1</text:p>
          </table:table-cell>
          <table:table-cell office:value-type="float" office:value="273.23" calcext:value-type="float">
            <text:p>273.23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273.23" calcext:value-type="float">
            <text:p>273.23</text:p>
          </table:table-cell>
        </table:table-row>
        <table:table-row table:style-name="ro1">
          <table:table-cell office:value-type="string" calcext:value-type="string">
            <text:p>data/InstanzCPLEX_HCSRP_25_8.txt</text:p>
          </table:table-cell>
          <table:table-cell office:value-type="float" office:value="357.7" calcext:value-type="float">
            <text:p>357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14.206716766667" calcext:value-type="float">
            <text:p>314.206716766667</text:p>
          </table:table-cell>
          <table:table-cell office:value-type="float" office:value="2.64139887" calcext:value-type="float">
            <text:p>2.64139887</text:p>
          </table:table-cell>
          <table:table-cell office:value-type="float" office:value="1" calcext:value-type="float">
            <text:p>1</text:p>
          </table:table-cell>
          <table:table-cell office:value-type="float" office:value="314.21" calcext:value-type="float">
            <text:p>314.21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314.21" calcext:value-type="float">
            <text:p>314.21</text:p>
          </table:table-cell>
        </table:table-row>
        <table:table-row table:style-name="ro1">
          <table:table-cell office:value-type="string" calcext:value-type="string">
            <text:p>data/InstanzCPLEX_HCSRP_25_9.txt</text:p>
          </table:table-cell>
          <table:table-cell office:value-type="float" office:value="402.7" calcext:value-type="float">
            <text:p>402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32.798269966667" calcext:value-type="float">
            <text:p>332.798269966667</text:p>
          </table:table-cell>
          <table:table-cell office:value-type="float" office:value="14.590698104" calcext:value-type="float">
            <text:p>14.590698104</text:p>
          </table:table-cell>
          <table:table-cell office:value-type="float" office:value="1" calcext:value-type="float">
            <text:p>1</text:p>
          </table:table-cell>
          <table:table-cell office:value-type="float" office:value="332.23" calcext:value-type="float">
            <text:p>332.23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332.8" calcext:value-type="float">
            <text:p>332.8</text:p>
          </table:table-cell>
        </table:table-row>
        <table:table-row table:style-name="ro1">
          <table:table-cell office:value-type="string" calcext:value-type="string">
            <text:p>data/InstanzCPLEX_HCSRP_25_10.txt</text:p>
          </table:table-cell>
          <table:table-cell office:value-type="float" office:value="462.7" calcext:value-type="float">
            <text:p>462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88.775825333333" calcext:value-type="float">
            <text:p>388.775825333333</text:p>
          </table:table-cell>
          <table:table-cell office:value-type="float" office:value="14.577441052" calcext:value-type="float">
            <text:p>14.577441052</text:p>
          </table:table-cell>
          <table:table-cell office:value-type="float" office:value="1" calcext:value-type="float">
            <text:p>1</text:p>
          </table:table-cell>
          <table:table-cell office:value-type="float" office:value="388.78" calcext:value-type="float">
            <text:p>388.78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  <table:table-cell office:value-type="float" office:value="388.78" calcext:value-type="float">
            <text:p>388.78</text:p>
          </table:table-cell>
        </table:table-row>
        <table:table-row table:style-name="ro1">
          <table:table-cell office:value-type="string" calcext:value-type="string">
            <text:p>data/InstanzCPLEX_HCSRP_50_1.txt</text:p>
          </table:table-cell>
          <table:table-cell office:value-type="float" office:value="951" calcext:value-type="float">
            <text:p>95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.755572786" calcext:value-type="float">
            <text:p>4.755572786</text:p>
          </table:table-cell>
          <table:table-cell office:value-type="float" office:value="1" calcext:value-type="float">
            <text:p>1</text:p>
          </table:table-cell>
          <table:table-cell office:value-type="float" office:value="12455.32" calcext:value-type="float">
            <text:p>12455.32</text:p>
          </table:table-cell>
          <table:table-cell office:value-type="float" office:value="3.09" calcext:value-type="float">
            <text:p>3.09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data/InstanzCPLEX_HCSRP_50_2.txt</text:p>
          </table:table-cell>
          <table:table-cell office:value-type="float" office:value="577.9" calcext:value-type="float">
            <text:p>577.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28.496649066667" calcext:value-type="float">
            <text:p>528.496649066667</text:p>
          </table:table-cell>
          <table:table-cell office:value-type="float" office:value="177.699845568" calcext:value-type="float">
            <text:p>177.699845568</text:p>
          </table:table-cell>
          <table:table-cell office:value-type="float" office:value="1" calcext:value-type="float">
            <text:p>1</text:p>
          </table:table-cell>
          <table:table-cell office:value-type="float" office:value="528.5" calcext:value-type="float">
            <text:p>528.5</text:p>
          </table:table-cell>
          <table:table-cell office:value-type="float" office:value="175.68" calcext:value-type="float">
            <text:p>175.68</text:p>
          </table:table-cell>
          <table:table-cell office:value-type="float" office:value="1" calcext:value-type="float">
            <text:p>1</text:p>
          </table:table-cell>
          <table:table-cell office:value-type="float" office:value="528.5" calcext:value-type="float">
            <text:p>528.5</text:p>
          </table:table-cell>
        </table:table-row>
        <table:table-row table:style-name="ro1">
          <table:table-cell office:value-type="string" calcext:value-type="string">
            <text:p>data/InstanzCPLEX_HCSRP_50_3.txt</text:p>
          </table:table-cell>
          <table:table-cell office:value-type="float" office:value="548.8" calcext:value-type="float">
            <text:p>548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66.468204766667" calcext:value-type="float">
            <text:p>466.468204766667</text:p>
          </table:table-cell>
          <table:table-cell office:value-type="float" office:value="82.160086557" calcext:value-type="float">
            <text:p>82.160086557</text:p>
          </table:table-cell>
          <table:table-cell office:value-type="float" office:value="1" calcext:value-type="float">
            <text:p>1</text:p>
          </table:table-cell>
          <table:table-cell office:value-type="float" office:value="466.47" calcext:value-type="float">
            <text:p>466.47</text:p>
          </table:table-cell>
          <table:table-cell office:value-type="float" office:value="80.3" calcext:value-type="float">
            <text:p>80.3</text:p>
          </table:table-cell>
          <table:table-cell office:value-type="float" office:value="1" calcext:value-type="float">
            <text:p>1</text:p>
          </table:table-cell>
          <table:table-cell office:value-type="float" office:value="466.47" calcext:value-type="float">
            <text:p>466.47</text:p>
          </table:table-cell>
        </table:table-row>
        <table:table-row table:style-name="ro1">
          <table:table-cell office:value-type="string" calcext:value-type="string">
            <text:p>data/InstanzCPLEX_HCSRP_50_4.txt</text:p>
          </table:table-cell>
          <table:table-cell office:value-type="float" office:value="513.3" calcext:value-type="float">
            <text:p>513.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.894038455" calcext:value-type="float">
            <text:p>4.894038455</text:p>
          </table:table-cell>
          <table:table-cell office:value-type="float" office:value="1" calcext:value-type="float">
            <text:p>1</text:p>
          </table:table-cell>
          <table:table-cell office:value-type="float" office:value="2406.51" calcext:value-type="float">
            <text:p>2406.51</text:p>
          </table:table-cell>
          <table:table-cell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float" office:value="514.3" calcext:value-type="float">
            <text:p>514.3</text:p>
          </table:table-cell>
        </table:table-row>
        <table:table-row table:style-name="ro1">
          <table:table-cell office:value-type="string" calcext:value-type="string">
            <text:p>data/InstanzCPLEX_HCSRP_50_5.txt</text:p>
          </table:table-cell>
          <table:table-cell office:value-type="float" office:value="667.9" calcext:value-type="float">
            <text:p>667.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.571836458" calcext:value-type="float">
            <text:p>5.571836458</text:p>
          </table:table-cell>
          <table:table-cell office:value-type="float" office:value="1" calcext:value-type="float">
            <text:p>1</text:p>
          </table:table-cell>
          <table:table-cell office:value-type="float" office:value="6490.74" calcext:value-type="float">
            <text:p>6490.74</text:p>
          </table:table-cell>
          <table:table-cell office:value-type="float" office:value="3.92" calcext:value-type="float">
            <text:p>3.92</text:p>
          </table:table-cell>
          <table:table-cell office:value-type="float" office:value="1" calcext:value-type="float">
            <text:p>1</text:p>
          </table:table-cell>
          <table:table-cell office:value-type="float" office:value="668.9" calcext:value-type="float">
            <text:p>668.9</text:p>
          </table:table-cell>
        </table:table-row>
        <table:table-row table:style-name="ro1">
          <table:table-cell office:value-type="string" calcext:value-type="string">
            <text:p>data/InstanzCPLEX_HCSRP_50_6.txt</text:p>
          </table:table-cell>
          <table:table-cell office:value-type="float" office:value="838.9" calcext:value-type="float">
            <text:p>838.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.074410523" calcext:value-type="float">
            <text:p>5.074410523</text:p>
          </table:table-cell>
          <table:table-cell office:value-type="float" office:value="1" calcext:value-type="float">
            <text:p>1</text:p>
          </table:table-cell>
          <table:table-cell office:value-type="float" office:value="7480.9" calcext:value-type="float">
            <text:p>7480.9</text:p>
          </table:table-cell>
          <table:table-cell office:value-type="float" office:value="3.41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office:value-type="float" office:value="839.9" calcext:value-type="float">
            <text:p>839.9</text:p>
          </table:table-cell>
        </table:table-row>
        <table:table-row table:style-name="ro1">
          <table:table-cell office:value-type="string" calcext:value-type="string">
            <text:p>data/InstanzCPLEX_HCSRP_50_7.txt</text:p>
          </table:table-cell>
          <table:table-cell office:value-type="float" office:value="525.7" calcext:value-type="float">
            <text:p>525.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.569555367" calcext:value-type="float">
            <text:p>4.569555367</text:p>
          </table:table-cell>
          <table:table-cell office:value-type="float" office:value="1" calcext:value-type="float">
            <text:p>1</text:p>
          </table:table-cell>
          <table:table-cell office:value-type="float" office:value="2814.6" calcext:value-type="float">
            <text:p>2814.6</text:p>
          </table:table-cell>
          <table:table-cell office:value-type="float" office:value="2.91" calcext:value-type="float">
            <text:p>2.91</text:p>
          </table:table-cell>
          <table:table-cell office:value-type="float" office:value="1" calcext:value-type="float">
            <text:p>1</text:p>
          </table:table-cell>
          <table:table-cell office:value-type="float" office:value="526.7" calcext:value-type="float">
            <text:p>526.7</text:p>
          </table:table-cell>
        </table:table-row>
        <table:table-row table:style-name="ro1">
          <table:table-cell office:value-type="string" calcext:value-type="string">
            <text:p>data/InstanzCPLEX_HCSRP_50_8.txt</text:p>
          </table:table-cell>
          <table:table-cell office:value-type="float" office:value="471" calcext:value-type="float">
            <text:p>47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02.532691166667" calcext:value-type="float">
            <text:p>402.532691166667</text:p>
          </table:table-cell>
          <table:table-cell office:value-type="float" office:value="99.249017138" calcext:value-type="float">
            <text:p>99.249017138</text:p>
          </table:table-cell>
          <table:table-cell office:value-type="float" office:value="1" calcext:value-type="float">
            <text:p>1</text:p>
          </table:table-cell>
          <table:table-cell office:value-type="float" office:value="402.53" calcext:value-type="float">
            <text:p>402.53</text:p>
          </table:table-cell>
          <table:table-cell office:value-type="float" office:value="97.33" calcext:value-type="float">
            <text:p>97.33</text:p>
          </table:table-cell>
          <table:table-cell office:value-type="float" office:value="1" calcext:value-type="float">
            <text:p>1</text:p>
          </table:table-cell>
          <table:table-cell office:value-type="float" office:value="402.53" calcext:value-type="float">
            <text:p>402.53</text:p>
          </table:table-cell>
        </table:table-row>
        <table:table-row table:style-name="ro1">
          <table:table-cell office:value-type="string" calcext:value-type="string">
            <text:p>data/InstanzCPLEX_HCSRP_50_9.txt</text:p>
          </table:table-cell>
          <table:table-cell office:value-type="float" office:value="533.9" calcext:value-type="float">
            <text:p>533.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70.871591666667" calcext:value-type="float">
            <text:p>470.871591666667</text:p>
          </table:table-cell>
          <table:table-cell office:value-type="float" office:value="273.951640246" calcext:value-type="float">
            <text:p>273.951640246</text:p>
          </table:table-cell>
          <table:table-cell office:value-type="float" office:value="1" calcext:value-type="float">
            <text:p>1</text:p>
          </table:table-cell>
          <table:table-cell office:value-type="float" office:value="465.96" calcext:value-type="float">
            <text:p>465.96</text:p>
          </table:table-cell>
          <table:table-cell office:value-type="float" office:value="233.42" calcext:value-type="float">
            <text:p>233.42</text:p>
          </table:table-cell>
          <table:table-cell office:value-type="float" office:value="3" calcext:value-type="float">
            <text:p>3</text:p>
          </table:table-cell>
          <table:table-cell office:value-type="float" office:value="470.87" calcext:value-type="float">
            <text:p>470.87</text:p>
          </table:table-cell>
        </table:table-row>
        <table:table-row table:style-name="ro1">
          <table:table-cell office:value-type="string" calcext:value-type="string">
            <text:p>data/InstanzCPLEX_HCSRP_50_10.txt</text:p>
          </table:table-cell>
          <table:table-cell office:value-type="float" office:value="601.5" calcext:value-type="float">
            <text:p>601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.680627325" calcext:value-type="float">
            <text:p>4.680627325</text:p>
          </table:table-cell>
          <table:table-cell office:value-type="float" office:value="1" calcext:value-type="float">
            <text:p>1</text:p>
          </table:table-cell>
          <table:table-cell office:value-type="float" office:value="1065.42" calcext:value-type="float">
            <text:p>1065.42</text:p>
          </table:table-cell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  <table:table-cell office:value-type="float" office:value="602.5" calcext:value-type="float">
            <text:p>602.5</text:p>
          </table:table-cell>
        </table:table-row>
        <table:table-row table:style-name="ro1">
          <table:table-cell office:value-type="string" calcext:value-type="string">
            <text:p>data/InstanzCPLEX_HCSRP_75_1.txt</text:p>
          </table:table-cell>
          <table:table-cell office:value-type="float" office:value="1186.2" calcext:value-type="float">
            <text:p>1186.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0.991792459" calcext:value-type="float">
            <text:p>10.991792459</text:p>
          </table:table-cell>
          <table:table-cell office:value-type="float" office:value="1" calcext:value-type="float">
            <text:p>1</text:p>
          </table:table-cell>
          <table:table-cell office:value-type="float" office:value="8057.02" calcext:value-type="float">
            <text:p>8057.02</text:p>
          </table:table-cell>
          <table:table-cell office:value-type="float" office:value="8.41" calcext:value-type="float">
            <text:p>8.41</text:p>
          </table:table-cell>
          <table:table-cell office:value-type="float" office:value="1" calcext:value-type="float">
            <text:p>1</text:p>
          </table:table-cell>
          <table:table-cell office:value-type="float" office:value="1187.2" calcext:value-type="float">
            <text:p>1187.2</text:p>
          </table:table-cell>
        </table:table-row>
        <table:table-row table:style-name="ro1">
          <table:table-cell office:value-type="string" calcext:value-type="string">
            <text:p>data/InstanzCPLEX_HCSRP_75_2.txt</text:p>
          </table:table-cell>
          <table:table-cell office:value-type="float" office:value="685.9" calcext:value-type="float">
            <text:p>685.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56.9352749" calcext:value-type="float">
            <text:p>556.9352749</text:p>
          </table:table-cell>
          <table:table-cell office:value-type="float" office:value="319.531442202" calcext:value-type="float">
            <text:p>319.531442202</text:p>
          </table:table-cell>
          <table:table-cell office:value-type="float" office:value="1" calcext:value-type="float">
            <text:p>1</text:p>
          </table:table-cell>
          <table:table-cell office:value-type="float" office:value="556.92" calcext:value-type="float">
            <text:p>556.92</text:p>
          </table:table-cell>
          <table:table-cell office:value-type="float" office:value="186.83" calcext:value-type="float">
            <text:p>186.83</text:p>
          </table:table-cell>
          <table:table-cell office:value-type="float" office:value="13" calcext:value-type="float">
            <text:p>13</text:p>
          </table:table-cell>
          <table:table-cell office:value-type="float" office:value="556.94" calcext:value-type="float">
            <text:p>556.94</text:p>
          </table:table-cell>
        </table:table-row>
        <table:table-row table:style-name="ro1">
          <table:table-cell office:value-type="string" calcext:value-type="string">
            <text:p>data/InstanzCPLEX_HCSRP_75_3.txt</text:p>
          </table:table-cell>
          <table:table-cell office:value-type="float" office:value="635.7" calcext:value-type="float">
            <text:p>635.7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26.578339266667" calcext:value-type="float">
            <text:p>526.578339266667</text:p>
          </table:table-cell>
          <table:table-cell office:value-type="float" office:value="366.099677107" calcext:value-type="float">
            <text:p>366.099677107</text:p>
          </table:table-cell>
          <table:table-cell office:value-type="float" office:value="1" calcext:value-type="float">
            <text:p>1</text:p>
          </table:table-cell>
          <table:table-cell office:value-type="float" office:value="525.22" calcext:value-type="float">
            <text:p>525.22</text:p>
          </table:table-cell>
          <table:table-cell office:value-type="float" office:value="192.02" calcext:value-type="float">
            <text:p>192.02</text:p>
          </table:table-cell>
          <table:table-cell office:value-type="float" office:value="3" calcext:value-type="float">
            <text:p>3</text:p>
          </table:table-cell>
          <table:table-cell office:value-type="float" office:value="526.58" calcext:value-type="float">
            <text:p>526.58</text:p>
          </table:table-cell>
        </table:table-row>
        <table:table-row table:style-name="ro1">
          <table:table-cell office:value-type="string" calcext:value-type="string">
            <text:p>data/InstanzCPLEX_HCSRP_75_4.txt</text:p>
          </table:table-cell>
          <table:table-cell office:value-type="float" office:value="804.5" calcext:value-type="float">
            <text:p>804.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2.170836921" calcext:value-type="float">
            <text:p>12.170836921</text:p>
          </table:table-cell>
          <table:table-cell office:value-type="float" office:value="1" calcext:value-type="float">
            <text:p>1</text:p>
          </table:table-cell>
          <table:table-cell office:value-type="float" office:value="4869.06" calcext:value-type="float">
            <text:p>4869.06</text:p>
          </table:table-cell>
          <table:table-cell office:value-type="float" office:value="9.99" calcext:value-type="float">
            <text:p>9.99</text:p>
          </table:table-cell>
          <table:table-cell office:value-type="float" office:value="1" calcext:value-type="float">
            <text:p>1</text:p>
          </table:table-cell>
          <table:table-cell office:value-type="float" office:value="805.5" calcext:value-type="float">
            <text:p>805.5</text:p>
          </table:table-cell>
        </table:table-row>
        <table:table-row table:style-name="ro1">
          <table:table-cell office:value-type="string" calcext:value-type="string">
            <text:p>data/InstanzCPLEX_HCSRP_75_5.txt</text:p>
          </table:table-cell>
          <table:table-cell office:value-type="float" office:value="689.4" calcext:value-type="float">
            <text:p>689.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46.1777026" calcext:value-type="float">
            <text:p>546.1777026</text:p>
          </table:table-cell>
          <table:table-cell office:value-type="float" office:value="238.365025281" calcext:value-type="float">
            <text:p>238.365025281</text:p>
          </table:table-cell>
          <table:table-cell office:value-type="float" office:value="1" calcext:value-type="float">
            <text:p>1</text:p>
          </table:table-cell>
          <table:table-cell office:value-type="float" office:value="545.79" calcext:value-type="float">
            <text:p>545.79</text:p>
          </table:table-cell>
          <table:table-cell office:value-type="float" office:value="198.12" calcext:value-type="float">
            <text:p>198.12</text:p>
          </table:table-cell>
          <table:table-cell office:value-type="float" office:value="3" calcext:value-type="float">
            <text:p>3</text:p>
          </table:table-cell>
          <table:table-cell office:value-type="float" office:value="546.18" calcext:value-type="float">
            <text:p>546.18</text:p>
          </table:table-cell>
        </table:table-row>
        <table:table-row table:style-name="ro1">
          <table:table-cell office:value-type="string" calcext:value-type="string">
            <text:p>data/InstanzCPLEX_HCSRP_75_6.txt</text:p>
          </table:table-cell>
          <table:table-cell office:value-type="float" office:value="727.6" calcext:value-type="float">
            <text:p>727.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27.614583333333" calcext:value-type="float">
            <text:p>627.614583333333</text:p>
          </table:table-cell>
          <table:table-cell office:value-type="float" office:value="578.961379725" calcext:value-type="float">
            <text:p>578.961379725</text:p>
          </table:table-cell>
          <table:table-cell office:value-type="float" office:value="1" calcext:value-type="float">
            <text:p>1</text:p>
          </table:table-cell>
          <table:table-cell office:value-type="float" office:value="623.6" calcext:value-type="float">
            <text:p>623.6</text:p>
          </table:table-cell>
          <table:table-cell office:value-type="float" office:value="308.67" calcext:value-type="float">
            <text:p>308.67</text:p>
          </table:table-cell>
          <table:table-cell office:value-type="float" office:value="3" calcext:value-type="float">
            <text:p>3</text:p>
          </table:table-cell>
          <table:table-cell office:value-type="float" office:value="627.61" calcext:value-type="float">
            <text:p>627.61</text:p>
          </table:table-cell>
        </table:table-row>
        <table:table-row table:style-name="ro1">
          <table:table-cell office:value-type="string" calcext:value-type="string">
            <text:p>data/InstanzCPLEX_HCSRP_75_7.txt</text:p>
          </table:table-cell>
          <table:table-cell office:value-type="float" office:value="590.6" calcext:value-type="float">
            <text:p>590.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489.8248956" calcext:value-type="float">
            <text:p>489.8248956</text:p>
          </table:table-cell>
          <table:table-cell office:value-type="float" office:value="123.468736072" calcext:value-type="float">
            <text:p>123.468736072</text:p>
          </table:table-cell>
          <table:table-cell office:value-type="float" office:value="1" calcext:value-type="float">
            <text:p>1</text:p>
          </table:table-cell>
          <table:table-cell office:value-type="float" office:value="489.82" calcext:value-type="float">
            <text:p>489.82</text:p>
          </table:table-cell>
          <table:table-cell office:value-type="float" office:value="118.97" calcext:value-type="float">
            <text:p>118.97</text:p>
          </table:table-cell>
          <table:table-cell office:value-type="float" office:value="1" calcext:value-type="float">
            <text:p>1</text:p>
          </table:table-cell>
          <table:table-cell office:value-type="float" office:value="489.82" calcext:value-type="float">
            <text:p>489.82</text:p>
          </table:table-cell>
        </table:table-row>
        <table:table-row table:style-name="ro1">
          <table:table-cell office:value-type="string" calcext:value-type="string">
            <text:p>data/InstanzCPLEX_HCSRP_75_8.txt</text:p>
          </table:table-cell>
          <table:table-cell office:value-type="float" office:value="657.8" calcext:value-type="float">
            <text:p>657.8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59.107675233333" calcext:value-type="float">
            <text:p>559.107675233333</text:p>
          </table:table-cell>
          <table:table-cell office:value-type="float" office:value="2808.930312045" calcext:value-type="float">
            <text:p>2808.930312045</text:p>
          </table:table-cell>
          <table:table-cell office:value-type="float" office:value="1" calcext:value-type="float">
            <text:p>1</text:p>
          </table:table-cell>
          <table:table-cell office:value-type="float" office:value="557.06" calcext:value-type="float">
            <text:p>557.06</text:p>
          </table:table-cell>
          <table:table-cell office:value-type="float" office:value="471.72" calcext:value-type="float">
            <text:p>471.72</text:p>
          </table:table-cell>
          <table:table-cell office:value-type="float" office:value="11" calcext:value-type="float">
            <text:p>11</text:p>
          </table:table-cell>
          <table:table-cell office:value-type="float" office:value="559.11" calcext:value-type="float">
            <text:p>559.11</text:p>
          </table:table-cell>
        </table:table-row>
        <table:table-row table:style-name="ro1">
          <table:table-cell office:value-type="string" calcext:value-type="string">
            <text:p>data/InstanzCPLEX_HCSRP_75_9.txt</text:p>
          </table:table-cell>
          <table:table-cell office:value-type="float" office:value="704.5" calcext:value-type="float">
            <text:p>704.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66.010126200001" calcext:value-type="float">
            <text:p>566.010126200001</text:p>
          </table:table-cell>
          <table:table-cell office:value-type="float" office:value="276.52437423" calcext:value-type="float">
            <text:p>276.52437423</text:p>
          </table:table-cell>
          <table:table-cell office:value-type="float" office:value="1" calcext:value-type="float">
            <text:p>1</text:p>
          </table:table-cell>
          <table:table-cell office:value-type="float" office:value="564.41" calcext:value-type="float">
            <text:p>564.41</text:p>
          </table:table-cell>
          <table:table-cell office:value-type="float" office:value="232.78" calcext:value-type="float">
            <text:p>232.78</text:p>
          </table:table-cell>
          <table:table-cell office:value-type="float" office:value="3" calcext:value-type="float">
            <text:p>3</text:p>
          </table:table-cell>
          <table:table-cell office:value-type="float" office:value="566.01" calcext:value-type="float">
            <text:p>566.01</text:p>
          </table:table-cell>
        </table:table-row>
        <table:table-row table:style-name="ro1">
          <table:table-cell office:value-type="string" calcext:value-type="string">
            <text:p>data/InstanzCPLEX_HCSRP_75_10.txt</text:p>
          </table:table-cell>
          <table:table-cell office:value-type="float" office:value="1203" calcext:value-type="float">
            <text:p>120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2.793106784" calcext:value-type="float">
            <text:p>12.793106784</text:p>
          </table:table-cell>
          <table:table-cell office:value-type="float" office:value="1" calcext:value-type="float">
            <text:p>1</text:p>
          </table:table-cell>
          <table:table-cell office:value-type="float" office:value="7623.45" calcext:value-type="float">
            <text:p>7623.45</text:p>
          </table:table-cell>
          <table:table-cell office:value-type="float" office:value="10.62" calcext:value-type="float">
            <text:p>10.62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data/InstanzVNS_HCSRP_100_1.txt</text:p>
          </table:table-cell>
          <table:table-cell office:value-type="float" office:value="1329" calcext:value-type="float">
            <text:p>132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5.661947714" calcext:value-type="float">
            <text:p>25.661947714</text:p>
          </table:table-cell>
          <table:table-cell office:value-type="float" office:value="1" calcext:value-type="float">
            <text:p>1</text:p>
          </table:table-cell>
          <table:table-cell office:value-type="float" office:value="6659.87" calcext:value-type="float">
            <text:p>6659.87</text:p>
          </table:table-cell>
          <table:table-cell office:value-type="float" office:value="22.35" calcext:value-type="float">
            <text:p>22.35</text:p>
          </table:table-cell>
          <table:table-cell office:value-type="float" office:value="1" calcext:value-type="float">
            <text:p>1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data/InstanzVNS_HCSRP_100_2.txt</text:p>
          </table:table-cell>
          <table:table-cell office:value-type="float" office:value="842.3" calcext:value-type="float">
            <text:p>842.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41.962166666667" calcext:value-type="float">
            <text:p>641.962166666667</text:p>
          </table:table-cell>
          <table:table-cell office:value-type="float" office:value="856.965042536" calcext:value-type="float">
            <text:p>856.965042536</text:p>
          </table:table-cell>
          <table:table-cell office:value-type="float" office:value="1" calcext:value-type="float">
            <text:p>1</text:p>
          </table:table-cell>
          <table:table-cell office:value-type="float" office:value="641.25" calcext:value-type="float">
            <text:p>641.25</text:p>
          </table:table-cell>
          <table:table-cell office:value-type="float" office:value="580.52" calcext:value-type="float">
            <text:p>580.52</text:p>
          </table:table-cell>
          <table:table-cell office:value-type="float" office:value="3" calcext:value-type="float">
            <text:p>3</text:p>
          </table:table-cell>
          <table:table-cell office:value-type="float" office:value="641.96" calcext:value-type="float">
            <text:p>641.96</text:p>
          </table:table-cell>
        </table:table-row>
        <table:table-row table:style-name="ro1">
          <table:table-cell office:value-type="string" calcext:value-type="string">
            <text:p>data/InstanzVNS_HCSRP_100_3.txt</text:p>
          </table:table-cell>
          <table:table-cell office:value-type="float" office:value="785.8" calcext:value-type="float">
            <text:p>785.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34.623643333333" calcext:value-type="float">
            <text:p>634.623643333333</text:p>
          </table:table-cell>
          <table:table-cell office:value-type="float" office:value="2049.494081609" calcext:value-type="float">
            <text:p>2049.494081609</text:p>
          </table:table-cell>
          <table:table-cell office:value-type="float" office:value="1" calcext:value-type="float">
            <text:p>1</text:p>
          </table:table-cell>
          <table:table-cell office:value-type="float" office:value="627.58" calcext:value-type="float">
            <text:p>627.58</text:p>
          </table:table-cell>
          <table:table-cell office:value-type="float" office:value="353.62" calcext:value-type="float">
            <text:p>353.62</text:p>
          </table:table-cell>
          <table:table-cell office:value-type="float" office:value="7" calcext:value-type="float">
            <text:p>7</text:p>
          </table:table-cell>
          <table:table-cell office:value-type="float" office:value="634.62" calcext:value-type="float">
            <text:p>634.62</text:p>
          </table:table-cell>
        </table:table-row>
        <table:table-row table:style-name="ro1">
          <table:table-cell office:value-type="string" calcext:value-type="string">
            <text:p>data/InstanzVNS_HCSRP_100_4.txt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85.46379" calcext:value-type="float">
            <text:p>585.46379</text:p>
          </table:table-cell>
          <table:table-cell office:value-type="float" office:value="28953.429101418" calcext:value-type="float">
            <text:p>28953.429101418</text:p>
          </table:table-cell>
          <table:table-cell office:value-type="float" office:value="1" calcext:value-type="float">
            <text:p>1</text:p>
          </table:table-cell>
          <table:table-cell office:value-type="float" office:value="581.99" calcext:value-type="float">
            <text:p>581.99</text:p>
          </table:table-cell>
          <table:table-cell office:value-type="float" office:value="416.23" calcext:value-type="float">
            <text:p>416.23</text:p>
          </table:table-cell>
          <table:table-cell office:value-type="float" office:value="439" calcext:value-type="float">
            <text:p>439</text:p>
          </table:table-cell>
          <table:table-cell office:value-type="float" office:value="585.46" calcext:value-type="float">
            <text:p>585.46</text:p>
          </table:table-cell>
        </table:table-row>
        <table:table-row table:style-name="ro1">
          <table:table-cell office:value-type="string" calcext:value-type="string">
            <text:p>data/InstanzVNS_HCSRP_100_5.txt</text:p>
          </table:table-cell>
          <table:table-cell office:value-type="float" office:value="772.9" calcext:value-type="float">
            <text:p>772.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98.375383333333" calcext:value-type="float">
            <text:p>598.375383333333</text:p>
          </table:table-cell>
          <table:table-cell office:value-type="float" office:value="3290.903537071" calcext:value-type="float">
            <text:p>3290.903537071</text:p>
          </table:table-cell>
          <table:table-cell office:value-type="float" office:value="1" calcext:value-type="float">
            <text:p>1</text:p>
          </table:table-cell>
          <table:table-cell office:value-type="float" office:value="592.85" calcext:value-type="float">
            <text:p>592.85</text:p>
          </table:table-cell>
          <table:table-cell office:value-type="float" office:value="533.64" calcext:value-type="float">
            <text:p>533.64</text:p>
          </table:table-cell>
          <table:table-cell office:value-type="float" office:value="7" calcext:value-type="float">
            <text:p>7</text:p>
          </table:table-cell>
          <table:table-cell office:value-type="float" office:value="598.38" calcext:value-type="float">
            <text:p>598.38</text:p>
          </table:table-cell>
        </table:table-row>
        <table:table-row table:style-name="ro1">
          <table:table-cell office:value-type="string" calcext:value-type="string">
            <text:p>data/InstanzVNS_HCSRP_100_6.txt</text:p>
          </table:table-cell>
          <table:table-cell office:value-type="float" office:value="785.4" calcext:value-type="float">
            <text:p>785.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34.089166666667" calcext:value-type="float">
            <text:p>634.089166666667</text:p>
          </table:table-cell>
          <table:table-cell office:value-type="float" office:value="925.133722214" calcext:value-type="float">
            <text:p>925.133722214</text:p>
          </table:table-cell>
          <table:table-cell office:value-type="float" office:value="1" calcext:value-type="float">
            <text:p>1</text:p>
          </table:table-cell>
          <table:table-cell office:value-type="float" office:value="631.98" calcext:value-type="float">
            <text:p>631.98</text:p>
          </table:table-cell>
          <table:table-cell office:value-type="float" office:value="294.96" calcext:value-type="float">
            <text:p>294.96</text:p>
          </table:table-cell>
          <table:table-cell office:value-type="float" office:value="5" calcext:value-type="float">
            <text:p>5</text:p>
          </table:table-cell>
          <table:table-cell office:value-type="float" office:value="634.09" calcext:value-type="float">
            <text:p>634.09</text:p>
          </table:table-cell>
        </table:table-row>
        <table:table-row table:style-name="ro1">
          <table:table-cell office:value-type="string" calcext:value-type="string">
            <text:p>data/InstanzVNS_HCSRP_100_7.txt</text:p>
          </table:table-cell>
          <table:table-cell office:value-type="float" office:value="707.3" calcext:value-type="float">
            <text:p>707.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60.463753333333" calcext:value-type="float">
            <text:p>560.463753333333</text:p>
          </table:table-cell>
          <table:table-cell office:value-type="float" office:value="482.399341757" calcext:value-type="float">
            <text:p>482.399341757</text:p>
          </table:table-cell>
          <table:table-cell office:value-type="float" office:value="1" calcext:value-type="float">
            <text:p>1</text:p>
          </table:table-cell>
          <table:table-cell office:value-type="float" office:value="559.71" calcext:value-type="float">
            <text:p>559.71</text:p>
          </table:table-cell>
          <table:table-cell office:value-type="float" office:value="387.33" calcext:value-type="float">
            <text:p>387.33</text:p>
          </table:table-cell>
          <table:table-cell office:value-type="float" office:value="3" calcext:value-type="float">
            <text:p>3</text:p>
          </table:table-cell>
          <table:table-cell office:value-type="float" office:value="560.46" calcext:value-type="float">
            <text:p>560.46</text:p>
          </table:table-cell>
        </table:table-row>
        <table:table-row table:style-name="ro1">
          <table:table-cell office:value-type="string" calcext:value-type="string">
            <text:p>data/InstanzVNS_HCSRP_100_8.txt</text:p>
          </table:table-cell>
          <table:table-cell office:value-type="float" office:value="743.6" calcext:value-type="float">
            <text:p>743.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91.385046666667" calcext:value-type="float">
            <text:p>591.385046666667</text:p>
          </table:table-cell>
          <table:table-cell office:value-type="float" office:value="9841.5239197" calcext:value-type="float">
            <text:p>9841.5239197</text:p>
          </table:table-cell>
          <table:table-cell office:value-type="float" office:value="1" calcext:value-type="float">
            <text:p>1</text:p>
          </table:table-cell>
          <table:table-cell office:value-type="float" office:value="586.47" calcext:value-type="float">
            <text:p>586.47</text:p>
          </table:table-cell>
          <table:table-cell office:value-type="float" office:value="521.67" calcext:value-type="float">
            <text:p>521.67</text:p>
          </table:table-cell>
          <table:table-cell office:value-type="float" office:value="23" calcext:value-type="float">
            <text:p>23</text:p>
          </table:table-cell>
          <table:table-cell office:value-type="float" office:value="591.39" calcext:value-type="float">
            <text:p>591.39</text:p>
          </table:table-cell>
        </table:table-row>
        <table:table-row table:style-name="ro1">
          <table:table-cell office:value-type="string" calcext:value-type="string">
            <text:p>data/InstanzVNS_HCSRP_100_9.txt</text:p>
          </table:table-cell>
          <table:table-cell office:value-type="float" office:value="910.7" calcext:value-type="float">
            <text:p>910.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724.507953333333" calcext:value-type="float">
            <text:p>724.507953333333</text:p>
          </table:table-cell>
          <table:table-cell office:value-type="float" office:value="73157.540249346" calcext:value-type="float">
            <text:p>73157.540249346</text:p>
          </table:table-cell>
          <table:table-cell office:value-type="float" office:value="1" calcext:value-type="float">
            <text:p>1</text:p>
          </table:table-cell>
          <table:table-cell office:value-type="float" office:value="717.29" calcext:value-type="float">
            <text:p>717.29</text:p>
          </table:table-cell>
          <table:table-cell office:value-type="float" office:value="404.97" calcext:value-type="float">
            <text:p>404.97</text:p>
          </table:table-cell>
          <table:table-cell office:value-type="float" office:value="369" calcext:value-type="float">
            <text:p>369</text:p>
          </table:table-cell>
          <table:table-cell office:value-type="float" office:value="724.51" calcext:value-type="float">
            <text:p>724.51</text:p>
          </table:table-cell>
        </table:table-row>
        <table:table-row table:style-name="ro1">
          <table:table-cell office:value-type="string" calcext:value-type="string">
            <text:p>data/InstanzVNS_HCSRP_100_10.txt</text:p>
          </table:table-cell>
          <table:table-cell office:value-type="float" office:value="819.3" calcext:value-type="float">
            <text:p>819.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77.32638" calcext:value-type="float">
            <text:p>677.32638</text:p>
          </table:table-cell>
          <table:table-cell office:value-type="float" office:value="6475.429330656" calcext:value-type="float">
            <text:p>6475.429330656</text:p>
          </table:table-cell>
          <table:table-cell office:value-type="float" office:value="1" calcext:value-type="float">
            <text:p>1</text:p>
          </table:table-cell>
          <table:table-cell office:value-type="float" office:value="667.26" calcext:value-type="float">
            <text:p>667.26</text:p>
          </table:table-cell>
          <table:table-cell office:value-type="float" office:value="587" calcext:value-type="float">
            <text:p>587</text:p>
          </table:table-cell>
          <table:table-cell office:value-type="float" office:value="15" calcext:value-type="float">
            <text:p>15</text:p>
          </table:table-cell>
          <table:table-cell office:value-type="float" office:value="677.33" calcext:value-type="float">
            <text:p>677.33</text:p>
          </table:table-cell>
        </table:table-row>
        <table:table-row table:style-name="ro1">
          <table:table-cell office:value-type="string" calcext:value-type="string">
            <text:p>data/InstanzVNS_HCSRP_200_1.txt</text:p>
          </table:table-cell>
          <table:table-cell office:value-type="float" office:value="1373.7" calcext:value-type="float">
            <text:p>1373.7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a/InstanzVNS_HCSRP_200_2.txt</text:p>
          </table:table-cell>
          <table:table-cell office:value-type="float" office:value="1322.3" calcext:value-type="float">
            <text:p>1322.3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60" calcext:value-type="float">
            <text:p>260</text:p>
          </table:table-cell>
          <table:table-cell table:number-columns-repeated="7"/>
        </table:table-row>
      </table:table>
      <table:table table:name="Formatted" table:style-name="ta1">
        <table:table-column table:style-name="co1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6" table:default-cell-style-name="ce36"/>
        <table:table-column table:style-name="co7" table:default-cell-style-name="ce36"/>
        <table:table-column table:style-name="co8" table:default-cell-style-name="Default"/>
        <table:table-column table:style-name="co9" table:default-cell-style-name="ce36"/>
        <table:table-column table:style-name="co16" table:default-cell-style-name="ce36"/>
        <table:table-column table:style-name="co11" table:default-cell-style-name="Default"/>
        <table:table-column table:style-name="co12" table:default-cell-style-name="ce36"/>
        <table:table-column table:style-name="co13" table:number-columns-repeated="1012" table:default-cell-style-name="Default"/>
        <table:table-row table:style-name="ro2">
          <table:table-cell table:style-name="ce30" office:value-type="string" calcext:value-type="string">
            <text:p>Instance</text:p>
          </table:table-cell>
          <table:table-cell table:style-name="ce30" office:value-type="string" calcext:value-type="string">
            <text:p>UB</text:p>
            <text:p>(cutoff)</text:p>
          </table:table-cell>
          <table:table-cell table:style-name="ce30" office:value-type="string" calcext:value-type="string">
            <text:p>#</text:p>
            <text:p>patients</text:p>
          </table:table-cell>
          <table:table-cell table:style-name="ce30" office:value-type="string" calcext:value-type="string">
            <text:p>#</text:p>
            <text:p>vehicles</text:p>
          </table:table-cell>
          <table:table-cell table:style-name="ce34" office:value-type="string" calcext:value-type="string">
            <text:p># expanded patients</text:p>
          </table:table-cell>
          <table:table-cell table:style-name="ce35" office:value-type="string" calcext:value-type="string">
            <text:p>Cost</text:p>
          </table:table-cell>
          <table:table-cell table:style-name="ce35" office:value-type="string" calcext:value-type="string">
            <text:p>Build + solve</text:p>
            <text:p>time (sec)</text:p>
          </table:table-cell>
          <table:table-cell table:style-name="ce30" office:value-type="string" calcext:value-type="string">
            <text:p>Opt</text:p>
            <text:p>found?</text:p>
          </table:table-cell>
          <table:table-cell table:style-name="ce35" office:value-type="string" calcext:value-type="string">
            <text:p>Root cost </text:p>
            <text:p>(RMP)</text:p>
          </table:table-cell>
          <table:table-cell table:style-name="ce35" office:value-type="string" calcext:value-type="string">
            <text:p>RMP time </text:p>
            <text:p>(sec)</text:p>
          </table:table-cell>
          <table:table-cell table:style-name="ce30" office:value-type="string" calcext:value-type="string">
            <text:p>BCP</text:p>
            <text:p>nodes</text:p>
          </table:table-cell>
          <table:table-cell table:style-name="ce35" office:value-type="string" calcext:value-type="string">
            <text:p>Cost</text:p>
            <text:p>(best bound)</text:p>
          </table:table-cell>
          <table:table-cell table:style-name="ce30" table:number-columns-repeated="1012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18.2" calcext:value-type="float">
            <text:p>218.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9.506281" calcext:value-type="float">
            <text:p>209.51</text:p>
          </table:table-cell>
          <table:table-cell office:value-type="float" office:value="2.198321954" calcext:value-type="float">
            <text:p>2.20</text:p>
          </table:table-cell>
          <table:table-cell office:value-type="float" office:value="1" calcext:value-type="float">
            <text:p>1</text:p>
          </table:table-cell>
          <table:table-cell office:value-type="float" office:value="209.51" calcext:value-type="float">
            <text:p>209.5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09.51" calcext:value-type="float">
            <text:p>209.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46.6" calcext:value-type="float">
            <text:p>246.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7.688524833333" calcext:value-type="float">
            <text:p>207.69</text:p>
          </table:table-cell>
          <table:table-cell office:value-type="float" office:value="2.110776224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207.69" calcext:value-type="float">
            <text:p>207.69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207.69" calcext:value-type="float">
            <text:p>207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305.9" calcext:value-type="float">
            <text:p>305.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SOL</text:p>
          </table:table-cell>
          <table:table-cell office:value-type="float" office:value="2.091381172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 office:value-type="float" office:value="7062.24" calcext:value-type="float">
            <text:p>7062.24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office:value-type="float" office:value="306.9" calcext:value-type="float">
            <text:p>306.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86.9" calcext:value-type="float">
            <text:p>186.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SOL</text:p>
          </table:table-cell>
          <table:table-cell office:value-type="float" office:value="2.078237573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4952.98" calcext:value-type="float">
            <text:p>4952.98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office:value-type="float" office:value="187.9" calcext:value-type="float">
            <text:p>187.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89.5" calcext:value-type="float">
            <text:p>189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7.977535" calcext:value-type="float">
            <text:p>167.98</text:p>
          </table:table-cell>
          <table:table-cell office:value-type="float" office:value="2.110772586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167.98" calcext:value-type="float">
            <text:p>167.98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167.98" calcext:value-type="float">
            <text:p>167.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200.1" calcext:value-type="float">
            <text:p>200.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9.243263233333" calcext:value-type="float">
            <text:p>169.24</text:p>
          </table:table-cell>
          <table:table-cell office:value-type="float" office:value="2.10505645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169.24" calcext:value-type="float">
            <text:p>169.24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169.24" calcext:value-type="float">
            <text:p>169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225.4" calcext:value-type="float">
            <text:p>225.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5.368525333333" calcext:value-type="float">
            <text:p>225.37</text:p>
          </table:table-cell>
          <table:table-cell office:value-type="float" office:value="2.09853852" calcext:value-type="float">
            <text:p>2.10</text:p>
          </table:table-cell>
          <table:table-cell office:value-type="float" office:value="1" calcext:value-type="float">
            <text:p>1</text:p>
          </table:table-cell>
          <table:table-cell office:value-type="float" office:value="225.37" calcext:value-type="float">
            <text:p>225.37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225.37" calcext:value-type="float">
            <text:p>225.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SOL</text:p>
          </table:table-cell>
          <table:table-cell office:value-type="float" office:value="2.082755035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12153.46" calcext:value-type="float">
            <text:p>12153.46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222.3" calcext:value-type="float">
            <text:p>222.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3.238804" calcext:value-type="float">
            <text:p>183.24</text:p>
          </table:table-cell>
          <table:table-cell office:value-type="float" office:value="2.089850948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 office:value-type="float" office:value="183.24" calcext:value-type="float">
            <text:p>183.24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183.24" calcext:value-type="float">
            <text:p>183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5.005995333333" calcext:value-type="float">
            <text:p>225.01</text:p>
          </table:table-cell>
          <table:table-cell office:value-type="float" office:value="2.113560047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225.01" calcext:value-type="float">
            <text:p>225.01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office:value-type="float" office:value="225.01" calcext:value-type="float">
            <text:p>225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</text:p>
          </table:table-cell>
          <table:table-cell table:formula="of:=AVERAGE([.B2:.B11])" office:value-type="float" office:value="225.19" calcext:value-type="float">
            <text:p>225.19</text:p>
          </table:table-cell>
          <table:table-cell table:number-columns-repeated="3"/>
          <table:table-cell table:formula="of:=AVERAGE([.F11];[.F10];[.F8];[.F7];[.F6];[.F3];[.F2])" office:value-type="float" office:value="198.289846961905" calcext:value-type="float">
            <text:p>198.29</text:p>
          </table:table-cell>
          <table:table-cell table:formula="of:=AVERAGE([.G11];[.G10];[.G8];[.G7];[.G6];[.G3];[.G2])" office:value-type="float" office:value="2.118125247" calcext:value-type="float">
            <text:p>2.12</text:p>
          </table:table-cell>
          <table:table-cell table:style-name="ce36" table:formula="of:=AVERAGE([.H11];[.H10];[.H8];[.H7];[.H6];[.H3];[.H2])" office:value-type="float" office:value="1" calcext:value-type="float">
            <text:p>1.00</text:p>
          </table:table-cell>
          <table:table-cell table:formula="of:=AVERAGE([.I11];[.I10];[.I8];[.I7];[.I6];[.I3];[.I2])" office:value-type="float" office:value="198.291428571429" calcext:value-type="float">
            <text:p>198.29</text:p>
          </table:table-cell>
          <table:table-cell table:formula="of:=AVERAGE([.J11];[.J10];[.J8];[.J7];[.J6];[.J3];[.J2])" office:value-type="float" office:value="0.825714285714286" calcext:value-type="float">
            <text:p>0.83</text:p>
          </table:table-cell>
          <table:table-cell table:style-name="ce36" table:formula="of:=AVERAGE([.K11];[.K10];[.K8];[.K7];[.K6];[.K3];[.K2])" office:value-type="float" office:value="1" calcext:value-type="float">
            <text:p>1.00</text:p>
          </table:table-cell>
          <table:table-cell table:formula="of:=AVERAGE([.L11];[.L10];[.L8];[.L7];[.L6];[.L3];[.L2])" office:value-type="float" office:value="198.291428571429" calcext:value-type="float">
            <text:p>198.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428.1" calcext:value-type="float">
            <text:p>428.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76.5352005" calcext:value-type="float">
            <text:p>376.54</text:p>
          </table:table-cell>
          <table:table-cell office:value-type="float" office:value="4.500879874" calcext:value-type="float">
            <text:p>4.50</text:p>
          </table:table-cell>
          <table:table-cell office:value-type="float" office:value="1" calcext:value-type="float">
            <text:p>1</text:p>
          </table:table-cell>
          <table:table-cell office:value-type="float" office:value="376.54" calcext:value-type="float">
            <text:p>376.54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376.54" calcext:value-type="float">
            <text:p>376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76" calcext:value-type="float">
            <text:p>47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SOL</text:p>
          </table:table-cell>
          <table:table-cell office:value-type="float" office:value="2.361063204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8383.5" calcext:value-type="float">
            <text:p>8383.50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399.1" calcext:value-type="float">
            <text:p>399.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SOL</text:p>
          </table:table-cell>
          <table:table-cell office:value-type="float" office:value="2.351469676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office:value-type="float" office:value="4714.05" calcext:value-type="float">
            <text:p>4714.05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400.1" calcext:value-type="float">
            <text:p>400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11.3" calcext:value-type="float">
            <text:p>411.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84.5608194" calcext:value-type="float">
            <text:p>384.56</text:p>
          </table:table-cell>
          <table:table-cell office:value-type="float" office:value="2.63780803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office:value-type="float" office:value="384.56" calcext:value-type="float">
            <text:p>384.56</text:p>
          </table:table-cell>
          <table:table-cell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384.56" calcext:value-type="float">
            <text:p>384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366.3" calcext:value-type="float">
            <text:p>366.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SOL</text:p>
          </table:table-cell>
          <table:table-cell office:value-type="float" office:value="2.327168575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2026.9" calcext:value-type="float">
            <text:p>2026.9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367.3" calcext:value-type="float">
            <text:p>367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447.8" calcext:value-type="float">
            <text:p>447.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SOL</text:p>
          </table:table-cell>
          <table:table-cell office:value-type="float" office:value="2.344399863" calcext:value-type="float">
            <text:p>2.34</text:p>
          </table:table-cell>
          <table:table-cell office:value-type="float" office:value="1" calcext:value-type="float">
            <text:p>1</text:p>
          </table:table-cell>
          <table:table-cell office:value-type="float" office:value="7798.94" calcext:value-type="float">
            <text:p>7798.94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448.8" calcext:value-type="float">
            <text:p>448.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28.7" calcext:value-type="float">
            <text:p>328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73.231138333333" calcext:value-type="float">
            <text:p>273.23</text:p>
          </table:table-cell>
          <table:table-cell office:value-type="float" office:value="2.378017147" calcext:value-type="float">
            <text:p>2.38</text:p>
          </table:table-cell>
          <table:table-cell office:value-type="float" office:value="1" calcext:value-type="float">
            <text:p>1</text:p>
          </table:table-cell>
          <table:table-cell office:value-type="float" office:value="273.23" calcext:value-type="float">
            <text:p>273.23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273.23" calcext:value-type="float">
            <text:p>273.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57.7" calcext:value-type="float">
            <text:p>357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14.206716766667" calcext:value-type="float">
            <text:p>314.21</text:p>
          </table:table-cell>
          <table:table-cell office:value-type="float" office:value="2.64139887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office:value-type="float" office:value="314.21" calcext:value-type="float">
            <text:p>314.21</text:p>
          </table:table-cell>
          <table:table-cell office:value-type="float" office:value="1.3" calcext:value-type="float">
            <text:p>1.30</text:p>
          </table:table-cell>
          <table:table-cell office:value-type="float" office:value="1" calcext:value-type="float">
            <text:p>1</text:p>
          </table:table-cell>
          <table:table-cell office:value-type="float" office:value="314.21" calcext:value-type="float">
            <text:p>314.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402.7" calcext:value-type="float">
            <text:p>402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32.798269966667" calcext:value-type="float">
            <text:p>332.80</text:p>
          </table:table-cell>
          <table:table-cell office:value-type="float" office:value="14.590698104" calcext:value-type="float">
            <text:p>14.59</text:p>
          </table:table-cell>
          <table:table-cell office:value-type="float" office:value="1" calcext:value-type="float">
            <text:p>1</text:p>
          </table:table-cell>
          <table:table-cell office:value-type="float" office:value="332.23" calcext:value-type="float">
            <text:p>332.23</text:p>
          </table:table-cell>
          <table:table-cell office:value-type="float" office:value="5.5" calcext:value-type="float">
            <text:p>5.50</text:p>
          </table:table-cell>
          <table:table-cell office:value-type="float" office:value="3" calcext:value-type="float">
            <text:p>3</text:p>
          </table:table-cell>
          <table:table-cell office:value-type="float" office:value="332.8" calcext:value-type="float">
            <text:p>332.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462.7" calcext:value-type="float">
            <text:p>462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88.775825333333" calcext:value-type="float">
            <text:p>388.78</text:p>
          </table:table-cell>
          <table:table-cell office:value-type="float" office:value="14.577441052" calcext:value-type="float">
            <text:p>14.58</text:p>
          </table:table-cell>
          <table:table-cell office:value-type="float" office:value="1" calcext:value-type="float">
            <text:p>1</text:p>
          </table:table-cell>
          <table:table-cell office:value-type="float" office:value="388.78" calcext:value-type="float">
            <text:p>388.78</text:p>
          </table:table-cell>
          <table:table-cell office:value-type="float" office:value="13.2" calcext:value-type="float">
            <text:p>13.20</text:p>
          </table:table-cell>
          <table:table-cell office:value-type="float" office:value="1" calcext:value-type="float">
            <text:p>1</text:p>
          </table:table-cell>
          <table:table-cell office:value-type="float" office:value="388.78" calcext:value-type="float">
            <text:p>388.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/>
          <table:table-cell table:formula="of:=AVERAGE([.F22];[.F21];[.F20];[.F19];[.F16];[.F13])" office:value-type="float" office:value="345.01799505" calcext:value-type="float">
            <text:p>345.02</text:p>
          </table:table-cell>
          <table:table-cell table:formula="of:=AVERAGE([.G22];[.G21];[.G20];[.G19];[.G16];[.G13])" office:value-type="float" office:value="6.8877071795" calcext:value-type="float">
            <text:p>6.89</text:p>
          </table:table-cell>
          <table:table-cell table:style-name="ce36" table:formula="of:=AVERAGE([.H22];[.H21];[.H20];[.H19];[.H16];[.H13])" office:value-type="float" office:value="1" calcext:value-type="float">
            <text:p>1.00</text:p>
          </table:table-cell>
          <table:table-cell table:formula="of:=AVERAGE([.I22];[.I21];[.I20];[.I19];[.I16];[.I13])" office:value-type="float" office:value="344.925" calcext:value-type="float">
            <text:p>344.93</text:p>
          </table:table-cell>
          <table:table-cell table:formula="of:=AVERAGE([.J22];[.J21];[.J20];[.J19];[.J16];[.J13])" office:value-type="float" office:value="4.24666666666667" calcext:value-type="float">
            <text:p>4.25</text:p>
          </table:table-cell>
          <table:table-cell table:style-name="ce36" table:formula="of:=AVERAGE([.K22];[.K21];[.K20];[.K19];[.K16];[.K13])" office:value-type="float" office:value="1.33333333333333" calcext:value-type="float">
            <text:p>1.33</text:p>
          </table:table-cell>
          <table:table-cell table:formula="of:=AVERAGE([.L22];[.L21];[.L20];[.L19];[.L16];[.L13])" office:value-type="float" office:value="345.02" calcext:value-type="float">
            <text:p>345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951" calcext:value-type="float">
            <text:p>95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SOL</text:p>
          </table:table-cell>
          <table:table-cell office:value-type="float" office:value="4.755572786" calcext:value-type="float">
            <text:p>4.76</text:p>
          </table:table-cell>
          <table:table-cell office:value-type="float" office:value="1" calcext:value-type="float">
            <text:p>1</text:p>
          </table:table-cell>
          <table:table-cell office:value-type="float" office:value="12455.32" calcext:value-type="float">
            <text:p>12455.32</text:p>
          </table:table-cell>
          <table:table-cell office:value-type="float" office:value="3.09" calcext:value-type="float">
            <text:p>3.09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577.9" calcext:value-type="float">
            <text:p>577.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28.496649066667" calcext:value-type="float">
            <text:p>528.50</text:p>
          </table:table-cell>
          <table:table-cell office:value-type="float" office:value="177.699845568" calcext:value-type="float">
            <text:p>177.70</text:p>
          </table:table-cell>
          <table:table-cell office:value-type="float" office:value="1" calcext:value-type="float">
            <text:p>1</text:p>
          </table:table-cell>
          <table:table-cell office:value-type="float" office:value="528.5" calcext:value-type="float">
            <text:p>528.50</text:p>
          </table:table-cell>
          <table:table-cell office:value-type="float" office:value="175.68" calcext:value-type="float">
            <text:p>175.68</text:p>
          </table:table-cell>
          <table:table-cell office:value-type="float" office:value="1" calcext:value-type="float">
            <text:p>1</text:p>
          </table:table-cell>
          <table:table-cell office:value-type="float" office:value="528.5" calcext:value-type="float">
            <text:p>528.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548.8" calcext:value-type="float">
            <text:p>548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66.468204766667" calcext:value-type="float">
            <text:p>466.47</text:p>
          </table:table-cell>
          <table:table-cell office:value-type="float" office:value="82.160086557" calcext:value-type="float">
            <text:p>82.16</text:p>
          </table:table-cell>
          <table:table-cell office:value-type="float" office:value="1" calcext:value-type="float">
            <text:p>1</text:p>
          </table:table-cell>
          <table:table-cell office:value-type="float" office:value="466.47" calcext:value-type="float">
            <text:p>466.47</text:p>
          </table:table-cell>
          <table:table-cell office:value-type="float" office:value="80.3" calcext:value-type="float">
            <text:p>80.30</text:p>
          </table:table-cell>
          <table:table-cell office:value-type="float" office:value="1" calcext:value-type="float">
            <text:p>1</text:p>
          </table:table-cell>
          <table:table-cell office:value-type="float" office:value="466.47" calcext:value-type="float">
            <text:p>466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13.3" calcext:value-type="float">
            <text:p>513.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SOL</text:p>
          </table:table-cell>
          <table:table-cell office:value-type="float" office:value="4.894038455" calcext:value-type="float">
            <text:p>4.89</text:p>
          </table:table-cell>
          <table:table-cell office:value-type="float" office:value="1" calcext:value-type="float">
            <text:p>1</text:p>
          </table:table-cell>
          <table:table-cell office:value-type="float" office:value="2406.51" calcext:value-type="float">
            <text:p>2406.51</text:p>
          </table:table-cell>
          <table:table-cell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float" office:value="514.3" calcext:value-type="float">
            <text:p>514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667.9" calcext:value-type="float">
            <text:p>667.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SOL</text:p>
          </table:table-cell>
          <table:table-cell office:value-type="float" office:value="5.571836458" calcext:value-type="float">
            <text:p>5.57</text:p>
          </table:table-cell>
          <table:table-cell office:value-type="float" office:value="1" calcext:value-type="float">
            <text:p>1</text:p>
          </table:table-cell>
          <table:table-cell office:value-type="float" office:value="6490.74" calcext:value-type="float">
            <text:p>6490.74</text:p>
          </table:table-cell>
          <table:table-cell office:value-type="float" office:value="3.92" calcext:value-type="float">
            <text:p>3.92</text:p>
          </table:table-cell>
          <table:table-cell office:value-type="float" office:value="1" calcext:value-type="float">
            <text:p>1</text:p>
          </table:table-cell>
          <table:table-cell office:value-type="float" office:value="668.9" calcext:value-type="float">
            <text:p>668.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838.9" calcext:value-type="float">
            <text:p>838.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SOL</text:p>
          </table:table-cell>
          <table:table-cell office:value-type="float" office:value="5.074410523" calcext:value-type="float">
            <text:p>5.07</text:p>
          </table:table-cell>
          <table:table-cell office:value-type="float" office:value="1" calcext:value-type="float">
            <text:p>1</text:p>
          </table:table-cell>
          <table:table-cell office:value-type="float" office:value="7480.9" calcext:value-type="float">
            <text:p>7480.90</text:p>
          </table:table-cell>
          <table:table-cell office:value-type="float" office:value="3.41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office:value-type="float" office:value="839.9" calcext:value-type="float">
            <text:p>839.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525.7" calcext:value-type="float">
            <text:p>525.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SOL</text:p>
          </table:table-cell>
          <table:table-cell office:value-type="float" office:value="4.569555367" calcext:value-type="float">
            <text:p>4.57</text:p>
          </table:table-cell>
          <table:table-cell office:value-type="float" office:value="1" calcext:value-type="float">
            <text:p>1</text:p>
          </table:table-cell>
          <table:table-cell office:value-type="float" office:value="2814.6" calcext:value-type="float">
            <text:p>2814.60</text:p>
          </table:table-cell>
          <table:table-cell office:value-type="float" office:value="2.91" calcext:value-type="float">
            <text:p>2.91</text:p>
          </table:table-cell>
          <table:table-cell office:value-type="float" office:value="1" calcext:value-type="float">
            <text:p>1</text:p>
          </table:table-cell>
          <table:table-cell office:value-type="float" office:value="526.7" calcext:value-type="float">
            <text:p>526.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71" calcext:value-type="float">
            <text:p>47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02.532691166667" calcext:value-type="float">
            <text:p>402.53</text:p>
          </table:table-cell>
          <table:table-cell office:value-type="float" office:value="99.249017138" calcext:value-type="float">
            <text:p>99.25</text:p>
          </table:table-cell>
          <table:table-cell office:value-type="float" office:value="1" calcext:value-type="float">
            <text:p>1</text:p>
          </table:table-cell>
          <table:table-cell office:value-type="float" office:value="402.53" calcext:value-type="float">
            <text:p>402.53</text:p>
          </table:table-cell>
          <table:table-cell office:value-type="float" office:value="97.33" calcext:value-type="float">
            <text:p>97.33</text:p>
          </table:table-cell>
          <table:table-cell office:value-type="float" office:value="1" calcext:value-type="float">
            <text:p>1</text:p>
          </table:table-cell>
          <table:table-cell office:value-type="float" office:value="402.53" calcext:value-type="float">
            <text:p>402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533.9" calcext:value-type="float">
            <text:p>533.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70.871591666667" calcext:value-type="float">
            <text:p>470.87</text:p>
          </table:table-cell>
          <table:table-cell office:value-type="float" office:value="273.951640246" calcext:value-type="float">
            <text:p>273.95</text:p>
          </table:table-cell>
          <table:table-cell office:value-type="float" office:value="1" calcext:value-type="float">
            <text:p>1</text:p>
          </table:table-cell>
          <table:table-cell office:value-type="float" office:value="465.96" calcext:value-type="float">
            <text:p>465.96</text:p>
          </table:table-cell>
          <table:table-cell office:value-type="float" office:value="233.42" calcext:value-type="float">
            <text:p>233.42</text:p>
          </table:table-cell>
          <table:table-cell office:value-type="float" office:value="3" calcext:value-type="float">
            <text:p>3</text:p>
          </table:table-cell>
          <table:table-cell office:value-type="float" office:value="470.87" calcext:value-type="float">
            <text:p>47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601.5" calcext:value-type="float">
            <text:p>601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SOL</text:p>
          </table:table-cell>
          <table:table-cell office:value-type="float" office:value="4.680627325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office:value-type="float" office:value="1065.42" calcext:value-type="float">
            <text:p>1065.42</text:p>
          </table:table-cell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  <table:table-cell office:value-type="float" office:value="602.5" calcext:value-type="float">
            <text:p>602.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  <table:table-cell table:formula="of:=AVERAGE([.F32];[.F31];[.F26];[.F25])" office:value-type="float" office:value="467.092284166667" calcext:value-type="float">
            <text:p>467.09</text:p>
          </table:table-cell>
          <table:table-cell table:formula="of:=AVERAGE([.G32];[.G31];[.G26];[.G25])" office:value-type="float" office:value="158.26514737725" calcext:value-type="float">
            <text:p>158.27</text:p>
          </table:table-cell>
          <table:table-cell table:style-name="ce36" table:formula="of:=AVERAGE([.H32];[.H31];[.H26];[.H25])" office:value-type="float" office:value="1" calcext:value-type="float">
            <text:p>1.00</text:p>
          </table:table-cell>
          <table:table-cell table:formula="of:=AVERAGE([.I32];[.I31];[.I26];[.I25])" office:value-type="float" office:value="465.865" calcext:value-type="float">
            <text:p>465.87</text:p>
          </table:table-cell>
          <table:table-cell table:formula="of:=AVERAGE([.J32];[.J31];[.J26];[.J25])" office:value-type="float" office:value="146.6825" calcext:value-type="float">
            <text:p>146.68</text:p>
          </table:table-cell>
          <table:table-cell table:style-name="ce36" table:formula="of:=AVERAGE([.K32];[.K31];[.K26];[.K25])" office:value-type="float" office:value="1.5" calcext:value-type="float">
            <text:p>1.50</text:p>
          </table:table-cell>
          <table:table-cell table:formula="of:=AVERAGE([.L32];[.L31];[.L26];[.L25])" office:value-type="float" office:value="467.0925" calcext:value-type="float">
            <text:p>467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186.2" calcext:value-type="float">
            <text:p>1186.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SOL</text:p>
          </table:table-cell>
          <table:table-cell office:value-type="float" office:value="10.991792459" calcext:value-type="float">
            <text:p>10.99</text:p>
          </table:table-cell>
          <table:table-cell office:value-type="float" office:value="1" calcext:value-type="float">
            <text:p>1</text:p>
          </table:table-cell>
          <table:table-cell office:value-type="float" office:value="8057.02" calcext:value-type="float">
            <text:p>8057.02</text:p>
          </table:table-cell>
          <table:table-cell office:value-type="float" office:value="8.41" calcext:value-type="float">
            <text:p>8.41</text:p>
          </table:table-cell>
          <table:table-cell office:value-type="float" office:value="1" calcext:value-type="float">
            <text:p>1</text:p>
          </table:table-cell>
          <table:table-cell office:value-type="float" office:value="1187.2" calcext:value-type="float">
            <text:p>1187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685.9" calcext:value-type="float">
            <text:p>685.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56.9352749" calcext:value-type="float">
            <text:p>556.94</text:p>
          </table:table-cell>
          <table:table-cell office:value-type="float" office:value="319.531442202" calcext:value-type="float">
            <text:p>319.53</text:p>
          </table:table-cell>
          <table:table-cell office:value-type="float" office:value="1" calcext:value-type="float">
            <text:p>1</text:p>
          </table:table-cell>
          <table:table-cell office:value-type="float" office:value="556.92" calcext:value-type="float">
            <text:p>556.92</text:p>
          </table:table-cell>
          <table:table-cell office:value-type="float" office:value="186.83" calcext:value-type="float">
            <text:p>186.83</text:p>
          </table:table-cell>
          <table:table-cell office:value-type="float" office:value="13" calcext:value-type="float">
            <text:p>13</text:p>
          </table:table-cell>
          <table:table-cell office:value-type="float" office:value="556.94" calcext:value-type="float">
            <text:p>556.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635.7" calcext:value-type="float">
            <text:p>635.7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26.578339266667" calcext:value-type="float">
            <text:p>526.58</text:p>
          </table:table-cell>
          <table:table-cell office:value-type="float" office:value="366.099677107" calcext:value-type="float">
            <text:p>366.10</text:p>
          </table:table-cell>
          <table:table-cell office:value-type="float" office:value="1" calcext:value-type="float">
            <text:p>1</text:p>
          </table:table-cell>
          <table:table-cell office:value-type="float" office:value="525.22" calcext:value-type="float">
            <text:p>525.22</text:p>
          </table:table-cell>
          <table:table-cell office:value-type="float" office:value="192.02" calcext:value-type="float">
            <text:p>192.02</text:p>
          </table:table-cell>
          <table:table-cell office:value-type="float" office:value="3" calcext:value-type="float">
            <text:p>3</text:p>
          </table:table-cell>
          <table:table-cell office:value-type="float" office:value="526.58" calcext:value-type="float">
            <text:p>526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804.5" calcext:value-type="float">
            <text:p>804.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SOL</text:p>
          </table:table-cell>
          <table:table-cell office:value-type="float" office:value="12.170836921" calcext:value-type="float">
            <text:p>12.17</text:p>
          </table:table-cell>
          <table:table-cell office:value-type="float" office:value="1" calcext:value-type="float">
            <text:p>1</text:p>
          </table:table-cell>
          <table:table-cell office:value-type="float" office:value="4869.06" calcext:value-type="float">
            <text:p>4869.06</text:p>
          </table:table-cell>
          <table:table-cell office:value-type="float" office:value="9.99" calcext:value-type="float">
            <text:p>9.99</text:p>
          </table:table-cell>
          <table:table-cell office:value-type="float" office:value="1" calcext:value-type="float">
            <text:p>1</text:p>
          </table:table-cell>
          <table:table-cell office:value-type="float" office:value="805.5" calcext:value-type="float">
            <text:p>805.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689.4" calcext:value-type="float">
            <text:p>689.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46.1777026" calcext:value-type="float">
            <text:p>546.18</text:p>
          </table:table-cell>
          <table:table-cell office:value-type="float" office:value="238.365025281" calcext:value-type="float">
            <text:p>238.37</text:p>
          </table:table-cell>
          <table:table-cell office:value-type="float" office:value="1" calcext:value-type="float">
            <text:p>1</text:p>
          </table:table-cell>
          <table:table-cell office:value-type="float" office:value="545.79" calcext:value-type="float">
            <text:p>545.79</text:p>
          </table:table-cell>
          <table:table-cell office:value-type="float" office:value="198.12" calcext:value-type="float">
            <text:p>198.12</text:p>
          </table:table-cell>
          <table:table-cell office:value-type="float" office:value="3" calcext:value-type="float">
            <text:p>3</text:p>
          </table:table-cell>
          <table:table-cell office:value-type="float" office:value="546.18" calcext:value-type="float">
            <text:p>546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727.6" calcext:value-type="float">
            <text:p>727.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27.614583333333" calcext:value-type="float">
            <text:p>627.61</text:p>
          </table:table-cell>
          <table:table-cell office:value-type="float" office:value="578.961379725" calcext:value-type="float">
            <text:p>578.96</text:p>
          </table:table-cell>
          <table:table-cell office:value-type="float" office:value="1" calcext:value-type="float">
            <text:p>1</text:p>
          </table:table-cell>
          <table:table-cell office:value-type="float" office:value="623.6" calcext:value-type="float">
            <text:p>623.60</text:p>
          </table:table-cell>
          <table:table-cell office:value-type="float" office:value="308.67" calcext:value-type="float">
            <text:p>308.67</text:p>
          </table:table-cell>
          <table:table-cell office:value-type="float" office:value="3" calcext:value-type="float">
            <text:p>3</text:p>
          </table:table-cell>
          <table:table-cell office:value-type="float" office:value="627.61" calcext:value-type="float">
            <text:p>627.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590.6" calcext:value-type="float">
            <text:p>590.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489.8248956" calcext:value-type="float">
            <text:p>489.82</text:p>
          </table:table-cell>
          <table:table-cell office:value-type="float" office:value="123.468736072" calcext:value-type="float">
            <text:p>123.47</text:p>
          </table:table-cell>
          <table:table-cell office:value-type="float" office:value="1" calcext:value-type="float">
            <text:p>1</text:p>
          </table:table-cell>
          <table:table-cell office:value-type="float" office:value="489.82" calcext:value-type="float">
            <text:p>489.82</text:p>
          </table:table-cell>
          <table:table-cell office:value-type="float" office:value="118.97" calcext:value-type="float">
            <text:p>118.97</text:p>
          </table:table-cell>
          <table:table-cell office:value-type="float" office:value="1" calcext:value-type="float">
            <text:p>1</text:p>
          </table:table-cell>
          <table:table-cell office:value-type="float" office:value="489.82" calcext:value-type="float">
            <text:p>489.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657.8" calcext:value-type="float">
            <text:p>657.8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59.107675233333" calcext:value-type="float">
            <text:p>559.11</text:p>
          </table:table-cell>
          <table:table-cell office:value-type="float" office:value="2808.930312045" calcext:value-type="float">
            <text:p>2808.93</text:p>
          </table:table-cell>
          <table:table-cell office:value-type="float" office:value="1" calcext:value-type="float">
            <text:p>1</text:p>
          </table:table-cell>
          <table:table-cell office:value-type="float" office:value="557.06" calcext:value-type="float">
            <text:p>557.06</text:p>
          </table:table-cell>
          <table:table-cell office:value-type="float" office:value="471.72" calcext:value-type="float">
            <text:p>471.72</text:p>
          </table:table-cell>
          <table:table-cell office:value-type="float" office:value="11" calcext:value-type="float">
            <text:p>11</text:p>
          </table:table-cell>
          <table:table-cell office:value-type="float" office:value="559.11" calcext:value-type="float">
            <text:p>559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704.5" calcext:value-type="float">
            <text:p>704.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66.010126200001" calcext:value-type="float">
            <text:p>566.01</text:p>
          </table:table-cell>
          <table:table-cell office:value-type="float" office:value="276.52437423" calcext:value-type="float">
            <text:p>276.52</text:p>
          </table:table-cell>
          <table:table-cell office:value-type="float" office:value="1" calcext:value-type="float">
            <text:p>1</text:p>
          </table:table-cell>
          <table:table-cell office:value-type="float" office:value="564.41" calcext:value-type="float">
            <text:p>564.41</text:p>
          </table:table-cell>
          <table:table-cell office:value-type="float" office:value="232.78" calcext:value-type="float">
            <text:p>232.78</text:p>
          </table:table-cell>
          <table:table-cell office:value-type="float" office:value="3" calcext:value-type="float">
            <text:p>3</text:p>
          </table:table-cell>
          <table:table-cell office:value-type="float" office:value="566.01" calcext:value-type="float">
            <text:p>566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203" calcext:value-type="float">
            <text:p>120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SOL</text:p>
          </table:table-cell>
          <table:table-cell office:value-type="float" office:value="12.793106784" calcext:value-type="float">
            <text:p>12.79</text:p>
          </table:table-cell>
          <table:table-cell office:value-type="float" office:value="1" calcext:value-type="float">
            <text:p>1</text:p>
          </table:table-cell>
          <table:table-cell office:value-type="float" office:value="7623.45" calcext:value-type="float">
            <text:p>7623.45</text:p>
          </table:table-cell>
          <table:table-cell office:value-type="float" office:value="10.62" calcext:value-type="float">
            <text:p>10.62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4"/>
          <table:table-cell table:formula="of:=AVERAGE([.F43];[.F42];[.F41];[.F40];[.F39];[.F37];[.F36])" office:value-type="float" office:value="553.178371019048" calcext:value-type="float">
            <text:p>553.18</text:p>
          </table:table-cell>
          <table:table-cell table:formula="of:=AVERAGE([.G43];[.G42];[.G41];[.G40];[.G39];[.G37];[.G36])" office:value-type="float" office:value="673.125849523143" calcext:value-type="float">
            <text:p>673.13</text:p>
          </table:table-cell>
          <table:table-cell table:style-name="ce36" table:formula="of:=AVERAGE([.H43];[.H42];[.H41];[.H40];[.H39];[.H37];[.H36])" office:value-type="float" office:value="1" calcext:value-type="float">
            <text:p>1.00</text:p>
          </table:table-cell>
          <table:table-cell table:formula="of:=AVERAGE([.I43];[.I42];[.I41];[.I40];[.I39];[.I37];[.I36])" office:value-type="float" office:value="551.831428571429" calcext:value-type="float">
            <text:p>551.83</text:p>
          </table:table-cell>
          <table:table-cell table:formula="of:=AVERAGE([.J43];[.J42];[.J41];[.J40];[.J39];[.J37];[.J36])" office:value-type="float" office:value="244.158571428571" calcext:value-type="float">
            <text:p>244.16</text:p>
          </table:table-cell>
          <table:table-cell table:style-name="ce36" table:formula="of:=AVERAGE([.K43];[.K42];[.K41];[.K40];[.K39];[.K37];[.K36])" office:value-type="float" office:value="5.28571428571429" calcext:value-type="float">
            <text:p>5.29</text:p>
          </table:table-cell>
          <table:table-cell table:formula="of:=AVERAGE([.L43];[.L42];[.L41];[.L40];[.L39];[.L37];[.L36])" office:value-type="float" office:value="553.178571428571" calcext:value-type="float">
            <text:p>553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329" calcext:value-type="float">
            <text:p>132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SOL</text:p>
          </table:table-cell>
          <table:table-cell office:value-type="float" office:value="25.661947714" calcext:value-type="float">
            <text:p>25.66</text:p>
          </table:table-cell>
          <table:table-cell office:value-type="float" office:value="1" calcext:value-type="float">
            <text:p>1</text:p>
          </table:table-cell>
          <table:table-cell office:value-type="float" office:value="6659.87" calcext:value-type="float">
            <text:p>6659.87</text:p>
          </table:table-cell>
          <table:table-cell office:value-type="float" office:value="22.35" calcext:value-type="float">
            <text:p>22.35</text:p>
          </table:table-cell>
          <table:table-cell office:value-type="float" office:value="1" calcext:value-type="float">
            <text:p>1</text:p>
          </table:table-cell>
          <table:table-cell office:value-type="float" office:value="1330" calcext:value-type="float">
            <text:p>133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42.3" calcext:value-type="float">
            <text:p>842.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41.962166666667" calcext:value-type="float">
            <text:p>641.96</text:p>
          </table:table-cell>
          <table:table-cell office:value-type="float" office:value="856.965042536" calcext:value-type="float">
            <text:p>856.97</text:p>
          </table:table-cell>
          <table:table-cell office:value-type="float" office:value="1" calcext:value-type="float">
            <text:p>1</text:p>
          </table:table-cell>
          <table:table-cell office:value-type="float" office:value="641.25" calcext:value-type="float">
            <text:p>641.25</text:p>
          </table:table-cell>
          <table:table-cell office:value-type="float" office:value="580.52" calcext:value-type="float">
            <text:p>580.52</text:p>
          </table:table-cell>
          <table:table-cell office:value-type="float" office:value="3" calcext:value-type="float">
            <text:p>3</text:p>
          </table:table-cell>
          <table:table-cell office:value-type="float" office:value="641.96" calcext:value-type="float">
            <text:p>641.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785.8" calcext:value-type="float">
            <text:p>785.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34.623643333333" calcext:value-type="float">
            <text:p>634.62</text:p>
          </table:table-cell>
          <table:table-cell office:value-type="float" office:value="2049.494081609" calcext:value-type="float">
            <text:p>2049.49</text:p>
          </table:table-cell>
          <table:table-cell office:value-type="float" office:value="1" calcext:value-type="float">
            <text:p>1</text:p>
          </table:table-cell>
          <table:table-cell office:value-type="float" office:value="627.58" calcext:value-type="float">
            <text:p>627.58</text:p>
          </table:table-cell>
          <table:table-cell office:value-type="float" office:value="353.62" calcext:value-type="float">
            <text:p>353.62</text:p>
          </table:table-cell>
          <table:table-cell office:value-type="float" office:value="7" calcext:value-type="float">
            <text:p>7</text:p>
          </table:table-cell>
          <table:table-cell office:value-type="float" office:value="634.62" calcext:value-type="float">
            <text:p>634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85.46379" calcext:value-type="float">
            <text:p>585.46</text:p>
          </table:table-cell>
          <table:table-cell table:style-name="ce38" office:value-type="float" office:value="28953.429101418" calcext:value-type="float">
            <text:p>28,953.43</text:p>
          </table:table-cell>
          <table:table-cell office:value-type="float" office:value="1" calcext:value-type="float">
            <text:p>1</text:p>
          </table:table-cell>
          <table:table-cell office:value-type="float" office:value="581.99" calcext:value-type="float">
            <text:p>581.99</text:p>
          </table:table-cell>
          <table:table-cell office:value-type="float" office:value="416.23" calcext:value-type="float">
            <text:p>416.23</text:p>
          </table:table-cell>
          <table:table-cell office:value-type="float" office:value="439" calcext:value-type="float">
            <text:p>439</text:p>
          </table:table-cell>
          <table:table-cell office:value-type="float" office:value="585.46" calcext:value-type="float">
            <text:p>585.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772.9" calcext:value-type="float">
            <text:p>772.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98.375383333333" calcext:value-type="float">
            <text:p>598.38</text:p>
          </table:table-cell>
          <table:table-cell office:value-type="float" office:value="3290.903537071" calcext:value-type="float">
            <text:p>3290.90</text:p>
          </table:table-cell>
          <table:table-cell office:value-type="float" office:value="1" calcext:value-type="float">
            <text:p>1</text:p>
          </table:table-cell>
          <table:table-cell office:value-type="float" office:value="592.85" calcext:value-type="float">
            <text:p>592.85</text:p>
          </table:table-cell>
          <table:table-cell office:value-type="float" office:value="533.64" calcext:value-type="float">
            <text:p>533.64</text:p>
          </table:table-cell>
          <table:table-cell office:value-type="float" office:value="7" calcext:value-type="float">
            <text:p>7</text:p>
          </table:table-cell>
          <table:table-cell office:value-type="float" office:value="598.38" calcext:value-type="float">
            <text:p>598.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785.4" calcext:value-type="float">
            <text:p>785.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34.089166666667" calcext:value-type="float">
            <text:p>634.09</text:p>
          </table:table-cell>
          <table:table-cell office:value-type="float" office:value="925.133722214" calcext:value-type="float">
            <text:p>925.13</text:p>
          </table:table-cell>
          <table:table-cell office:value-type="float" office:value="1" calcext:value-type="float">
            <text:p>1</text:p>
          </table:table-cell>
          <table:table-cell office:value-type="float" office:value="631.98" calcext:value-type="float">
            <text:p>631.98</text:p>
          </table:table-cell>
          <table:table-cell office:value-type="float" office:value="294.96" calcext:value-type="float">
            <text:p>294.96</text:p>
          </table:table-cell>
          <table:table-cell office:value-type="float" office:value="5" calcext:value-type="float">
            <text:p>5</text:p>
          </table:table-cell>
          <table:table-cell office:value-type="float" office:value="634.09" calcext:value-type="float">
            <text:p>634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707.3" calcext:value-type="float">
            <text:p>707.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60.463753333333" calcext:value-type="float">
            <text:p>560.46</text:p>
          </table:table-cell>
          <table:table-cell office:value-type="float" office:value="482.399341757" calcext:value-type="float">
            <text:p>482.40</text:p>
          </table:table-cell>
          <table:table-cell office:value-type="float" office:value="1" calcext:value-type="float">
            <text:p>1</text:p>
          </table:table-cell>
          <table:table-cell office:value-type="float" office:value="559.71" calcext:value-type="float">
            <text:p>559.71</text:p>
          </table:table-cell>
          <table:table-cell office:value-type="float" office:value="387.33" calcext:value-type="float">
            <text:p>387.33</text:p>
          </table:table-cell>
          <table:table-cell office:value-type="float" office:value="3" calcext:value-type="float">
            <text:p>3</text:p>
          </table:table-cell>
          <table:table-cell office:value-type="float" office:value="560.46" calcext:value-type="float">
            <text:p>560.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743.6" calcext:value-type="float">
            <text:p>743.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91.385046666667" calcext:value-type="float">
            <text:p>591.39</text:p>
          </table:table-cell>
          <table:table-cell office:value-type="float" office:value="9841.5239197" calcext:value-type="float">
            <text:p>9841.52</text:p>
          </table:table-cell>
          <table:table-cell office:value-type="float" office:value="1" calcext:value-type="float">
            <text:p>1</text:p>
          </table:table-cell>
          <table:table-cell office:value-type="float" office:value="586.47" calcext:value-type="float">
            <text:p>586.47</text:p>
          </table:table-cell>
          <table:table-cell office:value-type="float" office:value="521.67" calcext:value-type="float">
            <text:p>521.67</text:p>
          </table:table-cell>
          <table:table-cell office:value-type="float" office:value="23" calcext:value-type="float">
            <text:p>23</text:p>
          </table:table-cell>
          <table:table-cell office:value-type="float" office:value="591.39" calcext:value-type="float">
            <text:p>591.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910.7" calcext:value-type="float">
            <text:p>910.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724.507953333333" calcext:value-type="float">
            <text:p>724.51</text:p>
          </table:table-cell>
          <table:table-cell table:style-name="ce38" office:value-type="float" office:value="73157.540249346" calcext:value-type="float">
            <text:p>73,157.54</text:p>
          </table:table-cell>
          <table:table-cell office:value-type="float" office:value="1" calcext:value-type="float">
            <text:p>1</text:p>
          </table:table-cell>
          <table:table-cell office:value-type="float" office:value="717.29" calcext:value-type="float">
            <text:p>717.29</text:p>
          </table:table-cell>
          <table:table-cell office:value-type="float" office:value="404.97" calcext:value-type="float">
            <text:p>404.97</text:p>
          </table:table-cell>
          <table:table-cell office:value-type="float" office:value="369" calcext:value-type="float">
            <text:p>369</text:p>
          </table:table-cell>
          <table:table-cell office:value-type="float" office:value="724.51" calcext:value-type="float">
            <text:p>724.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819.3" calcext:value-type="float">
            <text:p>819.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77.32638" calcext:value-type="float">
            <text:p>677.33</text:p>
          </table:table-cell>
          <table:table-cell office:value-type="float" office:value="6475.429330656" calcext:value-type="float">
            <text:p>6475.43</text:p>
          </table:table-cell>
          <table:table-cell office:value-type="float" office:value="1" calcext:value-type="float">
            <text:p>1</text:p>
          </table:table-cell>
          <table:table-cell office:value-type="float" office:value="667.26" calcext:value-type="float">
            <text:p>667.26</text:p>
          </table:table-cell>
          <table:table-cell office:value-type="float" office:value="587" calcext:value-type="float">
            <text:p>587.00</text:p>
          </table:table-cell>
          <table:table-cell office:value-type="float" office:value="15" calcext:value-type="float">
            <text:p>15</text:p>
          </table:table-cell>
          <table:table-cell office:value-type="float" office:value="677.33" calcext:value-type="float">
            <text:p>677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formula="of:=AVERAGE([.F47:.F55])" office:value-type="float" office:value="627.577475925926" calcext:value-type="float">
            <text:p>627.58</text:p>
          </table:table-cell>
          <table:table-cell table:style-name="ce38" table:formula="of:=AVERAGE([.G47:.G55])" office:value-type="float" office:value="14003.6464807008" calcext:value-type="float">
            <text:p>14,003.65</text:p>
          </table:table-cell>
          <table:table-cell table:style-name="ce36" table:formula="of:=AVERAGE([.H47:.H55])" office:value-type="float" office:value="1" calcext:value-type="float">
            <text:p>1.00</text:p>
          </table:table-cell>
          <table:table-cell table:formula="of:=AVERAGE([.I47:.I55])" office:value-type="float" office:value="622.931111111111" calcext:value-type="float">
            <text:p>622.93</text:p>
          </table:table-cell>
          <table:table-cell table:formula="of:=AVERAGE([.J47:.J55])" office:value-type="float" office:value="453.326666666667" calcext:value-type="float">
            <text:p>453.33</text:p>
          </table:table-cell>
          <table:table-cell table:style-name="ce36" table:formula="of:=AVERAGE([.K47:.K55])" office:value-type="float" office:value="96.7777777777778" calcext:value-type="float">
            <text:p>96.78</text:p>
          </table:table-cell>
          <table:table-cell table:formula="of:=AVERAGE([.L47:.L55])" office:value-type="float" office:value="627.577777777778" calcext:value-type="float">
            <text:p>627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O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O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Legen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NOSOL</text:p>
          </table:table-cell>
          <table:table-cell table:style-name="ce33" office:value-type="string" calcext:value-type="string" table:number-columns-spanned="5" table:number-rows-spanned="1">
            <text:p>No solution to the VRPTW due to infeasible time windows</text:p>
          </table:table-cell>
          <table:covered-table-cell table:number-columns-repeated="3" table:style-name="ce32"/>
          <table:covered-table-cell table:style-name="ce37"/>
          <table:table-cell table:number-columns-repeated="1018"/>
        </table:table-row>
        <table:table-row table:style-name="ro1">
          <table:table-cell table:style-name="ce32" office:value-type="string" calcext:value-type="string">
            <text:p>OOM</text:p>
          </table:table-cell>
          <table:table-cell table:style-name="ce33" office:value-type="string" calcext:value-type="string" table:number-columns-spanned="5" table:number-rows-spanned="1">
            <text:p>Out of memory of the benchmark computer</text:p>
          </table:table-cell>
          <table:covered-table-cell table:number-columns-repeated="3" table:style-name="ce32"/>
          <table:covered-table-cell table:style-name="ce37"/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atted (appx)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6" table:default-cell-style-name="ce36"/>
        <table:table-column table:style-name="co7" table:default-cell-style-name="ce36"/>
        <table:table-column table:style-name="co11" table:default-cell-style-name="Default"/>
        <table:table-column table:style-name="co16" table:default-cell-style-name="ce36"/>
        <table:table-column table:style-name="co9" table:default-cell-style-name="ce36"/>
        <table:table-column table:style-name="co13" table:number-columns-repeated="1012" table:default-cell-style-name="Default"/>
        <table:table-row table:style-name="ro2">
          <table:table-cell table:style-name="ce30" office:value-type="string" calcext:value-type="string">
            <text:p>Instance</text:p>
          </table:table-cell>
          <table:table-cell table:style-name="ce30" office:value-type="string" calcext:value-type="string">
            <text:p>UB</text:p>
            <text:p>(cutoff)</text:p>
          </table:table-cell>
          <table:table-cell table:style-name="ce30" office:value-type="string" calcext:value-type="string">
            <text:p>#</text:p>
            <text:p>patients</text:p>
          </table:table-cell>
          <table:table-cell table:style-name="ce30" office:value-type="string" calcext:value-type="string">
            <text:p>#</text:p>
            <text:p>vehicles</text:p>
          </table:table-cell>
          <table:table-cell table:style-name="ce35" office:value-type="string" calcext:value-type="string">
            <text:p>Cost</text:p>
          </table:table-cell>
          <table:table-cell table:style-name="ce35" office:value-type="string" calcext:value-type="string">
            <text:p>Build + solve</text:p>
            <text:p>time (sec)</text:p>
          </table:table-cell>
          <table:table-cell table:style-name="ce30" office:value-type="string" calcext:value-type="string">
            <text:p>BCP</text:p>
            <text:p>nodes</text:p>
          </table:table-cell>
          <table:table-cell table:style-name="ce35" office:value-type="string" calcext:value-type="string">
            <text:p>RMP time </text:p>
            <text:p>(sec)</text:p>
          </table:table-cell>
          <table:table-cell table:style-name="ce35" office:value-type="string" calcext:value-type="string">
            <text:p>Root cost </text:p>
            <text:p>(RMP)</text:p>
          </table:table-cell>
          <table:table-cell table:style-name="ce30" table:number-columns-repeated="1012"/>
        </table:table-row>
        <table:table-row table:style-name="ro1">
          <table:table-cell table:style-name="ce39" office:value-type="string" calcext:value-type="string">
            <text:p>A1</text:p>
          </table:table-cell>
          <table:table-cell table:style-name="ce39" office:value-type="float" office:value="218.2" calcext:value-type="float">
            <text:p>218.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209.506281" calcext:value-type="float">
            <text:p>209.51</text:p>
          </table:table-cell>
          <table:table-cell table:style-name="ce40" office:value-type="float" office:value="2.198321954" calcext:value-type="float">
            <text:p>2.20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0.92" calcext:value-type="float">
            <text:p>0.92</text:p>
          </table:table-cell>
          <table:table-cell table:style-name="ce40" office:value-type="float" office:value="209.51" calcext:value-type="float">
            <text:p>209.51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A2</text:p>
          </table:table-cell>
          <table:table-cell table:style-name="ce39" office:value-type="float" office:value="246.6" calcext:value-type="float">
            <text:p>246.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207.688524833333" calcext:value-type="float">
            <text:p>207.69</text:p>
          </table:table-cell>
          <table:table-cell table:style-name="ce40" office:value-type="float" office:value="2.110776224" calcext:value-type="float">
            <text:p>2.11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0.81" calcext:value-type="float">
            <text:p>0.81</text:p>
          </table:table-cell>
          <table:table-cell table:style-name="ce40" office:value-type="float" office:value="207.69" calcext:value-type="float">
            <text:p>207.69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A3</text:p>
          </table:table-cell>
          <table:table-cell table:style-name="ce39" office:value-type="float" office:value="305.9" calcext:value-type="float">
            <text:p>305.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2.091381172" calcext:value-type="float">
            <text:p>2.09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0.8" calcext:value-type="float">
            <text:p>0.80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A4</text:p>
          </table:table-cell>
          <table:table-cell table:style-name="ce39" office:value-type="float" office:value="186.9" calcext:value-type="float">
            <text:p>186.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2.078237573" calcext:value-type="float">
            <text:p>2.08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0.8" calcext:value-type="float">
            <text:p>0.80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A5</text:p>
          </table:table-cell>
          <table:table-cell table:style-name="ce39" office:value-type="float" office:value="189.5" calcext:value-type="float">
            <text:p>189.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167.977535" calcext:value-type="float">
            <text:p>167.98</text:p>
          </table:table-cell>
          <table:table-cell table:style-name="ce40" office:value-type="float" office:value="2.110772586" calcext:value-type="float">
            <text:p>2.11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0.82" calcext:value-type="float">
            <text:p>0.82</text:p>
          </table:table-cell>
          <table:table-cell table:style-name="ce40" office:value-type="float" office:value="167.98" calcext:value-type="float">
            <text:p>167.98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A6</text:p>
          </table:table-cell>
          <table:table-cell table:style-name="ce39" office:value-type="float" office:value="200.1" calcext:value-type="float">
            <text:p>200.1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169.243263233333" calcext:value-type="float">
            <text:p>169.24</text:p>
          </table:table-cell>
          <table:table-cell table:style-name="ce40" office:value-type="float" office:value="2.10505645" calcext:value-type="float">
            <text:p>2.11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0.81" calcext:value-type="float">
            <text:p>0.81</text:p>
          </table:table-cell>
          <table:table-cell table:style-name="ce40" office:value-type="float" office:value="169.24" calcext:value-type="float">
            <text:p>169.24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A7</text:p>
          </table:table-cell>
          <table:table-cell table:style-name="ce39" office:value-type="float" office:value="225.4" calcext:value-type="float">
            <text:p>225.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225.368525333333" calcext:value-type="float">
            <text:p>225.37</text:p>
          </table:table-cell>
          <table:table-cell table:style-name="ce40" office:value-type="float" office:value="2.09853852" calcext:value-type="float">
            <text:p>2.10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0.81" calcext:value-type="float">
            <text:p>0.81</text:p>
          </table:table-cell>
          <table:table-cell table:style-name="ce40" office:value-type="float" office:value="225.37" calcext:value-type="float">
            <text:p>225.37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A8</text:p>
          </table:table-cell>
          <table:table-cell table:style-name="ce39" office:value-type="float" office:value="232" calcext:value-type="float">
            <text:p>23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2.082755035" calcext:value-type="float">
            <text:p>2.08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0.8" calcext:value-type="float">
            <text:p>0.80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A9</text:p>
          </table:table-cell>
          <table:table-cell table:style-name="ce39" office:value-type="float" office:value="222.3" calcext:value-type="float">
            <text:p>222.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183.238804" calcext:value-type="float">
            <text:p>183.24</text:p>
          </table:table-cell>
          <table:table-cell table:style-name="ce40" office:value-type="float" office:value="2.089850948" calcext:value-type="float">
            <text:p>2.09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0.81" calcext:value-type="float">
            <text:p>0.81</text:p>
          </table:table-cell>
          <table:table-cell table:style-name="ce40" office:value-type="float" office:value="183.24" calcext:value-type="float">
            <text:p>183.24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A10</text:p>
          </table:table-cell>
          <table:table-cell table:style-name="ce39" office:value-type="float" office:value="225" calcext:value-type="float">
            <text:p>22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225.005995333333" calcext:value-type="float">
            <text:p>225.01</text:p>
          </table:table-cell>
          <table:table-cell table:style-name="ce40" office:value-type="float" office:value="2.113560047" calcext:value-type="float">
            <text:p>2.11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0.8" calcext:value-type="float">
            <text:p>0.80</text:p>
          </table:table-cell>
          <table:table-cell table:style-name="ce40" office:value-type="float" office:value="225.01" calcext:value-type="float">
            <text:p>225.01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A</text:p>
          </table:table-cell>
          <table:table-cell table:style-name="ce39" table:formula="of:=AVERAGE([.B2:.B11])" office:value-type="float" office:value="225.19" calcext:value-type="float">
            <text:p>225.19</text:p>
          </table:table-cell>
          <table:table-cell table:style-name="ce39" table:number-columns-repeated="2"/>
          <table:table-cell table:style-name="ce40" table:formula="of:=AVERAGE([.E11];[.E10];[.E8];[.E7];[.E6];[.E3];[.E2])" office:value-type="float" office:value="198.289846961905" calcext:value-type="float">
            <text:p>198.29</text:p>
          </table:table-cell>
          <table:table-cell table:style-name="ce40" table:formula="of:=AVERAGE([.F11];[.F10];[.F8];[.F7];[.F6];[.F3];[.F2])" office:value-type="float" office:value="2.118125247" calcext:value-type="float">
            <text:p>2.12</text:p>
          </table:table-cell>
          <table:table-cell table:style-name="ce40" table:formula="of:=AVERAGE([.G11];[.G10];[.G8];[.G7];[.G6];[.G3];[.G2])" office:value-type="float" office:value="1" calcext:value-type="float">
            <text:p>1.00</text:p>
          </table:table-cell>
          <table:table-cell table:style-name="ce40" table:formula="of:=AVERAGE([.H11];[.H10];[.H8];[.H7];[.H6];[.H3];[.H2])" office:value-type="float" office:value="0.825714285714286" calcext:value-type="float">
            <text:p>0.83</text:p>
          </table:table-cell>
          <table:table-cell table:style-name="ce40" table:formula="of:=AVERAGE([.I11];[.I10];[.I8];[.I7];[.I6];[.I3];[.I2])" office:value-type="float" office:value="198.291428571429" calcext:value-type="float">
            <text:p>198.29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B1</text:p>
          </table:table-cell>
          <table:table-cell table:style-name="ce39" office:value-type="float" office:value="428.1" calcext:value-type="float">
            <text:p>428.1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" calcext:value-type="float">
            <text:p>5</text:p>
          </table:table-cell>
          <table:table-cell table:style-name="ce40" office:value-type="float" office:value="376.5352005" calcext:value-type="float">
            <text:p>376.54</text:p>
          </table:table-cell>
          <table:table-cell table:style-name="ce40" office:value-type="float" office:value="4.500879874" calcext:value-type="float">
            <text:p>4.50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3.16" calcext:value-type="float">
            <text:p>3.16</text:p>
          </table:table-cell>
          <table:table-cell table:style-name="ce40" office:value-type="float" office:value="376.54" calcext:value-type="float">
            <text:p>376.54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B2</text:p>
          </table:table-cell>
          <table:table-cell table:style-name="ce39" office:value-type="float" office:value="476" calcext:value-type="float">
            <text:p>476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" calcext:value-type="float">
            <text:p>5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2.361063204" calcext:value-type="float">
            <text:p>2.36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1.03" calcext:value-type="float">
            <text:p>1.03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B3</text:p>
          </table:table-cell>
          <table:table-cell table:style-name="ce39" office:value-type="float" office:value="399.1" calcext:value-type="float">
            <text:p>399.1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" calcext:value-type="float">
            <text:p>5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2.351469676" calcext:value-type="float">
            <text:p>2.35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1.03" calcext:value-type="float">
            <text:p>1.03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B4</text:p>
          </table:table-cell>
          <table:table-cell table:style-name="ce39" office:value-type="float" office:value="411.3" calcext:value-type="float">
            <text:p>411.3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" calcext:value-type="float">
            <text:p>5</text:p>
          </table:table-cell>
          <table:table-cell table:style-name="ce40" office:value-type="float" office:value="384.5608194" calcext:value-type="float">
            <text:p>384.56</text:p>
          </table:table-cell>
          <table:table-cell table:style-name="ce40" office:value-type="float" office:value="2.63780803" calcext:value-type="float">
            <text:p>2.64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1.28" calcext:value-type="float">
            <text:p>1.28</text:p>
          </table:table-cell>
          <table:table-cell table:style-name="ce40" office:value-type="float" office:value="384.56" calcext:value-type="float">
            <text:p>384.56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B5</text:p>
          </table:table-cell>
          <table:table-cell table:style-name="ce39" office:value-type="float" office:value="366.3" calcext:value-type="float">
            <text:p>366.3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" calcext:value-type="float">
            <text:p>5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2.327168575" calcext:value-type="float">
            <text:p>2.33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1.01" calcext:value-type="float">
            <text:p>1.01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B6</text:p>
          </table:table-cell>
          <table:table-cell table:style-name="ce39" office:value-type="float" office:value="447.8" calcext:value-type="float">
            <text:p>447.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" calcext:value-type="float">
            <text:p>5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2.344399863" calcext:value-type="float">
            <text:p>2.34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1.01" calcext:value-type="float">
            <text:p>1.01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B7</text:p>
          </table:table-cell>
          <table:table-cell table:style-name="ce39" office:value-type="float" office:value="328.7" calcext:value-type="float">
            <text:p>328.7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" calcext:value-type="float">
            <text:p>5</text:p>
          </table:table-cell>
          <table:table-cell table:style-name="ce40" office:value-type="float" office:value="273.231138333333" calcext:value-type="float">
            <text:p>273.23</text:p>
          </table:table-cell>
          <table:table-cell table:style-name="ce40" office:value-type="float" office:value="2.378017147" calcext:value-type="float">
            <text:p>2.38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1.04" calcext:value-type="float">
            <text:p>1.04</text:p>
          </table:table-cell>
          <table:table-cell table:style-name="ce40" office:value-type="float" office:value="273.23" calcext:value-type="float">
            <text:p>273.23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B8</text:p>
          </table:table-cell>
          <table:table-cell table:style-name="ce39" office:value-type="float" office:value="357.7" calcext:value-type="float">
            <text:p>357.7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" calcext:value-type="float">
            <text:p>5</text:p>
          </table:table-cell>
          <table:table-cell table:style-name="ce40" office:value-type="float" office:value="314.206716766667" calcext:value-type="float">
            <text:p>314.21</text:p>
          </table:table-cell>
          <table:table-cell table:style-name="ce40" office:value-type="float" office:value="2.64139887" calcext:value-type="float">
            <text:p>2.64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1.3" calcext:value-type="float">
            <text:p>1.30</text:p>
          </table:table-cell>
          <table:table-cell table:style-name="ce40" office:value-type="float" office:value="314.21" calcext:value-type="float">
            <text:p>314.21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B9</text:p>
          </table:table-cell>
          <table:table-cell table:style-name="ce39" office:value-type="float" office:value="402.7" calcext:value-type="float">
            <text:p>402.7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" calcext:value-type="float">
            <text:p>5</text:p>
          </table:table-cell>
          <table:table-cell table:style-name="ce40" office:value-type="float" office:value="332.798269966667" calcext:value-type="float">
            <text:p>332.80</text:p>
          </table:table-cell>
          <table:table-cell table:style-name="ce40" office:value-type="float" office:value="14.590698104" calcext:value-type="float">
            <text:p>14.59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5.5" calcext:value-type="float">
            <text:p>5.50</text:p>
          </table:table-cell>
          <table:table-cell table:style-name="ce40" office:value-type="float" office:value="332.23" calcext:value-type="float">
            <text:p>332.23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B10</text:p>
          </table:table-cell>
          <table:table-cell table:style-name="ce39" office:value-type="float" office:value="462.7" calcext:value-type="float">
            <text:p>462.7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" calcext:value-type="float">
            <text:p>5</text:p>
          </table:table-cell>
          <table:table-cell table:style-name="ce40" office:value-type="float" office:value="388.775825333333" calcext:value-type="float">
            <text:p>388.78</text:p>
          </table:table-cell>
          <table:table-cell table:style-name="ce40" office:value-type="float" office:value="14.577441052" calcext:value-type="float">
            <text:p>14.58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13.2" calcext:value-type="float">
            <text:p>13.20</text:p>
          </table:table-cell>
          <table:table-cell table:style-name="ce40" office:value-type="float" office:value="388.78" calcext:value-type="float">
            <text:p>388.78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B</text:p>
          </table:table-cell>
          <table:table-cell table:style-name="ce39" table:number-columns-repeated="3"/>
          <table:table-cell table:style-name="ce40" table:formula="of:=AVERAGE([.E22];[.E21];[.E20];[.E19];[.E16];[.E13])" office:value-type="float" office:value="345.01799505" calcext:value-type="float">
            <text:p>345.02</text:p>
          </table:table-cell>
          <table:table-cell table:style-name="ce40" table:formula="of:=AVERAGE([.F22];[.F21];[.F20];[.F19];[.F16];[.F13])" office:value-type="float" office:value="6.8877071795" calcext:value-type="float">
            <text:p>6.89</text:p>
          </table:table-cell>
          <table:table-cell table:style-name="ce40" table:formula="of:=AVERAGE([.G22];[.G21];[.G20];[.G19];[.G16];[.G13])" office:value-type="float" office:value="1.33333333333333" calcext:value-type="float">
            <text:p>1.33</text:p>
          </table:table-cell>
          <table:table-cell table:style-name="ce40" table:formula="of:=AVERAGE([.H22];[.H21];[.H20];[.H19];[.H16];[.H13])" office:value-type="float" office:value="4.24666666666667" calcext:value-type="float">
            <text:p>4.25</text:p>
          </table:table-cell>
          <table:table-cell table:style-name="ce40" table:formula="of:=AVERAGE([.I22];[.I21];[.I20];[.I19];[.I16];[.I13])" office:value-type="float" office:value="344.925" calcext:value-type="float">
            <text:p>344.93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C1</text:p>
          </table:table-cell>
          <table:table-cell table:style-name="ce39" office:value-type="float" office:value="951" calcext:value-type="float">
            <text:p>95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4.755572786" calcext:value-type="float">
            <text:p>4.76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3.09" calcext:value-type="float">
            <text:p>3.09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C2</text:p>
          </table:table-cell>
          <table:table-cell table:style-name="ce39" office:value-type="float" office:value="577.9" calcext:value-type="float">
            <text:p>577.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40" office:value-type="float" office:value="528.496649066667" calcext:value-type="float">
            <text:p>528.50</text:p>
          </table:table-cell>
          <table:table-cell table:style-name="ce40" office:value-type="float" office:value="177.699845568" calcext:value-type="float">
            <text:p>177.70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175.68" calcext:value-type="float">
            <text:p>175.68</text:p>
          </table:table-cell>
          <table:table-cell table:style-name="ce40" office:value-type="float" office:value="528.5" calcext:value-type="float">
            <text:p>528.50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C3</text:p>
          </table:table-cell>
          <table:table-cell table:style-name="ce39" office:value-type="float" office:value="548.8" calcext:value-type="float">
            <text:p>548.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40" office:value-type="float" office:value="466.468204766667" calcext:value-type="float">
            <text:p>466.47</text:p>
          </table:table-cell>
          <table:table-cell table:style-name="ce40" office:value-type="float" office:value="82.160086557" calcext:value-type="float">
            <text:p>82.16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80.3" calcext:value-type="float">
            <text:p>80.30</text:p>
          </table:table-cell>
          <table:table-cell table:style-name="ce40" office:value-type="float" office:value="466.47" calcext:value-type="float">
            <text:p>466.47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C4</text:p>
          </table:table-cell>
          <table:table-cell table:style-name="ce39" office:value-type="float" office:value="513.3" calcext:value-type="float">
            <text:p>513.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4.894038455" calcext:value-type="float">
            <text:p>4.89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3.24" calcext:value-type="float">
            <text:p>3.24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C5</text:p>
          </table:table-cell>
          <table:table-cell table:style-name="ce39" office:value-type="float" office:value="667.9" calcext:value-type="float">
            <text:p>667.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5.571836458" calcext:value-type="float">
            <text:p>5.57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3.92" calcext:value-type="float">
            <text:p>3.92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C6</text:p>
          </table:table-cell>
          <table:table-cell table:style-name="ce39" office:value-type="float" office:value="838.9" calcext:value-type="float">
            <text:p>838.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5.074410523" calcext:value-type="float">
            <text:p>5.07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3.41" calcext:value-type="float">
            <text:p>3.41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C7</text:p>
          </table:table-cell>
          <table:table-cell table:style-name="ce39" office:value-type="float" office:value="525.7" calcext:value-type="float">
            <text:p>525.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4.569555367" calcext:value-type="float">
            <text:p>4.57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2.91" calcext:value-type="float">
            <text:p>2.91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C8</text:p>
          </table:table-cell>
          <table:table-cell table:style-name="ce39" office:value-type="float" office:value="471" calcext:value-type="float">
            <text:p>47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40" office:value-type="float" office:value="402.532691166667" calcext:value-type="float">
            <text:p>402.53</text:p>
          </table:table-cell>
          <table:table-cell table:style-name="ce40" office:value-type="float" office:value="99.249017138" calcext:value-type="float">
            <text:p>99.25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97.33" calcext:value-type="float">
            <text:p>97.33</text:p>
          </table:table-cell>
          <table:table-cell table:style-name="ce40" office:value-type="float" office:value="402.53" calcext:value-type="float">
            <text:p>402.53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C9</text:p>
          </table:table-cell>
          <table:table-cell table:style-name="ce39" office:value-type="float" office:value="533.9" calcext:value-type="float">
            <text:p>533.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40" office:value-type="float" office:value="470.871591666667" calcext:value-type="float">
            <text:p>470.87</text:p>
          </table:table-cell>
          <table:table-cell table:style-name="ce40" office:value-type="float" office:value="273.951640246" calcext:value-type="float">
            <text:p>273.95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233.42" calcext:value-type="float">
            <text:p>233.42</text:p>
          </table:table-cell>
          <table:table-cell table:style-name="ce40" office:value-type="float" office:value="465.96" calcext:value-type="float">
            <text:p>465.96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C10</text:p>
          </table:table-cell>
          <table:table-cell table:style-name="ce39" office:value-type="float" office:value="601.5" calcext:value-type="float">
            <text:p>601.5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4.680627325" calcext:value-type="float">
            <text:p>4.68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3.04" calcext:value-type="float">
            <text:p>3.04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C</text:p>
          </table:table-cell>
          <table:table-cell table:style-name="ce39" table:number-columns-repeated="3"/>
          <table:table-cell table:style-name="ce40" table:formula="of:=AVERAGE([.E32];[.E31];[.E26];[.E25])" office:value-type="float" office:value="467.092284166667" calcext:value-type="float">
            <text:p>467.09</text:p>
          </table:table-cell>
          <table:table-cell table:style-name="ce40" table:formula="of:=AVERAGE([.F32];[.F31];[.F26];[.F25])" office:value-type="float" office:value="158.26514737725" calcext:value-type="float">
            <text:p>158.27</text:p>
          </table:table-cell>
          <table:table-cell table:style-name="ce40" table:formula="of:=AVERAGE([.G32];[.G31];[.G26];[.G25])" office:value-type="float" office:value="1.5" calcext:value-type="float">
            <text:p>1.50</text:p>
          </table:table-cell>
          <table:table-cell table:style-name="ce40" table:formula="of:=AVERAGE([.H32];[.H31];[.H26];[.H25])" office:value-type="float" office:value="146.6825" calcext:value-type="float">
            <text:p>146.68</text:p>
          </table:table-cell>
          <table:table-cell table:style-name="ce40" table:formula="of:=AVERAGE([.I32];[.I31];[.I26];[.I25])" office:value-type="float" office:value="465.865" calcext:value-type="float">
            <text:p>465.87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D1</text:p>
          </table:table-cell>
          <table:table-cell table:style-name="ce39" office:value-type="float" office:value="1186.2" calcext:value-type="float">
            <text:p>1186.2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5" calcext:value-type="float">
            <text:p>15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10.991792459" calcext:value-type="float">
            <text:p>10.99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8.41" calcext:value-type="float">
            <text:p>8.41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D2</text:p>
          </table:table-cell>
          <table:table-cell table:style-name="ce39" office:value-type="float" office:value="685.9" calcext:value-type="float">
            <text:p>685.9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5" calcext:value-type="float">
            <text:p>15</text:p>
          </table:table-cell>
          <table:table-cell table:style-name="ce40" office:value-type="float" office:value="556.9352749" calcext:value-type="float">
            <text:p>556.94</text:p>
          </table:table-cell>
          <table:table-cell table:style-name="ce40" office:value-type="float" office:value="319.531442202" calcext:value-type="float">
            <text:p>319.53</text:p>
          </table:table-cell>
          <table:table-cell table:style-name="ce39" office:value-type="float" office:value="13" calcext:value-type="float">
            <text:p>13</text:p>
          </table:table-cell>
          <table:table-cell table:style-name="ce40" office:value-type="float" office:value="186.83" calcext:value-type="float">
            <text:p>186.83</text:p>
          </table:table-cell>
          <table:table-cell table:style-name="ce40" office:value-type="float" office:value="556.92" calcext:value-type="float">
            <text:p>556.92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D3</text:p>
          </table:table-cell>
          <table:table-cell table:style-name="ce39" office:value-type="float" office:value="635.7" calcext:value-type="float">
            <text:p>635.7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5" calcext:value-type="float">
            <text:p>15</text:p>
          </table:table-cell>
          <table:table-cell table:style-name="ce40" office:value-type="float" office:value="526.578339266667" calcext:value-type="float">
            <text:p>526.58</text:p>
          </table:table-cell>
          <table:table-cell table:style-name="ce40" office:value-type="float" office:value="366.099677107" calcext:value-type="float">
            <text:p>366.10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192.02" calcext:value-type="float">
            <text:p>192.02</text:p>
          </table:table-cell>
          <table:table-cell table:style-name="ce40" office:value-type="float" office:value="525.22" calcext:value-type="float">
            <text:p>525.22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D4</text:p>
          </table:table-cell>
          <table:table-cell table:style-name="ce39" office:value-type="float" office:value="804.5" calcext:value-type="float">
            <text:p>804.5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5" calcext:value-type="float">
            <text:p>15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12.170836921" calcext:value-type="float">
            <text:p>12.17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9.99" calcext:value-type="float">
            <text:p>9.99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D5</text:p>
          </table:table-cell>
          <table:table-cell table:style-name="ce39" office:value-type="float" office:value="689.4" calcext:value-type="float">
            <text:p>689.4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5" calcext:value-type="float">
            <text:p>15</text:p>
          </table:table-cell>
          <table:table-cell table:style-name="ce40" office:value-type="float" office:value="546.1777026" calcext:value-type="float">
            <text:p>546.18</text:p>
          </table:table-cell>
          <table:table-cell table:style-name="ce40" office:value-type="float" office:value="238.365025281" calcext:value-type="float">
            <text:p>238.37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198.12" calcext:value-type="float">
            <text:p>198.12</text:p>
          </table:table-cell>
          <table:table-cell table:style-name="ce40" office:value-type="float" office:value="545.79" calcext:value-type="float">
            <text:p>545.79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D6</text:p>
          </table:table-cell>
          <table:table-cell table:style-name="ce39" office:value-type="float" office:value="727.6" calcext:value-type="float">
            <text:p>727.6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5" calcext:value-type="float">
            <text:p>15</text:p>
          </table:table-cell>
          <table:table-cell table:style-name="ce40" office:value-type="float" office:value="627.614583333333" calcext:value-type="float">
            <text:p>627.61</text:p>
          </table:table-cell>
          <table:table-cell table:style-name="ce40" office:value-type="float" office:value="578.961379725" calcext:value-type="float">
            <text:p>578.96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308.67" calcext:value-type="float">
            <text:p>308.67</text:p>
          </table:table-cell>
          <table:table-cell table:style-name="ce40" office:value-type="float" office:value="623.6" calcext:value-type="float">
            <text:p>623.60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D7</text:p>
          </table:table-cell>
          <table:table-cell table:style-name="ce39" office:value-type="float" office:value="590.6" calcext:value-type="float">
            <text:p>590.6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5" calcext:value-type="float">
            <text:p>15</text:p>
          </table:table-cell>
          <table:table-cell table:style-name="ce40" office:value-type="float" office:value="489.8248956" calcext:value-type="float">
            <text:p>489.82</text:p>
          </table:table-cell>
          <table:table-cell table:style-name="ce40" office:value-type="float" office:value="123.468736072" calcext:value-type="float">
            <text:p>123.47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118.97" calcext:value-type="float">
            <text:p>118.97</text:p>
          </table:table-cell>
          <table:table-cell table:style-name="ce40" office:value-type="float" office:value="489.82" calcext:value-type="float">
            <text:p>489.82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D8</text:p>
          </table:table-cell>
          <table:table-cell table:style-name="ce39" office:value-type="float" office:value="657.8" calcext:value-type="float">
            <text:p>657.8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5" calcext:value-type="float">
            <text:p>15</text:p>
          </table:table-cell>
          <table:table-cell table:style-name="ce40" office:value-type="float" office:value="559.107675233333" calcext:value-type="float">
            <text:p>559.11</text:p>
          </table:table-cell>
          <table:table-cell table:style-name="ce40" office:value-type="float" office:value="2808.930312045" calcext:value-type="float">
            <text:p>2808.93</text:p>
          </table:table-cell>
          <table:table-cell table:style-name="ce39" office:value-type="float" office:value="11" calcext:value-type="float">
            <text:p>11</text:p>
          </table:table-cell>
          <table:table-cell table:style-name="ce40" office:value-type="float" office:value="471.72" calcext:value-type="float">
            <text:p>471.72</text:p>
          </table:table-cell>
          <table:table-cell table:style-name="ce40" office:value-type="float" office:value="557.06" calcext:value-type="float">
            <text:p>557.06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D9</text:p>
          </table:table-cell>
          <table:table-cell table:style-name="ce39" office:value-type="float" office:value="704.5" calcext:value-type="float">
            <text:p>704.5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5" calcext:value-type="float">
            <text:p>15</text:p>
          </table:table-cell>
          <table:table-cell table:style-name="ce40" office:value-type="float" office:value="566.010126200001" calcext:value-type="float">
            <text:p>566.01</text:p>
          </table:table-cell>
          <table:table-cell table:style-name="ce40" office:value-type="float" office:value="276.52437423" calcext:value-type="float">
            <text:p>276.52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232.78" calcext:value-type="float">
            <text:p>232.78</text:p>
          </table:table-cell>
          <table:table-cell table:style-name="ce40" office:value-type="float" office:value="564.41" calcext:value-type="float">
            <text:p>564.41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D10</text:p>
          </table:table-cell>
          <table:table-cell table:style-name="ce39" office:value-type="float" office:value="1203" calcext:value-type="float">
            <text:p>1203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5" calcext:value-type="float">
            <text:p>15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12.793106784" calcext:value-type="float">
            <text:p>12.79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10.62" calcext:value-type="float">
            <text:p>10.62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D</text:p>
          </table:table-cell>
          <table:table-cell table:style-name="ce39" table:number-columns-repeated="3"/>
          <table:table-cell table:style-name="ce40" table:formula="of:=AVERAGE([.E43];[.E42];[.E41];[.E40];[.E39];[.E37];[.E36])" office:value-type="float" office:value="553.178371019048" calcext:value-type="float">
            <text:p>553.18</text:p>
          </table:table-cell>
          <table:table-cell table:style-name="ce40" table:formula="of:=AVERAGE([.F43];[.F42];[.F41];[.F40];[.F39];[.F37];[.F36])" office:value-type="float" office:value="673.125849523143" calcext:value-type="float">
            <text:p>673.13</text:p>
          </table:table-cell>
          <table:table-cell table:style-name="ce40" table:formula="of:=AVERAGE([.G43];[.G42];[.G41];[.G40];[.G39];[.G37];[.G36])" office:value-type="float" office:value="5.28571428571429" calcext:value-type="float">
            <text:p>5.29</text:p>
          </table:table-cell>
          <table:table-cell table:style-name="ce40" table:formula="of:=AVERAGE([.H43];[.H42];[.H41];[.H40];[.H39];[.H37];[.H36])" office:value-type="float" office:value="244.158571428571" calcext:value-type="float">
            <text:p>244.16</text:p>
          </table:table-cell>
          <table:table-cell table:style-name="ce40" table:formula="of:=AVERAGE([.I43];[.I42];[.I41];[.I40];[.I39];[.I37];[.I36])" office:value-type="float" office:value="551.831428571429" calcext:value-type="float">
            <text:p>551.83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E1</text:p>
          </table:table-cell>
          <table:table-cell table:style-name="ce39" office:value-type="float" office:value="1329" calcext:value-type="float">
            <text:p>1329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40" office:value-type="string" calcext:value-type="string">
            <text:p>Infeasible</text:p>
          </table:table-cell>
          <table:table-cell table:style-name="ce40" office:value-type="float" office:value="25.661947714" calcext:value-type="float">
            <text:p>25.66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22.35" calcext:value-type="float">
            <text:p>22.35</text:p>
          </table:table-cell>
          <table:table-cell table:style-name="ce40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E2</text:p>
          </table:table-cell>
          <table:table-cell table:style-name="ce39" office:value-type="float" office:value="842.3" calcext:value-type="float">
            <text:p>842.3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40" office:value-type="float" office:value="641.962166666667" calcext:value-type="float">
            <text:p>641.96</text:p>
          </table:table-cell>
          <table:table-cell table:style-name="ce40" office:value-type="float" office:value="856.965042536" calcext:value-type="float">
            <text:p>856.97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580.52" calcext:value-type="float">
            <text:p>580.52</text:p>
          </table:table-cell>
          <table:table-cell table:style-name="ce40" office:value-type="float" office:value="641.25" calcext:value-type="float">
            <text:p>641.25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E3</text:p>
          </table:table-cell>
          <table:table-cell table:style-name="ce39" office:value-type="float" office:value="785.8" calcext:value-type="float">
            <text:p>785.8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40" office:value-type="float" office:value="634.623643333333" calcext:value-type="float">
            <text:p>634.62</text:p>
          </table:table-cell>
          <table:table-cell table:style-name="ce40" office:value-type="float" office:value="2049.494081609" calcext:value-type="float">
            <text:p>2049.49</text:p>
          </table:table-cell>
          <table:table-cell table:style-name="ce39" office:value-type="float" office:value="7" calcext:value-type="float">
            <text:p>7</text:p>
          </table:table-cell>
          <table:table-cell table:style-name="ce40" office:value-type="float" office:value="353.62" calcext:value-type="float">
            <text:p>353.62</text:p>
          </table:table-cell>
          <table:table-cell table:style-name="ce40" office:value-type="float" office:value="627.58" calcext:value-type="float">
            <text:p>627.58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E4</text:p>
          </table:table-cell>
          <table:table-cell table:style-name="ce39" office:value-type="float" office:value="709" calcext:value-type="float">
            <text:p>709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40" office:value-type="float" office:value="585.46379" calcext:value-type="float">
            <text:p>585.46</text:p>
          </table:table-cell>
          <table:table-cell table:style-name="ce41" office:value-type="float" office:value="28953.429101418" calcext:value-type="float">
            <text:p>28,953.43</text:p>
          </table:table-cell>
          <table:table-cell table:style-name="ce39" office:value-type="float" office:value="439" calcext:value-type="float">
            <text:p>439</text:p>
          </table:table-cell>
          <table:table-cell table:style-name="ce40" office:value-type="float" office:value="416.23" calcext:value-type="float">
            <text:p>416.23</text:p>
          </table:table-cell>
          <table:table-cell table:style-name="ce40" office:value-type="float" office:value="581.99" calcext:value-type="float">
            <text:p>581.99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E5</text:p>
          </table:table-cell>
          <table:table-cell table:style-name="ce39" office:value-type="float" office:value="772.9" calcext:value-type="float">
            <text:p>772.9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40" office:value-type="float" office:value="598.375383333333" calcext:value-type="float">
            <text:p>598.38</text:p>
          </table:table-cell>
          <table:table-cell table:style-name="ce40" office:value-type="float" office:value="3290.903537071" calcext:value-type="float">
            <text:p>3290.90</text:p>
          </table:table-cell>
          <table:table-cell table:style-name="ce39" office:value-type="float" office:value="7" calcext:value-type="float">
            <text:p>7</text:p>
          </table:table-cell>
          <table:table-cell table:style-name="ce40" office:value-type="float" office:value="533.64" calcext:value-type="float">
            <text:p>533.64</text:p>
          </table:table-cell>
          <table:table-cell table:style-name="ce40" office:value-type="float" office:value="592.85" calcext:value-type="float">
            <text:p>592.85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E6</text:p>
          </table:table-cell>
          <table:table-cell table:style-name="ce39" office:value-type="float" office:value="785.4" calcext:value-type="float">
            <text:p>785.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40" office:value-type="float" office:value="634.089166666667" calcext:value-type="float">
            <text:p>634.09</text:p>
          </table:table-cell>
          <table:table-cell table:style-name="ce40" office:value-type="float" office:value="925.133722214" calcext:value-type="float">
            <text:p>925.13</text:p>
          </table:table-cell>
          <table:table-cell table:style-name="ce39" office:value-type="float" office:value="5" calcext:value-type="float">
            <text:p>5</text:p>
          </table:table-cell>
          <table:table-cell table:style-name="ce40" office:value-type="float" office:value="294.96" calcext:value-type="float">
            <text:p>294.96</text:p>
          </table:table-cell>
          <table:table-cell table:style-name="ce40" office:value-type="float" office:value="631.98" calcext:value-type="float">
            <text:p>631.98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E7</text:p>
          </table:table-cell>
          <table:table-cell table:style-name="ce39" office:value-type="float" office:value="707.3" calcext:value-type="float">
            <text:p>707.3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40" office:value-type="float" office:value="560.463753333333" calcext:value-type="float">
            <text:p>560.46</text:p>
          </table:table-cell>
          <table:table-cell table:style-name="ce40" office:value-type="float" office:value="482.399341757" calcext:value-type="float">
            <text:p>482.40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387.33" calcext:value-type="float">
            <text:p>387.33</text:p>
          </table:table-cell>
          <table:table-cell table:style-name="ce40" office:value-type="float" office:value="559.71" calcext:value-type="float">
            <text:p>559.71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E8</text:p>
          </table:table-cell>
          <table:table-cell table:style-name="ce39" office:value-type="float" office:value="743.6" calcext:value-type="float">
            <text:p>743.6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40" office:value-type="float" office:value="591.385046666667" calcext:value-type="float">
            <text:p>591.39</text:p>
          </table:table-cell>
          <table:table-cell table:style-name="ce40" office:value-type="float" office:value="9841.5239197" calcext:value-type="float">
            <text:p>9841.52</text:p>
          </table:table-cell>
          <table:table-cell table:style-name="ce39" office:value-type="float" office:value="23" calcext:value-type="float">
            <text:p>23</text:p>
          </table:table-cell>
          <table:table-cell table:style-name="ce40" office:value-type="float" office:value="521.67" calcext:value-type="float">
            <text:p>521.67</text:p>
          </table:table-cell>
          <table:table-cell table:style-name="ce40" office:value-type="float" office:value="586.47" calcext:value-type="float">
            <text:p>586.47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E9</text:p>
          </table:table-cell>
          <table:table-cell table:style-name="ce39" office:value-type="float" office:value="910.7" calcext:value-type="float">
            <text:p>910.7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40" office:value-type="float" office:value="724.507953333333" calcext:value-type="float">
            <text:p>724.51</text:p>
          </table:table-cell>
          <table:table-cell table:style-name="ce41" office:value-type="float" office:value="73157.540249346" calcext:value-type="float">
            <text:p>73,157.54</text:p>
          </table:table-cell>
          <table:table-cell table:style-name="ce39" office:value-type="float" office:value="369" calcext:value-type="float">
            <text:p>369</text:p>
          </table:table-cell>
          <table:table-cell table:style-name="ce40" office:value-type="float" office:value="404.97" calcext:value-type="float">
            <text:p>404.97</text:p>
          </table:table-cell>
          <table:table-cell table:style-name="ce40" office:value-type="float" office:value="717.29" calcext:value-type="float">
            <text:p>717.29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E10</text:p>
          </table:table-cell>
          <table:table-cell table:style-name="ce39" office:value-type="float" office:value="819.3" calcext:value-type="float">
            <text:p>819.3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40" office:value-type="float" office:value="677.32638" calcext:value-type="float">
            <text:p>677.33</text:p>
          </table:table-cell>
          <table:table-cell table:style-name="ce40" office:value-type="float" office:value="6475.429330656" calcext:value-type="float">
            <text:p>6475.43</text:p>
          </table:table-cell>
          <table:table-cell table:style-name="ce39" office:value-type="float" office:value="15" calcext:value-type="float">
            <text:p>15</text:p>
          </table:table-cell>
          <table:table-cell table:style-name="ce40" office:value-type="float" office:value="587" calcext:value-type="float">
            <text:p>587.00</text:p>
          </table:table-cell>
          <table:table-cell table:style-name="ce40" office:value-type="float" office:value="667.26" calcext:value-type="float">
            <text:p>667.26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E</text:p>
          </table:table-cell>
          <table:table-cell table:style-name="ce39" table:number-columns-repeated="3"/>
          <table:table-cell table:style-name="ce40" table:formula="of:=AVERAGE([.E47:.E55])" office:value-type="float" office:value="627.577475925926" calcext:value-type="float">
            <text:p>627.58</text:p>
          </table:table-cell>
          <table:table-cell table:style-name="ce41" table:formula="of:=AVERAGE([.F47:.F55])" office:value-type="float" office:value="14003.6464807008" calcext:value-type="float">
            <text:p>14,003.65</text:p>
          </table:table-cell>
          <table:table-cell table:style-name="ce40" table:formula="of:=AVERAGE([.G47:.G55])" office:value-type="float" office:value="96.7777777777778" calcext:value-type="float">
            <text:p>96.78</text:p>
          </table:table-cell>
          <table:table-cell table:style-name="ce40" table:formula="of:=AVERAGE([.H47:.H55])" office:value-type="float" office:value="453.326666666667" calcext:value-type="float">
            <text:p>453.33</text:p>
          </table:table-cell>
          <table:table-cell table:style-name="ce40" table:formula="of:=AVERAGE([.I47:.I55])" office:value-type="float" office:value="622.931111111111" calcext:value-type="float">
            <text:p>622.93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F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30" calcext:value-type="float">
            <text:p>30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4" table:style-name="ce39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G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40" calcext:value-type="float">
            <text:p>40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4" table:style-name="ce39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1">
          <table:table-cell table:style-name="ce31" office:value-type="string" calcext:value-type="string">
            <text:p>Legend</text:p>
          </table:table-cell>
          <table:table-cell table:number-columns-repeated="1020"/>
        </table:table-row>
        <table:table-row table:style-name="ro1">
          <table:table-cell table:style-name="ce32" office:value-type="string" calcext:value-type="string">
            <text:p>Infeasible</text:p>
          </table:table-cell>
          <table:table-cell table:style-name="ce33" office:value-type="string" calcext:value-type="string" table:number-columns-spanned="4" table:number-rows-spanned="1">
            <text:p>No solution to the VRPTW due to infeasible time windows</text:p>
          </table:table-cell>
          <table:covered-table-cell table:number-columns-repeated="2" table:style-name="ce32"/>
          <table:covered-table-cell table:style-name="ce37"/>
          <table:table-cell table:number-columns-repeated="1016"/>
        </table:table-row>
        <table:table-row table:style-name="ro1">
          <table:table-cell table:style-name="ce32" office:value-type="string" calcext:value-type="string">
            <text:p>OOM</text:p>
          </table:table-cell>
          <table:table-cell table:style-name="ce33" office:value-type="string" calcext:value-type="string" table:number-columns-spanned="4" table:number-rows-spanned="1">
            <text:p>Out of memory of the benchmark computer</text:p>
          </table:table-cell>
          <table:covered-table-cell table:number-columns-repeated="2" table:style-name="ce32"/>
          <table:covered-table-cell table:style-name="ce37"/>
          <table:table-cell table:number-columns-repeated="1016"/>
        </table:table-row>
        <table:table-row table:style-name="ro1" table:number-rows-repeated="104851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ummary of best LB" table:style-name="ta1">
        <office:forms form:automatic-focus="false" form:apply-design-mode="false"/>
        <table:table-column table:style-name="co13" table:default-cell-style-name="ce22"/>
        <table:table-column table:style-name="co13" table:number-columns-repeated="3" table:default-cell-style-name="ce25"/>
        <table:table-column table:style-name="co13" table:number-columns-repeated="4" table:default-cell-style-name="Default"/>
        <table:table-column table:style-name="co13" table:default-cell-style-name="ce36"/>
        <table:table-column table:style-name="co13" table:default-cell-style-name="Default"/>
        <table:table-row table:style-name="ro1">
          <table:table-cell table:style-name="ce42" office:value-type="string" calcext:value-type="string" table:number-columns-spanned="1" table:number-rows-spanned="2">
            <text:p>Instance</text:p>
          </table:table-cell>
          <table:table-cell table:style-name="ce44"/>
          <table:table-cell table:style-name="ce48"/>
          <table:table-cell table:style-name="ce44"/>
          <table:table-cell table:number-columns-repeated="6"/>
        </table:table-row>
        <table:table-row table:style-name="ro1">
          <table:covered-table-cell table:style-name="ce42"/>
          <table:table-cell table:style-name="ce23" office:value-type="string" calcext:value-type="string">
            <text:p>LB</text:p>
          </table:table-cell>
          <table:table-cell office:value-type="string" calcext:value-type="string">
            <text:p>MIP</text:p>
          </table:table-cell>
          <table:table-cell table:style-name="ce23" office:value-type="string" calcext:value-type="string">
            <text:p>MIP+CUT</text:p>
          </table:table-cell>
          <table:table-cell office:value-type="string" calcext:value-type="string">
            <text:p>VRPSolver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office:value-type="string" calcext:value-type="string">
            <text:p>Best LB+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ce24" office:value-type="float" office:value="218.2" calcext:value-type="float">
            <text:p>218.20</text:p>
          </table:table-cell>
          <table:table-cell table:number-columns-repeated="2" table:style-name="ce24" office:value-type="float" office:value="218.19855033" calcext:value-type="float">
            <text:p>218.20</text:p>
          </table:table-cell>
          <table:table-cell table:style-name="ce40" office:value-type="float" office:value="209.506281" calcext:value-type="float">
            <text:p>209.51</text:p>
          </table:table-cell>
          <table:table-cell table:number-columns-repeated="2"/>
          <table:table-cell table:formula="of:=[.A3]" office:value-type="string" office:string-value="A1" calcext:value-type="string">
            <text:p>A1</text:p>
          </table:table-cell>
          <table:table-cell table:formula="of:=MAX([.B3:.E3])" office:value-type="float" office:value="218.2" calcext:value-type="float">
            <text:p>218.20</text:p>
          </table:table-cell>
          <table:table-cell table:formula="of:=IF([.B3]&gt;=[.I3]; &quot;Literature&quot;; IF([.C3]&gt;=[.I3]; &quot;MIP&quot;; IF([.D3]&gt;=[.I3]; &quot;MIP+cut&quot;; &quot;VRPSolver&quot;)))" office:value-type="string" office:string-value="Literature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46.6" calcext:value-type="float">
            <text:p>246.60</text:p>
          </table:table-cell>
          <table:table-cell table:number-columns-repeated="2" table:style-name="ce24" office:value-type="float" office:value="246.62617517" calcext:value-type="float">
            <text:p>246.63</text:p>
          </table:table-cell>
          <table:table-cell table:style-name="ce40" office:value-type="float" office:value="207.688524833333" calcext:value-type="float">
            <text:p>207.69</text:p>
          </table:table-cell>
          <table:table-cell table:number-columns-repeated="2"/>
          <table:table-cell table:formula="of:=[.A4]" office:value-type="string" office:string-value="A2" calcext:value-type="string">
            <text:p>A2</text:p>
          </table:table-cell>
          <table:table-cell table:formula="of:=MAX([.B4:.E4])" office:value-type="float" office:value="246.62617517" calcext:value-type="float">
            <text:p>246.63</text:p>
          </table:table-cell>
          <table:table-cell table:formula="of:=IF([.B4]&gt;=[.I4]; &quot;Literature&quot;; IF([.C4]&gt;=[.I4]; &quot;MIP&quot;; IF([.D4]&gt;=[.I4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305.8" calcext:value-type="float">
            <text:p>305.80</text:p>
          </table:table-cell>
          <table:table-cell table:number-columns-repeated="2" table:style-name="ce24" office:value-type="float" office:value="305.859574" calcext:value-type="float">
            <text:p>305.86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5]" office:value-type="string" office:string-value="A3" calcext:value-type="string">
            <text:p>A3</text:p>
          </table:table-cell>
          <table:table-cell table:formula="of:=MAX([.B5:.E5])" office:value-type="float" office:value="305.859574" calcext:value-type="float">
            <text:p>305.86</text:p>
          </table:table-cell>
          <table:table-cell table:formula="of:=IF([.B5]&gt;=[.I5]; &quot;Literature&quot;; IF([.C5]&gt;=[.I5]; &quot;MIP&quot;; IF([.D5]&gt;=[.I5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style-name="ce24" office:value-type="float" office:value="186.9" calcext:value-type="float">
            <text:p>186.90</text:p>
          </table:table-cell>
          <table:table-cell table:style-name="ce24" office:value-type="float" office:value="186.89366623" calcext:value-type="float">
            <text:p>186.89</text:p>
          </table:table-cell>
          <table:table-cell table:style-name="ce24" office:value-type="float" office:value="186.8969446" calcext:value-type="float">
            <text:p>186.90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6]" office:value-type="string" office:string-value="A4" calcext:value-type="string">
            <text:p>A4</text:p>
          </table:table-cell>
          <table:table-cell table:formula="of:=MAX([.B6:.E6])" office:value-type="float" office:value="186.9" calcext:value-type="float">
            <text:p>186.90</text:p>
          </table:table-cell>
          <table:table-cell table:formula="of:=IF([.B6]&gt;=[.I6]; &quot;Literature&quot;; IF([.C6]&gt;=[.I6]; &quot;MIP&quot;; IF([.D6]&gt;=[.I6]; &quot;MIP+cut&quot;; &quot;VRPSolver&quot;)))" office:value-type="string" office:string-value="Literature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89.5" calcext:value-type="float">
            <text:p>189.50</text:p>
          </table:table-cell>
          <table:table-cell office:value-type="float" office:value="189.53081565" calcext:value-type="float">
            <text:p>189.53</text:p>
          </table:table-cell>
          <table:table-cell table:style-name="ce24" office:value-type="float" office:value="189.543179" calcext:value-type="float">
            <text:p>189.54</text:p>
          </table:table-cell>
          <table:table-cell table:style-name="ce40" office:value-type="float" office:value="167.977535" calcext:value-type="float">
            <text:p>167.98</text:p>
          </table:table-cell>
          <table:table-cell table:number-columns-repeated="2"/>
          <table:table-cell table:formula="of:=[.A7]" office:value-type="string" office:string-value="A5" calcext:value-type="string">
            <text:p>A5</text:p>
          </table:table-cell>
          <table:table-cell table:formula="of:=MAX([.B7:.E7])" office:value-type="float" office:value="189.543179" calcext:value-type="float">
            <text:p>189.54</text:p>
          </table:table-cell>
          <table:table-cell table:formula="of:=IF([.B7]&gt;=[.I7]; &quot;Literature&quot;; IF([.C7]&gt;=[.I7]; &quot;MIP&quot;; IF([.D7]&gt;=[.I7]; &quot;MIP+cut&quot;; &quot;VRPSolver&quot;)))" office:value-type="string" office:string-value="MIP+cut" calcext:value-type="string">
            <text:p>MIP+cut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style-name="ce24" office:value-type="float" office:value="200.1" calcext:value-type="float">
            <text:p>200.10</text:p>
          </table:table-cell>
          <table:table-cell table:number-columns-repeated="2" table:style-name="ce24" office:value-type="float" office:value="200.0991589" calcext:value-type="float">
            <text:p>200.10</text:p>
          </table:table-cell>
          <table:table-cell table:style-name="ce40" office:value-type="float" office:value="169.243263233333" calcext:value-type="float">
            <text:p>169.24</text:p>
          </table:table-cell>
          <table:table-cell table:number-columns-repeated="2"/>
          <table:table-cell table:formula="of:=[.A8]" office:value-type="string" office:string-value="A6" calcext:value-type="string">
            <text:p>A6</text:p>
          </table:table-cell>
          <table:table-cell table:formula="of:=MAX([.B8:.E8])" office:value-type="float" office:value="200.1" calcext:value-type="float">
            <text:p>200.10</text:p>
          </table:table-cell>
          <table:table-cell table:formula="of:=IF([.B8]&gt;=[.I8]; &quot;Literature&quot;; IF([.C8]&gt;=[.I8]; &quot;MIP&quot;; IF([.D8]&gt;=[.I8]; &quot;MIP+cut&quot;; &quot;VRPSolver&quot;)))" office:value-type="string" office:string-value="Literature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style-name="ce24" office:value-type="float" office:value="225.4" calcext:value-type="float">
            <text:p>225.40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style-name="ce40" office:value-type="float" office:value="225.368525333333" calcext:value-type="float">
            <text:p>225.37</text:p>
          </table:table-cell>
          <table:table-cell table:number-columns-repeated="2"/>
          <table:table-cell table:formula="of:=[.A9]" office:value-type="string" office:string-value="A7" calcext:value-type="string">
            <text:p>A7</text:p>
          </table:table-cell>
          <table:table-cell table:formula="of:=MAX([.B9:.E9])" office:value-type="float" office:value="225.4" calcext:value-type="float">
            <text:p>225.40</text:p>
          </table:table-cell>
          <table:table-cell table:formula="of:=IF([.B9]&gt;=[.I9]; &quot;Literature&quot;; IF([.C9]&gt;=[.I9]; &quot;MIP&quot;; IF([.D9]&gt;=[.I9]; &quot;MIP+cut&quot;; &quot;VRPSolver&quot;)))" office:value-type="string" office:string-value="Literature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232" calcext:value-type="float">
            <text:p>232.00</text:p>
          </table:table-cell>
          <table:table-cell table:number-columns-repeated="2" table:style-name="ce24" office:value-type="float" office:value="232.04877757" calcext:value-type="float">
            <text:p>232.05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10]" office:value-type="string" office:string-value="A8" calcext:value-type="string">
            <text:p>A8</text:p>
          </table:table-cell>
          <table:table-cell table:formula="of:=MAX([.B10:.E10])" office:value-type="float" office:value="232.04877757" calcext:value-type="float">
            <text:p>232.05</text:p>
          </table:table-cell>
          <table:table-cell table:formula="of:=IF([.B10]&gt;=[.I10]; &quot;Literature&quot;; IF([.C10]&gt;=[.I10]; &quot;MIP&quot;; IF([.D10]&gt;=[.I10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style-name="ce24" office:value-type="float" office:value="222.3" calcext:value-type="float">
            <text:p>222.30</text:p>
          </table:table-cell>
          <table:table-cell table:number-columns-repeated="2" table:style-name="ce24" office:value-type="float" office:value="222.29502767" calcext:value-type="float">
            <text:p>222.30</text:p>
          </table:table-cell>
          <table:table-cell table:style-name="ce40" office:value-type="float" office:value="183.238804" calcext:value-type="float">
            <text:p>183.24</text:p>
          </table:table-cell>
          <table:table-cell table:number-columns-repeated="2"/>
          <table:table-cell table:formula="of:=[.A11]" office:value-type="string" office:string-value="A9" calcext:value-type="string">
            <text:p>A9</text:p>
          </table:table-cell>
          <table:table-cell table:formula="of:=MAX([.B11:.E11])" office:value-type="float" office:value="222.3" calcext:value-type="float">
            <text:p>222.30</text:p>
          </table:table-cell>
          <table:table-cell table:formula="of:=IF([.B11]&gt;=[.I11]; &quot;Literature&quot;; IF([.C11]&gt;=[.I11]; &quot;MIP&quot;; IF([.D11]&gt;=[.I11]; &quot;MIP+cut&quot;; &quot;VRPSolver&quot;)))" office:value-type="string" office:string-value="Literature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style-name="ce24" office:value-type="float" office:value="225" calcext:value-type="float">
            <text:p>225.00</text:p>
          </table:table-cell>
          <table:table-cell table:number-columns-repeated="2" table:style-name="ce24" office:value-type="float" office:value="225.00599533" calcext:value-type="float">
            <text:p>225.01</text:p>
          </table:table-cell>
          <table:table-cell table:style-name="ce40" office:value-type="float" office:value="225.005995333333" calcext:value-type="float">
            <text:p>225.01</text:p>
          </table:table-cell>
          <table:table-cell table:number-columns-repeated="2"/>
          <table:table-cell table:formula="of:=[.A12]" office:value-type="string" office:string-value="A10" calcext:value-type="string">
            <text:p>A10</text:p>
          </table:table-cell>
          <table:table-cell table:formula="of:=MAX([.B12:.E12])" office:value-type="float" office:value="225.005995333333" calcext:value-type="float">
            <text:p>225.01</text:p>
          </table:table-cell>
          <table:table-cell table:formula="of:=IF([.B12]&gt;=[.I12]; &quot;Literature&quot;; IF([.C12]&gt;=[.I12]; &quot;MIP&quot;; IF([.D12]&gt;=[.I12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378.7" calcext:value-type="float">
            <text:p>378.70</text:p>
          </table:table-cell>
          <table:table-cell office:value-type="float" office:value="420.48172802" calcext:value-type="float">
            <text:p>420.48</text:p>
          </table:table-cell>
          <table:table-cell table:style-name="ce24" office:value-type="float" office:value="428.05386753" calcext:value-type="float">
            <text:p>428.05</text:p>
          </table:table-cell>
          <table:table-cell table:style-name="ce40" office:value-type="float" office:value="376.5352005" calcext:value-type="float">
            <text:p>376.54</text:p>
          </table:table-cell>
          <table:table-cell table:number-columns-repeated="2"/>
          <table:table-cell table:formula="of:=[.A13]" office:value-type="string" office:string-value="B1" calcext:value-type="string">
            <text:p>B1</text:p>
          </table:table-cell>
          <table:table-cell table:formula="of:=MAX([.B13:.E13])" office:value-type="float" office:value="428.05386753" calcext:value-type="float">
            <text:p>428.05</text:p>
          </table:table-cell>
          <table:table-cell table:formula="of:=IF([.B13]&gt;=[.I13]; &quot;Literature&quot;; IF([.C13]&gt;=[.I13]; &quot;MIP&quot;; IF([.D13]&gt;=[.I13]; &quot;MIP+cut&quot;; &quot;VRPSolver&quot;)))" office:value-type="string" office:string-value="MIP+cut" calcext:value-type="string">
            <text:p>MIP+cut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27.9" calcext:value-type="float">
            <text:p>427.90</text:p>
          </table:table-cell>
          <table:table-cell table:style-name="ce24" office:value-type="float" office:value="476.00133589" calcext:value-type="float">
            <text:p>476.00</text:p>
          </table:table-cell>
          <table:table-cell table:style-name="ce24" office:value-type="float" office:value="476.00133908" calcext:value-type="float">
            <text:p>476.00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14]" office:value-type="string" office:string-value="B2" calcext:value-type="string">
            <text:p>B2</text:p>
          </table:table-cell>
          <table:table-cell table:formula="of:=MAX([.B14:.E14])" office:value-type="float" office:value="476.00133908" calcext:value-type="float">
            <text:p>476.00</text:p>
          </table:table-cell>
          <table:table-cell table:formula="of:=IF([.B14]&gt;=[.I14]; &quot;Literature&quot;; IF([.C14]&gt;=[.I14]; &quot;MIP&quot;; IF([.D14]&gt;=[.I14]; &quot;MIP+cut&quot;; &quot;VRPSolver&quot;)))" office:value-type="string" office:string-value="MIP+cut" calcext:value-type="string">
            <text:p>MIP+cut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style-name="ce24" office:value-type="float" office:value="391.2" calcext:value-type="float">
            <text:p>391.20</text:p>
          </table:table-cell>
          <table:table-cell office:value-type="float" office:value="337.61071105" calcext:value-type="float">
            <text:p>337.61</text:p>
          </table:table-cell>
          <table:table-cell office:value-type="float" office:value="371.41041504" calcext:value-type="float">
            <text:p>371.41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15]" office:value-type="string" office:string-value="B3" calcext:value-type="string">
            <text:p>B3</text:p>
          </table:table-cell>
          <table:table-cell table:formula="of:=MAX([.B15:.E15])" office:value-type="float" office:value="391.2" calcext:value-type="float">
            <text:p>391.20</text:p>
          </table:table-cell>
          <table:table-cell table:formula="of:=IF([.B15]&gt;=[.I15]; &quot;Literature&quot;; IF([.C15]&gt;=[.I15]; &quot;MIP&quot;; IF([.D15]&gt;=[.I15]; &quot;MIP+cut&quot;; &quot;VRPSolver&quot;)))" office:value-type="string" office:string-value="Literature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330.4" calcext:value-type="float">
            <text:p>330.40</text:p>
          </table:table-cell>
          <table:table-cell table:style-name="ce24" office:value-type="float" office:value="411.2547359" calcext:value-type="float">
            <text:p>411.25</text:p>
          </table:table-cell>
          <table:table-cell table:style-name="ce24" office:value-type="float" office:value="411.25473157" calcext:value-type="float">
            <text:p>411.25</text:p>
          </table:table-cell>
          <table:table-cell table:style-name="ce40" office:value-type="float" office:value="384.5608194" calcext:value-type="float">
            <text:p>384.56</text:p>
          </table:table-cell>
          <table:table-cell table:number-columns-repeated="2"/>
          <table:table-cell table:formula="of:=[.A16]" office:value-type="string" office:string-value="B4" calcext:value-type="string">
            <text:p>B4</text:p>
          </table:table-cell>
          <table:table-cell table:formula="of:=MAX([.B16:.E16])" office:value-type="float" office:value="411.2547359" calcext:value-type="float">
            <text:p>411.25</text:p>
          </table:table-cell>
          <table:table-cell table:formula="of:=IF([.B16]&gt;=[.I16]; &quot;Literature&quot;; IF([.C16]&gt;=[.I16]; &quot;MIP&quot;; IF([.D16]&gt;=[.I16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311" calcext:value-type="float">
            <text:p>311.00</text:p>
          </table:table-cell>
          <table:table-cell table:style-name="ce24" office:value-type="float" office:value="366.30246548" calcext:value-type="float">
            <text:p>366.30</text:p>
          </table:table-cell>
          <table:table-cell office:value-type="float" office:value="363.68555249" calcext:value-type="float">
            <text:p>363.69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17]" office:value-type="string" office:string-value="B5" calcext:value-type="string">
            <text:p>B5</text:p>
          </table:table-cell>
          <table:table-cell table:formula="of:=MAX([.B17:.E17])" office:value-type="float" office:value="366.30246548" calcext:value-type="float">
            <text:p>366.30</text:p>
          </table:table-cell>
          <table:table-cell table:formula="of:=IF([.B17]&gt;=[.I17]; &quot;Literature&quot;; IF([.C17]&gt;=[.I17]; &quot;MIP&quot;; IF([.D17]&gt;=[.I17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274.2" calcext:value-type="float">
            <text:p>274.20</text:p>
          </table:table-cell>
          <table:table-cell table:style-name="ce24" office:value-type="float" office:value="396.09380423" calcext:value-type="float">
            <text:p>396.09</text:p>
          </table:table-cell>
          <table:table-cell office:value-type="float" office:value="372.8130858" calcext:value-type="float">
            <text:p>372.81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18]" office:value-type="string" office:string-value="B6" calcext:value-type="string">
            <text:p>B6</text:p>
          </table:table-cell>
          <table:table-cell table:formula="of:=MAX([.B18:.E18])" office:value-type="float" office:value="396.09380423" calcext:value-type="float">
            <text:p>396.09</text:p>
          </table:table-cell>
          <table:table-cell table:formula="of:=IF([.B18]&gt;=[.I18]; &quot;Literature&quot;; IF([.C18]&gt;=[.I18]; &quot;MIP&quot;; IF([.D18]&gt;=[.I18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10.6" calcext:value-type="float">
            <text:p>310.60</text:p>
          </table:table-cell>
          <table:table-cell table:style-name="ce24" office:value-type="float" office:value="328.63810638" calcext:value-type="float">
            <text:p>328.64</text:p>
          </table:table-cell>
          <table:table-cell table:style-name="ce24" office:value-type="float" office:value="328.63800617" calcext:value-type="float">
            <text:p>328.64</text:p>
          </table:table-cell>
          <table:table-cell table:style-name="ce40" office:value-type="float" office:value="273.231138333333" calcext:value-type="float">
            <text:p>273.23</text:p>
          </table:table-cell>
          <table:table-cell table:number-columns-repeated="2"/>
          <table:table-cell table:formula="of:=[.A19]" office:value-type="string" office:string-value="B7" calcext:value-type="string">
            <text:p>B7</text:p>
          </table:table-cell>
          <table:table-cell table:formula="of:=MAX([.B19:.E19])" office:value-type="float" office:value="328.63810638" calcext:value-type="float">
            <text:p>328.64</text:p>
          </table:table-cell>
          <table:table-cell table:formula="of:=IF([.B19]&gt;=[.I19]; &quot;Literature&quot;; IF([.C19]&gt;=[.I19]; &quot;MIP&quot;; IF([.D19]&gt;=[.I19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32.4" calcext:value-type="float">
            <text:p>332.40</text:p>
          </table:table-cell>
          <table:table-cell table:style-name="ce24" office:value-type="float" office:value="357.64929611" calcext:value-type="float">
            <text:p>357.65</text:p>
          </table:table-cell>
          <table:table-cell table:style-name="ce24" office:value-type="float" office:value="357.64810966" calcext:value-type="float">
            <text:p>357.65</text:p>
          </table:table-cell>
          <table:table-cell table:style-name="ce40" office:value-type="float" office:value="314.206716766667" calcext:value-type="float">
            <text:p>314.21</text:p>
          </table:table-cell>
          <table:table-cell table:number-columns-repeated="2"/>
          <table:table-cell table:formula="of:=[.A20]" office:value-type="string" office:string-value="B8" calcext:value-type="string">
            <text:p>B8</text:p>
          </table:table-cell>
          <table:table-cell table:formula="of:=MAX([.B20:.E20])" office:value-type="float" office:value="357.64929611" calcext:value-type="float">
            <text:p>357.65</text:p>
          </table:table-cell>
          <table:table-cell table:formula="of:=IF([.B20]&gt;=[.I20]; &quot;Literature&quot;; IF([.C20]&gt;=[.I20]; &quot;MIP&quot;; IF([.D20]&gt;=[.I20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293.7" calcext:value-type="float">
            <text:p>293.70</text:p>
          </table:table-cell>
          <table:table-cell table:style-name="ce24" office:value-type="float" office:value="338.4121064" calcext:value-type="float">
            <text:p>338.41</text:p>
          </table:table-cell>
          <table:table-cell office:value-type="float" office:value="336.90339068" calcext:value-type="float">
            <text:p>336.90</text:p>
          </table:table-cell>
          <table:table-cell table:style-name="ce40" office:value-type="float" office:value="332.798269966667" calcext:value-type="float">
            <text:p>332.80</text:p>
          </table:table-cell>
          <table:table-cell table:number-columns-repeated="2"/>
          <table:table-cell table:formula="of:=[.A21]" office:value-type="string" office:string-value="B9" calcext:value-type="string">
            <text:p>B9</text:p>
          </table:table-cell>
          <table:table-cell table:formula="of:=MAX([.B21:.E21])" office:value-type="float" office:value="338.4121064" calcext:value-type="float">
            <text:p>338.41</text:p>
          </table:table-cell>
          <table:table-cell table:formula="of:=IF([.B21]&gt;=[.I21]; &quot;Literature&quot;; IF([.C21]&gt;=[.I21]; &quot;MIP&quot;; IF([.D21]&gt;=[.I21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81" calcext:value-type="float">
            <text:p>381.00</text:p>
          </table:table-cell>
          <table:table-cell table:style-name="ce24" office:value-type="float" office:value="417.04100431" calcext:value-type="float">
            <text:p>417.04</text:p>
          </table:table-cell>
          <table:table-cell office:value-type="float" office:value="413.651148" calcext:value-type="float">
            <text:p>413.65</text:p>
          </table:table-cell>
          <table:table-cell table:style-name="ce40" office:value-type="float" office:value="388.775825333333" calcext:value-type="float">
            <text:p>388.78</text:p>
          </table:table-cell>
          <table:table-cell table:number-columns-repeated="2"/>
          <table:table-cell table:formula="of:=[.A22]" office:value-type="string" office:string-value="B10" calcext:value-type="string">
            <text:p>B10</text:p>
          </table:table-cell>
          <table:table-cell table:formula="of:=MAX([.B22:.E22])" office:value-type="float" office:value="417.04100431" calcext:value-type="float">
            <text:p>417.04</text:p>
          </table:table-cell>
          <table:table-cell table:formula="of:=IF([.B22]&gt;=[.I22]; &quot;Literature&quot;; IF([.C22]&gt;=[.I22]; &quot;MIP&quot;; IF([.D22]&gt;=[.I22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401.1" calcext:value-type="float">
            <text:p>401.10</text:p>
          </table:table-cell>
          <table:table-cell table:style-name="ce24" office:value-type="float" office:value="481.02923231" calcext:value-type="float">
            <text:p>481.03</text:p>
          </table:table-cell>
          <table:table-cell office:value-type="float" office:value="477.27206226" calcext:value-type="float">
            <text:p>477.27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23]" office:value-type="string" office:string-value="C1" calcext:value-type="string">
            <text:p>C1</text:p>
          </table:table-cell>
          <table:table-cell table:formula="of:=MAX([.B23:.E23])" office:value-type="float" office:value="481.02923231" calcext:value-type="float">
            <text:p>481.03</text:p>
          </table:table-cell>
          <table:table-cell table:formula="of:=IF([.B23]&gt;=[.I23]; &quot;Literature&quot;; IF([.C23]&gt;=[.I23]; &quot;MIP&quot;; IF([.D23]&gt;=[.I23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14.9" calcext:value-type="float">
            <text:p>314.90</text:p>
          </table:table-cell>
          <table:table-cell office:value-type="float" office:value="367.0524032" calcext:value-type="float">
            <text:p>367.05</text:p>
          </table:table-cell>
          <table:table-cell table:style-name="ce24" office:value-type="float" office:value="377.4378981" calcext:value-type="float">
            <text:p>377.44</text:p>
          </table:table-cell>
          <table:table-cell table:style-name="ce40" office:value-type="float" office:value="528.496649066667" calcext:value-type="float">
            <text:p>528.50</text:p>
          </table:table-cell>
          <table:table-cell table:number-columns-repeated="2"/>
          <table:table-cell table:formula="of:=[.A24]" office:value-type="string" office:string-value="C2" calcext:value-type="string">
            <text:p>C2</text:p>
          </table:table-cell>
          <table:table-cell table:formula="of:=MAX([.B24:.E24])" office:value-type="float" office:value="528.496649066667" calcext:value-type="float">
            <text:p>528.50</text:p>
          </table:table-cell>
          <table:table-cell table:formula="of:=IF([.B24]&gt;=[.I24]; &quot;Literature&quot;; IF([.C24]&gt;=[.I24]; &quot;MIP&quot;; IF([.D24]&gt;=[.I24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23.5" calcext:value-type="float">
            <text:p>323.50</text:p>
          </table:table-cell>
          <table:table-cell office:value-type="float" office:value="390.55756142" calcext:value-type="float">
            <text:p>390.56</text:p>
          </table:table-cell>
          <table:table-cell table:style-name="ce24" office:value-type="float" office:value="396.38189919" calcext:value-type="float">
            <text:p>396.38</text:p>
          </table:table-cell>
          <table:table-cell table:style-name="ce40" office:value-type="float" office:value="466.468204766667" calcext:value-type="float">
            <text:p>466.47</text:p>
          </table:table-cell>
          <table:table-cell table:number-columns-repeated="2"/>
          <table:table-cell table:formula="of:=[.A25]" office:value-type="string" office:string-value="C3" calcext:value-type="string">
            <text:p>C3</text:p>
          </table:table-cell>
          <table:table-cell table:formula="of:=MAX([.B25:.E25])" office:value-type="float" office:value="466.468204766667" calcext:value-type="float">
            <text:p>466.47</text:p>
          </table:table-cell>
          <table:table-cell table:formula="of:=IF([.B25]&gt;=[.I25]; &quot;Literature&quot;; IF([.C25]&gt;=[.I25]; &quot;MIP&quot;; IF([.D25]&gt;=[.I25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29.4" calcext:value-type="float">
            <text:p>329.40</text:p>
          </table:table-cell>
          <table:table-cell office:value-type="float" office:value="366.70239652" calcext:value-type="float">
            <text:p>366.70</text:p>
          </table:table-cell>
          <table:table-cell table:style-name="ce24" office:value-type="float" office:value="367.39786059" calcext:value-type="float">
            <text:p>367.40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26]" office:value-type="string" office:string-value="C4" calcext:value-type="string">
            <text:p>C4</text:p>
          </table:table-cell>
          <table:table-cell table:formula="of:=MAX([.B26:.E26])" office:value-type="float" office:value="367.39786059" calcext:value-type="float">
            <text:p>367.40</text:p>
          </table:table-cell>
          <table:table-cell table:formula="of:=IF([.B26]&gt;=[.I26]; &quot;Literature&quot;; IF([.C26]&gt;=[.I26]; &quot;MIP&quot;; IF([.D26]&gt;=[.I26]; &quot;MIP+cut&quot;; &quot;VRPSolver&quot;)))" office:value-type="string" office:string-value="MIP+cut" calcext:value-type="string">
            <text:p>MIP+cut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404.2" calcext:value-type="float">
            <text:p>404.20</text:p>
          </table:table-cell>
          <table:table-cell office:value-type="float" office:value="485.35923801" calcext:value-type="float">
            <text:p>485.36</text:p>
          </table:table-cell>
          <table:table-cell table:style-name="ce24" office:value-type="float" office:value="496.86659594" calcext:value-type="float">
            <text:p>496.87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27]" office:value-type="string" office:string-value="C5" calcext:value-type="string">
            <text:p>C5</text:p>
          </table:table-cell>
          <table:table-cell table:formula="of:=MAX([.B27:.E27])" office:value-type="float" office:value="496.86659594" calcext:value-type="float">
            <text:p>496.87</text:p>
          </table:table-cell>
          <table:table-cell table:formula="of:=IF([.B27]&gt;=[.I27]; &quot;Literature&quot;; IF([.C27]&gt;=[.I27]; &quot;MIP&quot;; IF([.D27]&gt;=[.I27]; &quot;MIP+cut&quot;; &quot;VRPSolver&quot;)))" office:value-type="string" office:string-value="MIP+cut" calcext:value-type="string">
            <text:p>MIP+cut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308.2" calcext:value-type="float">
            <text:p>308.20</text:p>
          </table:table-cell>
          <table:table-cell table:style-name="ce24" office:value-type="float" office:value="366.96494511" calcext:value-type="float">
            <text:p>366.96</text:p>
          </table:table-cell>
          <table:table-cell office:value-type="float" office:value="366.1347805" calcext:value-type="float">
            <text:p>366.13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28]" office:value-type="string" office:string-value="C6" calcext:value-type="string">
            <text:p>C6</text:p>
          </table:table-cell>
          <table:table-cell table:formula="of:=MAX([.B28:.E28])" office:value-type="float" office:value="366.96494511" calcext:value-type="float">
            <text:p>366.96</text:p>
          </table:table-cell>
          <table:table-cell table:formula="of:=IF([.B28]&gt;=[.I28]; &quot;Literature&quot;; IF([.C28]&gt;=[.I28]; &quot;MIP&quot;; IF([.D28]&gt;=[.I28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315.7" calcext:value-type="float">
            <text:p>315.70</text:p>
          </table:table-cell>
          <table:table-cell office:value-type="float" office:value="356.07787751" calcext:value-type="float">
            <text:p>356.08</text:p>
          </table:table-cell>
          <table:table-cell table:style-name="ce24" office:value-type="float" office:value="365.24553913" calcext:value-type="float">
            <text:p>365.25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29]" office:value-type="string" office:string-value="C7" calcext:value-type="string">
            <text:p>C7</text:p>
          </table:table-cell>
          <table:table-cell table:formula="of:=MAX([.B29:.E29])" office:value-type="float" office:value="365.24553913" calcext:value-type="float">
            <text:p>365.25</text:p>
          </table:table-cell>
          <table:table-cell table:formula="of:=IF([.B29]&gt;=[.I29]; &quot;Literature&quot;; IF([.C29]&gt;=[.I29]; &quot;MIP&quot;; IF([.D29]&gt;=[.I29]; &quot;MIP+cut&quot;; &quot;VRPSolver&quot;)))" office:value-type="string" office:string-value="MIP+cut" calcext:value-type="string">
            <text:p>MIP+cut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336.3" calcext:value-type="float">
            <text:p>336.30</text:p>
          </table:table-cell>
          <table:table-cell table:style-name="ce24" office:value-type="float" office:value="387.84376764" calcext:value-type="float">
            <text:p>387.84</text:p>
          </table:table-cell>
          <table:table-cell office:value-type="float" office:value="377.05047231" calcext:value-type="float">
            <text:p>377.05</text:p>
          </table:table-cell>
          <table:table-cell table:style-name="ce40" office:value-type="float" office:value="402.532691166667" calcext:value-type="float">
            <text:p>402.53</text:p>
          </table:table-cell>
          <table:table-cell table:number-columns-repeated="2"/>
          <table:table-cell table:formula="of:=[.A30]" office:value-type="string" office:string-value="C8" calcext:value-type="string">
            <text:p>C8</text:p>
          </table:table-cell>
          <table:table-cell table:formula="of:=MAX([.B30:.E30])" office:value-type="float" office:value="402.532691166667" calcext:value-type="float">
            <text:p>402.53</text:p>
          </table:table-cell>
          <table:table-cell table:formula="of:=IF([.B30]&gt;=[.I30]; &quot;Literature&quot;; IF([.C30]&gt;=[.I30]; &quot;MIP&quot;; IF([.D30]&gt;=[.I30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306.5" calcext:value-type="float">
            <text:p>306.50</text:p>
          </table:table-cell>
          <table:table-cell table:style-name="ce24" office:value-type="float" office:value="364.71637883" calcext:value-type="float">
            <text:p>364.72</text:p>
          </table:table-cell>
          <table:table-cell office:value-type="float" office:value="361.54620712" calcext:value-type="float">
            <text:p>361.55</text:p>
          </table:table-cell>
          <table:table-cell table:style-name="ce40" office:value-type="float" office:value="470.871591666667" calcext:value-type="float">
            <text:p>470.87</text:p>
          </table:table-cell>
          <table:table-cell table:number-columns-repeated="2"/>
          <table:table-cell table:formula="of:=[.A31]" office:value-type="string" office:string-value="C9" calcext:value-type="string">
            <text:p>C9</text:p>
          </table:table-cell>
          <table:table-cell table:formula="of:=MAX([.B31:.E31])" office:value-type="float" office:value="470.871591666667" calcext:value-type="float">
            <text:p>470.87</text:p>
          </table:table-cell>
          <table:table-cell table:formula="of:=IF([.B31]&gt;=[.I31]; &quot;Literature&quot;; IF([.C31]&gt;=[.I31]; &quot;MIP&quot;; IF([.D31]&gt;=[.I31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386.4" calcext:value-type="float">
            <text:p>386.40</text:p>
          </table:table-cell>
          <table:table-cell office:value-type="float" office:value="448.77844789" calcext:value-type="float">
            <text:p>448.78</text:p>
          </table:table-cell>
          <table:table-cell table:style-name="ce24" office:value-type="float" office:value="449.82964287" calcext:value-type="float">
            <text:p>449.83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32]" office:value-type="string" office:string-value="C10" calcext:value-type="string">
            <text:p>C10</text:p>
          </table:table-cell>
          <table:table-cell table:formula="of:=MAX([.B32:.E32])" office:value-type="float" office:value="449.82964287" calcext:value-type="float">
            <text:p>449.83</text:p>
          </table:table-cell>
          <table:table-cell table:formula="of:=IF([.B32]&gt;=[.I32]; &quot;Literature&quot;; IF([.C32]&gt;=[.I32]; &quot;MIP&quot;; IF([.D32]&gt;=[.I32]; &quot;MIP+cut&quot;; &quot;VRPSolver&quot;)))" office:value-type="string" office:string-value="MIP+cut" calcext:value-type="string">
            <text:p>MIP+cu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456.7" calcext:value-type="float">
            <text:p>456.70</text:p>
          </table:table-cell>
          <table:table-cell table:style-name="ce24" office:value-type="float" office:value="515.05795075" calcext:value-type="float">
            <text:p>515.06</text:p>
          </table:table-cell>
          <table:table-cell office:value-type="float" office:value="514.36360934" calcext:value-type="float">
            <text:p>514.36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33]" office:value-type="string" office:string-value="D1" calcext:value-type="string">
            <text:p>D1</text:p>
          </table:table-cell>
          <table:table-cell table:formula="of:=MAX([.B33:.E33])" office:value-type="float" office:value="515.05795075" calcext:value-type="float">
            <text:p>515.06</text:p>
          </table:table-cell>
          <table:table-cell table:formula="of:=IF([.B33]&gt;=[.I33]; &quot;Literature&quot;; IF([.C33]&gt;=[.I33]; &quot;MIP&quot;; IF([.D33]&gt;=[.I33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336.8" calcext:value-type="float">
            <text:p>336.80</text:p>
          </table:table-cell>
          <table:table-cell table:style-name="ce24" office:value-type="float" office:value="389.28224072" calcext:value-type="float">
            <text:p>389.28</text:p>
          </table:table-cell>
          <table:table-cell office:value-type="float" office:value="386.01953443" calcext:value-type="float">
            <text:p>386.02</text:p>
          </table:table-cell>
          <table:table-cell table:style-name="ce40" office:value-type="float" office:value="556.9352749" calcext:value-type="float">
            <text:p>556.94</text:p>
          </table:table-cell>
          <table:table-cell table:number-columns-repeated="2"/>
          <table:table-cell table:formula="of:=[.A34]" office:value-type="string" office:string-value="D2" calcext:value-type="string">
            <text:p>D2</text:p>
          </table:table-cell>
          <table:table-cell table:formula="of:=MAX([.B34:.E34])" office:value-type="float" office:value="556.9352749" calcext:value-type="float">
            <text:p>556.94</text:p>
          </table:table-cell>
          <table:table-cell table:formula="of:=IF([.B34]&gt;=[.I34]; &quot;Literature&quot;; IF([.C34]&gt;=[.I34]; &quot;MIP&quot;; IF([.D34]&gt;=[.I34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355.7" calcext:value-type="float">
            <text:p>355.70</text:p>
          </table:table-cell>
          <table:table-cell table:style-name="ce24" office:value-type="float" office:value="381.67748862" calcext:value-type="float">
            <text:p>381.68</text:p>
          </table:table-cell>
          <table:table-cell office:value-type="float" office:value="379.51141238" calcext:value-type="float">
            <text:p>379.51</text:p>
          </table:table-cell>
          <table:table-cell table:style-name="ce40" office:value-type="float" office:value="526.578339266667" calcext:value-type="float">
            <text:p>526.58</text:p>
          </table:table-cell>
          <table:table-cell table:number-columns-repeated="2"/>
          <table:table-cell table:formula="of:=[.A35]" office:value-type="string" office:string-value="D3" calcext:value-type="string">
            <text:p>D3</text:p>
          </table:table-cell>
          <table:table-cell table:formula="of:=MAX([.B35:.E35])" office:value-type="float" office:value="526.578339266667" calcext:value-type="float">
            <text:p>526.58</text:p>
          </table:table-cell>
          <table:table-cell table:formula="of:=IF([.B35]&gt;=[.I35]; &quot;Literature&quot;; IF([.C35]&gt;=[.I35]; &quot;MIP&quot;; IF([.D35]&gt;=[.I35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379.9" calcext:value-type="float">
            <text:p>379.90</text:p>
          </table:table-cell>
          <table:table-cell table:style-name="ce24" office:value-type="float" office:value="411.97289606" calcext:value-type="float">
            <text:p>411.97</text:p>
          </table:table-cell>
          <table:table-cell office:value-type="float" office:value="408.45811659" calcext:value-type="float">
            <text:p>408.46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36]" office:value-type="string" office:string-value="D4" calcext:value-type="string">
            <text:p>D4</text:p>
          </table:table-cell>
          <table:table-cell table:formula="of:=MAX([.B36:.E36])" office:value-type="float" office:value="411.97289606" calcext:value-type="float">
            <text:p>411.97</text:p>
          </table:table-cell>
          <table:table-cell table:formula="of:=IF([.B36]&gt;=[.I36]; &quot;Literature&quot;; IF([.C36]&gt;=[.I36]; &quot;MIP&quot;; IF([.D36]&gt;=[.I36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372.2" calcext:value-type="float">
            <text:p>372.20</text:p>
          </table:table-cell>
          <table:table-cell office:value-type="float" office:value="398.09427906" calcext:value-type="float">
            <text:p>398.09</text:p>
          </table:table-cell>
          <table:table-cell table:style-name="ce24" office:value-type="float" office:value="404.25910505" calcext:value-type="float">
            <text:p>404.26</text:p>
          </table:table-cell>
          <table:table-cell table:style-name="ce40" office:value-type="float" office:value="546.1777026" calcext:value-type="float">
            <text:p>546.18</text:p>
          </table:table-cell>
          <table:table-cell table:number-columns-repeated="2"/>
          <table:table-cell table:formula="of:=[.A37]" office:value-type="string" office:string-value="D5" calcext:value-type="string">
            <text:p>D5</text:p>
          </table:table-cell>
          <table:table-cell table:formula="of:=MAX([.B37:.E37])" office:value-type="float" office:value="546.1777026" calcext:value-type="float">
            <text:p>546.18</text:p>
          </table:table-cell>
          <table:table-cell table:formula="of:=IF([.B37]&gt;=[.I37]; &quot;Literature&quot;; IF([.C37]&gt;=[.I37]; &quot;MIP&quot;; IF([.D37]&gt;=[.I37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368.8" calcext:value-type="float">
            <text:p>368.80</text:p>
          </table:table-cell>
          <table:table-cell table:style-name="ce24" office:value-type="float" office:value="397.13200768" calcext:value-type="float">
            <text:p>397.13</text:p>
          </table:table-cell>
          <table:table-cell office:value-type="float" office:value="391.80319058" calcext:value-type="float">
            <text:p>391.80</text:p>
          </table:table-cell>
          <table:table-cell table:style-name="ce40" office:value-type="float" office:value="627.614583333333" calcext:value-type="float">
            <text:p>627.61</text:p>
          </table:table-cell>
          <table:table-cell table:number-columns-repeated="2"/>
          <table:table-cell table:formula="of:=[.A38]" office:value-type="string" office:string-value="D6" calcext:value-type="string">
            <text:p>D6</text:p>
          </table:table-cell>
          <table:table-cell table:formula="of:=MAX([.B38:.E38])" office:value-type="float" office:value="627.614583333333" calcext:value-type="float">
            <text:p>627.61</text:p>
          </table:table-cell>
          <table:table-cell table:formula="of:=IF([.B38]&gt;=[.I38]; &quot;Literature&quot;; IF([.C38]&gt;=[.I38]; &quot;MIP&quot;; IF([.D38]&gt;=[.I38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333.4" calcext:value-type="float">
            <text:p>333.40</text:p>
          </table:table-cell>
          <table:table-cell office:value-type="float" office:value="358.73565621" calcext:value-type="float">
            <text:p>358.74</text:p>
          </table:table-cell>
          <table:table-cell table:style-name="ce24" office:value-type="float" office:value="359.03605247" calcext:value-type="float">
            <text:p>359.04</text:p>
          </table:table-cell>
          <table:table-cell table:style-name="ce40" office:value-type="float" office:value="489.8248956" calcext:value-type="float">
            <text:p>489.82</text:p>
          </table:table-cell>
          <table:table-cell table:number-columns-repeated="2"/>
          <table:table-cell table:formula="of:=[.A39]" office:value-type="string" office:string-value="D7" calcext:value-type="string">
            <text:p>D7</text:p>
          </table:table-cell>
          <table:table-cell table:formula="of:=MAX([.B39:.E39])" office:value-type="float" office:value="489.8248956" calcext:value-type="float">
            <text:p>489.82</text:p>
          </table:table-cell>
          <table:table-cell table:formula="of:=IF([.B39]&gt;=[.I39]; &quot;Literature&quot;; IF([.C39]&gt;=[.I39]; &quot;MIP&quot;; IF([.D39]&gt;=[.I39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373.3" calcext:value-type="float">
            <text:p>373.30</text:p>
          </table:table-cell>
          <table:table-cell office:value-type="float" office:value="396.99309454" calcext:value-type="float">
            <text:p>396.99</text:p>
          </table:table-cell>
          <table:table-cell table:style-name="ce24" office:value-type="float" office:value="406.81008813" calcext:value-type="float">
            <text:p>406.81</text:p>
          </table:table-cell>
          <table:table-cell table:style-name="ce40" office:value-type="float" office:value="559.107675233333" calcext:value-type="float">
            <text:p>559.11</text:p>
          </table:table-cell>
          <table:table-cell table:number-columns-repeated="2"/>
          <table:table-cell table:formula="of:=[.A40]" office:value-type="string" office:string-value="D8" calcext:value-type="string">
            <text:p>D8</text:p>
          </table:table-cell>
          <table:table-cell table:formula="of:=MAX([.B40:.E40])" office:value-type="float" office:value="559.107675233333" calcext:value-type="float">
            <text:p>559.11</text:p>
          </table:table-cell>
          <table:table-cell table:formula="of:=IF([.B40]&gt;=[.I40]; &quot;Literature&quot;; IF([.C40]&gt;=[.I40]; &quot;MIP&quot;; IF([.D40]&gt;=[.I40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362.4" calcext:value-type="float">
            <text:p>362.40</text:p>
          </table:table-cell>
          <table:table-cell table:style-name="ce24" office:value-type="float" office:value="387.7657459" calcext:value-type="float">
            <text:p>387.77</text:p>
          </table:table-cell>
          <table:table-cell office:value-type="float" office:value="387.59104434" calcext:value-type="float">
            <text:p>387.59</text:p>
          </table:table-cell>
          <table:table-cell table:style-name="ce40" office:value-type="float" office:value="566.010126200001" calcext:value-type="float">
            <text:p>566.01</text:p>
          </table:table-cell>
          <table:table-cell table:number-columns-repeated="2"/>
          <table:table-cell table:formula="of:=[.A41]" office:value-type="string" office:string-value="D9" calcext:value-type="string">
            <text:p>D9</text:p>
          </table:table-cell>
          <table:table-cell table:formula="of:=MAX([.B41:.E41])" office:value-type="float" office:value="566.010126200001" calcext:value-type="float">
            <text:p>566.01</text:p>
          </table:table-cell>
          <table:table-cell table:formula="of:=IF([.B41]&gt;=[.I41]; &quot;Literature&quot;; IF([.C41]&gt;=[.I41]; &quot;MIP&quot;; IF([.D41]&gt;=[.I41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434.4" calcext:value-type="float">
            <text:p>434.40</text:p>
          </table:table-cell>
          <table:table-cell office:value-type="float" office:value="479.21811011" calcext:value-type="float">
            <text:p>479.22</text:p>
          </table:table-cell>
          <table:table-cell table:style-name="ce24" office:value-type="float" office:value="479.33939127" calcext:value-type="float">
            <text:p>479.34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42]" office:value-type="string" office:string-value="D10" calcext:value-type="string">
            <text:p>D10</text:p>
          </table:table-cell>
          <table:table-cell table:formula="of:=MAX([.B42:.E42])" office:value-type="float" office:value="479.33939127" calcext:value-type="float">
            <text:p>479.34</text:p>
          </table:table-cell>
          <table:table-cell table:formula="of:=IF([.B42]&gt;=[.I42]; &quot;Literature&quot;; IF([.C42]&gt;=[.I42]; &quot;MIP&quot;; IF([.D42]&gt;=[.I42]; &quot;MIP+cut&quot;; &quot;VRPSolver&quot;)))" office:value-type="string" office:string-value="MIP+cut" calcext:value-type="string">
            <text:p>MIP+cut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06" calcext:value-type="float">
            <text:p>406.00</text:p>
          </table:table-cell>
          <table:table-cell table:style-name="ce24" office:value-type="float" office:value="422.28392073" calcext:value-type="float">
            <text:p>422.28</text:p>
          </table:table-cell>
          <table:table-cell office:value-type="float" office:value="421.79582386" calcext:value-type="float">
            <text:p>421.80</text:p>
          </table:table-cell>
          <table:table-cell table:style-name="ce40" office:value-type="string" calcext:value-type="string">
            <text:p>Infeasible</text:p>
          </table:table-cell>
          <table:table-cell table:number-columns-repeated="2"/>
          <table:table-cell table:formula="of:=[.A43]" office:value-type="string" office:string-value="E1" calcext:value-type="string">
            <text:p>E1</text:p>
          </table:table-cell>
          <table:table-cell table:formula="of:=MAX([.B43:.E43])" office:value-type="float" office:value="422.28392073" calcext:value-type="float">
            <text:p>422.28</text:p>
          </table:table-cell>
          <table:table-cell table:formula="of:=IF([.B43]&gt;=[.I43]; &quot;Literature&quot;; IF([.C43]&gt;=[.I43]; &quot;MIP&quot;; IF([.D43]&gt;=[.I43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411.9" calcext:value-type="float">
            <text:p>411.90</text:p>
          </table:table-cell>
          <table:table-cell table:style-name="ce24" office:value-type="float" office:value="427.14561414" calcext:value-type="float">
            <text:p>427.15</text:p>
          </table:table-cell>
          <table:table-cell office:value-type="float" office:value="423.65637658" calcext:value-type="float">
            <text:p>423.66</text:p>
          </table:table-cell>
          <table:table-cell table:style-name="ce40" office:value-type="float" office:value="641.962166666667" calcext:value-type="float">
            <text:p>641.96</text:p>
          </table:table-cell>
          <table:table-cell table:number-columns-repeated="2"/>
          <table:table-cell table:formula="of:=[.A44]" office:value-type="string" office:string-value="E2" calcext:value-type="string">
            <text:p>E2</text:p>
          </table:table-cell>
          <table:table-cell table:formula="of:=MAX([.B44:.E44])" office:value-type="float" office:value="641.962166666667" calcext:value-type="float">
            <text:p>641.96</text:p>
          </table:table-cell>
          <table:table-cell table:formula="of:=IF([.B44]&gt;=[.I44]; &quot;Literature&quot;; IF([.C44]&gt;=[.I44]; &quot;MIP&quot;; IF([.D44]&gt;=[.I44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437.2" calcext:value-type="float">
            <text:p>437.20</text:p>
          </table:table-cell>
          <table:table-cell table:style-name="ce24" office:value-type="float" office:value="448.02948337" calcext:value-type="float">
            <text:p>448.03</text:p>
          </table:table-cell>
          <table:table-cell office:value-type="float" office:value="445.2364858" calcext:value-type="float">
            <text:p>445.24</text:p>
          </table:table-cell>
          <table:table-cell table:style-name="ce40" office:value-type="float" office:value="634.623643333333" calcext:value-type="float">
            <text:p>634.62</text:p>
          </table:table-cell>
          <table:table-cell table:number-columns-repeated="2"/>
          <table:table-cell table:formula="of:=[.A45]" office:value-type="string" office:string-value="E3" calcext:value-type="string">
            <text:p>E3</text:p>
          </table:table-cell>
          <table:table-cell table:formula="of:=MAX([.B45:.E45])" office:value-type="float" office:value="634.623643333333" calcext:value-type="float">
            <text:p>634.62</text:p>
          </table:table-cell>
          <table:table-cell table:formula="of:=IF([.B45]&gt;=[.I45]; &quot;Literature&quot;; IF([.C45]&gt;=[.I45]; &quot;MIP&quot;; IF([.D45]&gt;=[.I45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84.3" calcext:value-type="float">
            <text:p>384.30</text:p>
          </table:table-cell>
          <table:table-cell office:value-type="float" office:value="398.23572371" calcext:value-type="float">
            <text:p>398.24</text:p>
          </table:table-cell>
          <table:table-cell table:style-name="ce24" office:value-type="float" office:value="398.48818472" calcext:value-type="float">
            <text:p>398.49</text:p>
          </table:table-cell>
          <table:table-cell table:style-name="ce40" office:value-type="float" office:value="585.46379" calcext:value-type="float">
            <text:p>585.46</text:p>
          </table:table-cell>
          <table:table-cell table:number-columns-repeated="2"/>
          <table:table-cell table:formula="of:=[.A46]" office:value-type="string" office:string-value="E4" calcext:value-type="string">
            <text:p>E4</text:p>
          </table:table-cell>
          <table:table-cell table:formula="of:=MAX([.B46:.E46])" office:value-type="float" office:value="585.46379" calcext:value-type="float">
            <text:p>585.46</text:p>
          </table:table-cell>
          <table:table-cell table:formula="of:=IF([.B46]&gt;=[.I46]; &quot;Literature&quot;; IF([.C46]&gt;=[.I46]; &quot;MIP&quot;; IF([.D46]&gt;=[.I46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392.4" calcext:value-type="float">
            <text:p>392.40</text:p>
          </table:table-cell>
          <table:table-cell table:style-name="ce24" office:value-type="float" office:value="405.60824977" calcext:value-type="float">
            <text:p>405.61</text:p>
          </table:table-cell>
          <table:table-cell office:value-type="float" office:value="403.59097556" calcext:value-type="float">
            <text:p>403.59</text:p>
          </table:table-cell>
          <table:table-cell table:style-name="ce40" office:value-type="float" office:value="598.375383333333" calcext:value-type="float">
            <text:p>598.38</text:p>
          </table:table-cell>
          <table:table-cell table:number-columns-repeated="2"/>
          <table:table-cell table:formula="of:=[.A47]" office:value-type="string" office:string-value="E5" calcext:value-type="string">
            <text:p>E5</text:p>
          </table:table-cell>
          <table:table-cell table:formula="of:=MAX([.B47:.E47])" office:value-type="float" office:value="598.375383333333" calcext:value-type="float">
            <text:p>598.38</text:p>
          </table:table-cell>
          <table:table-cell table:formula="of:=IF([.B47]&gt;=[.I47]; &quot;Literature&quot;; IF([.C47]&gt;=[.I47]; &quot;MIP&quot;; IF([.D47]&gt;=[.I47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390.2" calcext:value-type="float">
            <text:p>390.20</text:p>
          </table:table-cell>
          <table:table-cell table:style-name="ce24" office:value-type="float" office:value="407.71203246" calcext:value-type="float">
            <text:p>407.71</text:p>
          </table:table-cell>
          <table:table-cell office:value-type="float" office:value="404.53419517" calcext:value-type="float">
            <text:p>404.53</text:p>
          </table:table-cell>
          <table:table-cell table:style-name="ce40" office:value-type="float" office:value="634.089166666667" calcext:value-type="float">
            <text:p>634.09</text:p>
          </table:table-cell>
          <table:table-cell table:number-columns-repeated="2"/>
          <table:table-cell table:formula="of:=[.A48]" office:value-type="string" office:string-value="E6" calcext:value-type="string">
            <text:p>E6</text:p>
          </table:table-cell>
          <table:table-cell table:formula="of:=MAX([.B48:.E48])" office:value-type="float" office:value="634.089166666667" calcext:value-type="float">
            <text:p>634.09</text:p>
          </table:table-cell>
          <table:table-cell table:formula="of:=IF([.B48]&gt;=[.I48]; &quot;Literature&quot;; IF([.C48]&gt;=[.I48]; &quot;MIP&quot;; IF([.D48]&gt;=[.I48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374.4" calcext:value-type="float">
            <text:p>374.40</text:p>
          </table:table-cell>
          <table:table-cell table:style-name="ce24" office:value-type="float" office:value="387.31288908" calcext:value-type="float">
            <text:p>387.31</text:p>
          </table:table-cell>
          <table:table-cell office:value-type="float" office:value="384.69934669" calcext:value-type="float">
            <text:p>384.70</text:p>
          </table:table-cell>
          <table:table-cell table:style-name="ce40" office:value-type="float" office:value="560.463753333333" calcext:value-type="float">
            <text:p>560.46</text:p>
          </table:table-cell>
          <table:table-cell table:number-columns-repeated="2"/>
          <table:table-cell table:formula="of:=[.A49]" office:value-type="string" office:string-value="E7" calcext:value-type="string">
            <text:p>E7</text:p>
          </table:table-cell>
          <table:table-cell table:formula="of:=MAX([.B49:.E49])" office:value-type="float" office:value="560.463753333333" calcext:value-type="float">
            <text:p>560.46</text:p>
          </table:table-cell>
          <table:table-cell table:formula="of:=IF([.B49]&gt;=[.I49]; &quot;Literature&quot;; IF([.C49]&gt;=[.I49]; &quot;MIP&quot;; IF([.D49]&gt;=[.I49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407.7" calcext:value-type="float">
            <text:p>407.70</text:p>
          </table:table-cell>
          <table:table-cell table:style-name="ce24" office:value-type="float" office:value="426.93284639" calcext:value-type="float">
            <text:p>426.93</text:p>
          </table:table-cell>
          <table:table-cell office:value-type="float" office:value="425.85135861" calcext:value-type="float">
            <text:p>425.85</text:p>
          </table:table-cell>
          <table:table-cell table:style-name="ce40" office:value-type="float" office:value="591.385046666667" calcext:value-type="float">
            <text:p>591.39</text:p>
          </table:table-cell>
          <table:table-cell table:number-columns-repeated="2"/>
          <table:table-cell table:formula="of:=[.A50]" office:value-type="string" office:string-value="E8" calcext:value-type="string">
            <text:p>E8</text:p>
          </table:table-cell>
          <table:table-cell table:formula="of:=MAX([.B50:.E50])" office:value-type="float" office:value="591.385046666667" calcext:value-type="float">
            <text:p>591.39</text:p>
          </table:table-cell>
          <table:table-cell table:formula="of:=IF([.B50]&gt;=[.I50]; &quot;Literature&quot;; IF([.C50]&gt;=[.I50]; &quot;MIP&quot;; IF([.D50]&gt;=[.I50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422.1" calcext:value-type="float">
            <text:p>422.10</text:p>
          </table:table-cell>
          <table:table-cell table:style-name="ce24" office:value-type="float" office:value="433.39951662" calcext:value-type="float">
            <text:p>433.40</text:p>
          </table:table-cell>
          <table:table-cell office:value-type="float" office:value="431.21634561" calcext:value-type="float">
            <text:p>431.22</text:p>
          </table:table-cell>
          <table:table-cell table:style-name="ce40" office:value-type="float" office:value="724.507953333333" calcext:value-type="float">
            <text:p>724.51</text:p>
          </table:table-cell>
          <table:table-cell table:number-columns-repeated="2"/>
          <table:table-cell table:formula="of:=[.A51]" office:value-type="string" office:string-value="E9" calcext:value-type="string">
            <text:p>E9</text:p>
          </table:table-cell>
          <table:table-cell table:formula="of:=MAX([.B51:.E51])" office:value-type="float" office:value="724.507953333333" calcext:value-type="float">
            <text:p>724.51</text:p>
          </table:table-cell>
          <table:table-cell table:formula="of:=IF([.B51]&gt;=[.I51]; &quot;Literature&quot;; IF([.C51]&gt;=[.I51]; &quot;MIP&quot;; IF([.D51]&gt;=[.I51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419.1" calcext:value-type="float">
            <text:p>419.10</text:p>
          </table:table-cell>
          <table:table-cell table:style-name="ce24" office:value-type="float" office:value="443.12421588" calcext:value-type="float">
            <text:p>443.12</text:p>
          </table:table-cell>
          <table:table-cell office:value-type="float" office:value="441.7899013" calcext:value-type="float">
            <text:p>441.79</text:p>
          </table:table-cell>
          <table:table-cell table:style-name="ce40" office:value-type="float" office:value="677.32638" calcext:value-type="float">
            <text:p>677.33</text:p>
          </table:table-cell>
          <table:table-cell table:number-columns-repeated="2"/>
          <table:table-cell table:formula="of:=[.A52]" office:value-type="string" office:string-value="E10" calcext:value-type="string">
            <text:p>E10</text:p>
          </table:table-cell>
          <table:table-cell table:formula="of:=MAX([.B52:.E52])" office:value-type="float" office:value="677.32638" calcext:value-type="float">
            <text:p>677.33</text:p>
          </table:table-cell>
          <table:table-cell table:formula="of:=IF([.B52]&gt;=[.I52]; &quot;Literature&quot;; IF([.C52]&gt;=[.I52]; &quot;MIP&quot;; IF([.D52]&gt;=[.I52]; &quot;MIP+cut&quot;; &quot;VRPSolver&quot;)))" office:value-type="string" office:string-value="VRPSolver" calcext:value-type="string">
            <text:p>VRPSolver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45.1" calcext:value-type="float">
            <text:p>445.10</text:p>
          </table:table-cell>
          <table:table-cell table:style-name="ce24" office:value-type="float" office:value="547.40838967" calcext:value-type="float">
            <text:p>547.41</text:p>
          </table:table-cell>
          <table:table-cell office:value-type="float" office:value="546.73750853" calcext:value-type="float">
            <text:p>546.74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53]" office:value-type="string" office:string-value="F1" calcext:value-type="string">
            <text:p>F1</text:p>
          </table:table-cell>
          <table:table-cell table:formula="of:=MAX([.B53:.E53])" office:value-type="float" office:value="547.40838967" calcext:value-type="float">
            <text:p>547.41</text:p>
          </table:table-cell>
          <table:table-cell table:formula="of:=IF([.B53]&gt;=[.I53]; &quot;Literature&quot;; IF([.C53]&gt;=[.I53]; &quot;MIP&quot;; IF([.D53]&gt;=[.I53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457.9" calcext:value-type="float">
            <text:p>457.90</text:p>
          </table:table-cell>
          <table:table-cell table:style-name="ce24" office:value-type="float" office:value="536.97258522" calcext:value-type="float">
            <text:p>536.97</text:p>
          </table:table-cell>
          <table:table-cell office:value-type="float" office:value="534.99328261" calcext:value-type="float">
            <text:p>534.99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54]" office:value-type="string" office:string-value="F2" calcext:value-type="string">
            <text:p>F2</text:p>
          </table:table-cell>
          <table:table-cell table:formula="of:=MAX([.B54:.E54])" office:value-type="float" office:value="536.97258522" calcext:value-type="float">
            <text:p>536.97</text:p>
          </table:table-cell>
          <table:table-cell table:formula="of:=IF([.B54]&gt;=[.I54]; &quot;Literature&quot;; IF([.C54]&gt;=[.I54]; &quot;MIP&quot;; IF([.D54]&gt;=[.I54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481.8" calcext:value-type="float">
            <text:p>481.80</text:p>
          </table:table-cell>
          <table:table-cell table:style-name="ce24" office:value-type="float" office:value="545.30863456" calcext:value-type="float">
            <text:p>545.31</text:p>
          </table:table-cell>
          <table:table-cell office:value-type="float" office:value="541.61399177" calcext:value-type="float">
            <text:p>541.61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55]" office:value-type="string" office:string-value="F3" calcext:value-type="string">
            <text:p>F3</text:p>
          </table:table-cell>
          <table:table-cell table:formula="of:=MAX([.B55:.E55])" office:value-type="float" office:value="545.30863456" calcext:value-type="float">
            <text:p>545.31</text:p>
          </table:table-cell>
          <table:table-cell table:formula="of:=IF([.B55]&gt;=[.I55]; &quot;Literature&quot;; IF([.C55]&gt;=[.I55]; &quot;MIP&quot;; IF([.D55]&gt;=[.I55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417.4" calcext:value-type="float">
            <text:p>417.40</text:p>
          </table:table-cell>
          <table:table-cell office:value-type="float" office:value="519.60049603" calcext:value-type="float">
            <text:p>519.60</text:p>
          </table:table-cell>
          <table:table-cell table:style-name="ce24" office:value-type="float" office:value="523.95971824" calcext:value-type="float">
            <text:p>523.96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56]" office:value-type="string" office:string-value="F4" calcext:value-type="string">
            <text:p>F4</text:p>
          </table:table-cell>
          <table:table-cell table:formula="of:=MAX([.B56:.E56])" office:value-type="float" office:value="523.95971824" calcext:value-type="float">
            <text:p>523.96</text:p>
          </table:table-cell>
          <table:table-cell table:formula="of:=IF([.B56]&gt;=[.I56]; &quot;Literature&quot;; IF([.C56]&gt;=[.I56]; &quot;MIP&quot;; IF([.D56]&gt;=[.I56]; &quot;MIP+cut&quot;; &quot;VRPSolver&quot;)))" office:value-type="string" office:string-value="MIP+cut" calcext:value-type="string">
            <text:p>MIP+cut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452.3" calcext:value-type="float">
            <text:p>452.30</text:p>
          </table:table-cell>
          <table:table-cell table:style-name="ce24" office:value-type="float" office:value="531.80071663" calcext:value-type="float">
            <text:p>531.80</text:p>
          </table:table-cell>
          <table:table-cell office:value-type="float" office:value="529.04209441" calcext:value-type="float">
            <text:p>529.04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57]" office:value-type="string" office:string-value="F5" calcext:value-type="string">
            <text:p>F5</text:p>
          </table:table-cell>
          <table:table-cell table:formula="of:=MAX([.B57:.E57])" office:value-type="float" office:value="531.80071663" calcext:value-type="float">
            <text:p>531.80</text:p>
          </table:table-cell>
          <table:table-cell table:formula="of:=IF([.B57]&gt;=[.I57]; &quot;Literature&quot;; IF([.C57]&gt;=[.I57]; &quot;MIP&quot;; IF([.D57]&gt;=[.I57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367.1" calcext:value-type="float">
            <text:p>367.10</text:p>
          </table:table-cell>
          <table:table-cell table:style-name="ce24" office:value-type="float" office:value="508.74718179" calcext:value-type="float">
            <text:p>508.75</text:p>
          </table:table-cell>
          <table:table-cell office:value-type="float" office:value="498.6090091" calcext:value-type="float">
            <text:p>498.61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58]" office:value-type="string" office:string-value="F6" calcext:value-type="string">
            <text:p>F6</text:p>
          </table:table-cell>
          <table:table-cell table:formula="of:=MAX([.B58:.E58])" office:value-type="float" office:value="508.74718179" calcext:value-type="float">
            <text:p>508.75</text:p>
          </table:table-cell>
          <table:table-cell table:formula="of:=IF([.B58]&gt;=[.I58]; &quot;Literature&quot;; IF([.C58]&gt;=[.I58]; &quot;MIP&quot;; IF([.D58]&gt;=[.I58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408.1" calcext:value-type="float">
            <text:p>408.10</text:p>
          </table:table-cell>
          <table:table-cell table:style-name="ce24" office:value-type="float" office:value="507.81239997" calcext:value-type="float">
            <text:p>507.81</text:p>
          </table:table-cell>
          <table:table-cell office:value-type="float" office:value="502.51943198" calcext:value-type="float">
            <text:p>502.52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59]" office:value-type="string" office:string-value="F7" calcext:value-type="string">
            <text:p>F7</text:p>
          </table:table-cell>
          <table:table-cell table:formula="of:=MAX([.B59:.E59])" office:value-type="float" office:value="507.81239997" calcext:value-type="float">
            <text:p>507.81</text:p>
          </table:table-cell>
          <table:table-cell table:formula="of:=IF([.B59]&gt;=[.I59]; &quot;Literature&quot;; IF([.C59]&gt;=[.I59]; &quot;MIP&quot;; IF([.D59]&gt;=[.I59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454.3" calcext:value-type="float">
            <text:p>454.30</text:p>
          </table:table-cell>
          <table:table-cell office:value-type="float" office:value="529.51887339" calcext:value-type="float">
            <text:p>529.52</text:p>
          </table:table-cell>
          <table:table-cell table:style-name="ce24" office:value-type="float" office:value="532.92301366" calcext:value-type="float">
            <text:p>532.92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60]" office:value-type="string" office:string-value="F8" calcext:value-type="string">
            <text:p>F8</text:p>
          </table:table-cell>
          <table:table-cell table:formula="of:=MAX([.B60:.E60])" office:value-type="float" office:value="532.92301366" calcext:value-type="float">
            <text:p>532.92</text:p>
          </table:table-cell>
          <table:table-cell table:formula="of:=IF([.B60]&gt;=[.I60]; &quot;Literature&quot;; IF([.C60]&gt;=[.I60]; &quot;MIP&quot;; IF([.D60]&gt;=[.I60]; &quot;MIP+cut&quot;; &quot;VRPSolver&quot;)))" office:value-type="string" office:string-value="MIP+cut" calcext:value-type="string">
            <text:p>MIP+cut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426.8" calcext:value-type="float">
            <text:p>426.80</text:p>
          </table:table-cell>
          <table:table-cell table:style-name="ce24" office:value-type="float" office:value="538.31052223" calcext:value-type="float">
            <text:p>538.31</text:p>
          </table:table-cell>
          <table:table-cell office:value-type="float" office:value="535.8686984" calcext:value-type="float">
            <text:p>535.87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61]" office:value-type="string" office:string-value="F9" calcext:value-type="string">
            <text:p>F9</text:p>
          </table:table-cell>
          <table:table-cell table:formula="of:=MAX([.B61:.E61])" office:value-type="float" office:value="538.31052223" calcext:value-type="float">
            <text:p>538.31</text:p>
          </table:table-cell>
          <table:table-cell table:formula="of:=IF([.B61]&gt;=[.I61]; &quot;Literature&quot;; IF([.C61]&gt;=[.I61]; &quot;MIP&quot;; IF([.D61]&gt;=[.I61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41.8" calcext:value-type="float">
            <text:p>441.80</text:p>
          </table:table-cell>
          <table:table-cell office:value-type="float" office:value="539.73006187" calcext:value-type="float">
            <text:p>539.73</text:p>
          </table:table-cell>
          <table:table-cell table:style-name="ce24" office:value-type="float" office:value="540.22642189" calcext:value-type="float">
            <text:p>540.23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62]" office:value-type="string" office:string-value="F10" calcext:value-type="string">
            <text:p>F10</text:p>
          </table:table-cell>
          <table:table-cell table:formula="of:=MAX([.B62:.E62])" office:value-type="float" office:value="540.22642189" calcext:value-type="float">
            <text:p>540.23</text:p>
          </table:table-cell>
          <table:table-cell table:formula="of:=IF([.B62]&gt;=[.I62]; &quot;Literature&quot;; IF([.C62]&gt;=[.I62]; &quot;MIP&quot;; IF([.D62]&gt;=[.I62]; &quot;MIP+cut&quot;; &quot;VRPSolver&quot;)))" office:value-type="string" office:string-value="MIP+cut" calcext:value-type="string">
            <text:p>MIP+cut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55" calcext:value-type="float">
            <text:p>455.00</text:p>
          </table:table-cell>
          <table:table-cell office:value-type="float" office:value="579.48827986" calcext:value-type="float">
            <text:p>579.49</text:p>
          </table:table-cell>
          <table:table-cell table:style-name="ce24" office:value-type="float" office:value="584.56032874" calcext:value-type="float">
            <text:p>584.56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63]" office:value-type="string" office:string-value="G1" calcext:value-type="string">
            <text:p>G1</text:p>
          </table:table-cell>
          <table:table-cell table:formula="of:=MAX([.B63:.E63])" office:value-type="float" office:value="584.56032874" calcext:value-type="float">
            <text:p>584.56</text:p>
          </table:table-cell>
          <table:table-cell table:formula="of:=IF([.B63]&gt;=[.I63]; &quot;Literature&quot;; IF([.C63]&gt;=[.I63]; &quot;MIP&quot;; IF([.D63]&gt;=[.I63]; &quot;MIP+cut&quot;; &quot;VRPSolver&quot;)))" office:value-type="string" office:string-value="MIP+cut" calcext:value-type="string">
            <text:p>MIP+cut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463.1" calcext:value-type="float">
            <text:p>463.10</text:p>
          </table:table-cell>
          <table:table-cell table:style-name="ce24" office:value-type="float" office:value="602.84141107" calcext:value-type="float">
            <text:p>602.84</text:p>
          </table:table-cell>
          <table:table-cell office:value-type="float" office:value="600.60769889" calcext:value-type="float">
            <text:p>600.61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64]" office:value-type="string" office:string-value="G2" calcext:value-type="string">
            <text:p>G2</text:p>
          </table:table-cell>
          <table:table-cell table:formula="of:=MAX([.B64:.E64])" office:value-type="float" office:value="602.84141107" calcext:value-type="float">
            <text:p>602.84</text:p>
          </table:table-cell>
          <table:table-cell table:formula="of:=IF([.B64]&gt;=[.I64]; &quot;Literature&quot;; IF([.C64]&gt;=[.I64]; &quot;MIP&quot;; IF([.D64]&gt;=[.I64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464.3" calcext:value-type="float">
            <text:p>464.30</text:p>
          </table:table-cell>
          <table:table-cell table:style-name="ce24" office:value-type="float" office:value="593.18343578" calcext:value-type="float">
            <text:p>593.18</text:p>
          </table:table-cell>
          <table:table-cell office:value-type="float" office:value="584.77799107" calcext:value-type="float">
            <text:p>584.78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65]" office:value-type="string" office:string-value="G3" calcext:value-type="string">
            <text:p>G3</text:p>
          </table:table-cell>
          <table:table-cell table:formula="of:=MAX([.B65:.E65])" office:value-type="float" office:value="593.18343578" calcext:value-type="float">
            <text:p>593.18</text:p>
          </table:table-cell>
          <table:table-cell table:formula="of:=IF([.B65]&gt;=[.I65]; &quot;Literature&quot;; IF([.C65]&gt;=[.I65]; &quot;MIP&quot;; IF([.D65]&gt;=[.I65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461.5" calcext:value-type="float">
            <text:p>461.50</text:p>
          </table:table-cell>
          <table:table-cell office:value-type="float" office:value="589.6646494" calcext:value-type="float">
            <text:p>589.66</text:p>
          </table:table-cell>
          <table:table-cell table:style-name="ce24" office:value-type="float" office:value="591.8546161" calcext:value-type="float">
            <text:p>591.85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66]" office:value-type="string" office:string-value="G4" calcext:value-type="string">
            <text:p>G4</text:p>
          </table:table-cell>
          <table:table-cell table:formula="of:=MAX([.B66:.E66])" office:value-type="float" office:value="591.8546161" calcext:value-type="float">
            <text:p>591.85</text:p>
          </table:table-cell>
          <table:table-cell table:formula="of:=IF([.B66]&gt;=[.I66]; &quot;Literature&quot;; IF([.C66]&gt;=[.I66]; &quot;MIP&quot;; IF([.D66]&gt;=[.I66]; &quot;MIP+cut&quot;; &quot;VRPSolver&quot;)))" office:value-type="string" office:string-value="MIP+cut" calcext:value-type="string">
            <text:p>MIP+cut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449.4" calcext:value-type="float">
            <text:p>449.40</text:p>
          </table:table-cell>
          <table:table-cell office:value-type="float" office:value="613.69758244" calcext:value-type="float">
            <text:p>613.70</text:p>
          </table:table-cell>
          <table:table-cell table:style-name="ce24" office:value-type="float" office:value="616.47761313" calcext:value-type="float">
            <text:p>616.48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67]" office:value-type="string" office:string-value="G5" calcext:value-type="string">
            <text:p>G5</text:p>
          </table:table-cell>
          <table:table-cell table:formula="of:=MAX([.B67:.E67])" office:value-type="float" office:value="616.47761313" calcext:value-type="float">
            <text:p>616.48</text:p>
          </table:table-cell>
          <table:table-cell table:formula="of:=IF([.B67]&gt;=[.I67]; &quot;Literature&quot;; IF([.C67]&gt;=[.I67]; &quot;MIP&quot;; IF([.D67]&gt;=[.I67]; &quot;MIP+cut&quot;; &quot;VRPSolver&quot;)))" office:value-type="string" office:string-value="MIP+cut" calcext:value-type="string">
            <text:p>MIP+cut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471.5" calcext:value-type="float">
            <text:p>471.50</text:p>
          </table:table-cell>
          <table:table-cell office:value-type="float" office:value="580.93373979" calcext:value-type="float">
            <text:p>580.93</text:p>
          </table:table-cell>
          <table:table-cell table:style-name="ce24" office:value-type="float" office:value="583.48793816" calcext:value-type="float">
            <text:p>583.49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68]" office:value-type="string" office:string-value="G6" calcext:value-type="string">
            <text:p>G6</text:p>
          </table:table-cell>
          <table:table-cell table:formula="of:=MAX([.B68:.E68])" office:value-type="float" office:value="583.48793816" calcext:value-type="float">
            <text:p>583.49</text:p>
          </table:table-cell>
          <table:table-cell table:formula="of:=IF([.B68]&gt;=[.I68]; &quot;Literature&quot;; IF([.C68]&gt;=[.I68]; &quot;MIP&quot;; IF([.D68]&gt;=[.I68]; &quot;MIP+cut&quot;; &quot;VRPSolver&quot;)))" office:value-type="string" office:string-value="MIP+cut" calcext:value-type="string">
            <text:p>MIP+cut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459.1" calcext:value-type="float">
            <text:p>459.10</text:p>
          </table:table-cell>
          <table:table-cell table:style-name="ce24" office:value-type="float" office:value="605.02649639" calcext:value-type="float">
            <text:p>605.03</text:p>
          </table:table-cell>
          <table:table-cell office:value-type="float" office:value="604.84707925" calcext:value-type="float">
            <text:p>604.85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69]" office:value-type="string" office:string-value="G7" calcext:value-type="string">
            <text:p>G7</text:p>
          </table:table-cell>
          <table:table-cell table:formula="of:=MAX([.B69:.E69])" office:value-type="float" office:value="605.02649639" calcext:value-type="float">
            <text:p>605.03</text:p>
          </table:table-cell>
          <table:table-cell table:formula="of:=IF([.B69]&gt;=[.I69]; &quot;Literature&quot;; IF([.C69]&gt;=[.I69]; &quot;MIP&quot;; IF([.D69]&gt;=[.I69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472.4" calcext:value-type="float">
            <text:p>472.40</text:p>
          </table:table-cell>
          <table:table-cell table:style-name="ce24" office:value-type="float" office:value="618.84345632" calcext:value-type="float">
            <text:p>618.84</text:p>
          </table:table-cell>
          <table:table-cell office:value-type="float" office:value="618.30116576" calcext:value-type="float">
            <text:p>618.30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70]" office:value-type="string" office:string-value="G8" calcext:value-type="string">
            <text:p>G8</text:p>
          </table:table-cell>
          <table:table-cell table:formula="of:=MAX([.B70:.E70])" office:value-type="float" office:value="618.84345632" calcext:value-type="float">
            <text:p>618.84</text:p>
          </table:table-cell>
          <table:table-cell table:formula="of:=IF([.B70]&gt;=[.I70]; &quot;Literature&quot;; IF([.C70]&gt;=[.I70]; &quot;MIP&quot;; IF([.D70]&gt;=[.I70]; &quot;MIP+cut&quot;; &quot;VRPSolver&quot;)))" office:value-type="string" office:string-value="MIP" calcext:value-type="string">
            <text:p>MIP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473.3" calcext:value-type="float">
            <text:p>473.30</text:p>
          </table:table-cell>
          <table:table-cell office:value-type="float" office:value="630.22042665" calcext:value-type="float">
            <text:p>630.22</text:p>
          </table:table-cell>
          <table:table-cell table:style-name="ce24" office:value-type="float" office:value="637.39937913" calcext:value-type="float">
            <text:p>637.40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71]" office:value-type="string" office:string-value="G9" calcext:value-type="string">
            <text:p>G9</text:p>
          </table:table-cell>
          <table:table-cell table:formula="of:=MAX([.B71:.E71])" office:value-type="float" office:value="637.39937913" calcext:value-type="float">
            <text:p>637.40</text:p>
          </table:table-cell>
          <table:table-cell table:formula="of:=IF([.B71]&gt;=[.I71]; &quot;Literature&quot;; IF([.C71]&gt;=[.I71]; &quot;MIP&quot;; IF([.D71]&gt;=[.I71]; &quot;MIP+cut&quot;; &quot;VRPSolver&quot;)))" office:value-type="string" office:string-value="MIP+cut" calcext:value-type="string">
            <text:p>MIP+cut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451.6" calcext:value-type="float">
            <text:p>451.60</text:p>
          </table:table-cell>
          <table:table-cell office:value-type="float" office:value="617.57667548" calcext:value-type="float">
            <text:p>617.58</text:p>
          </table:table-cell>
          <table:table-cell table:style-name="ce24" office:value-type="float" office:value="621.00921487" calcext:value-type="float">
            <text:p>621.01</text:p>
          </table:table-cell>
          <table:table-cell table:style-name="ce40" office:value-type="string" calcext:value-type="string">
            <text:p>Out of memory</text:p>
          </table:table-cell>
          <table:table-cell table:number-columns-repeated="2"/>
          <table:table-cell table:formula="of:=[.A72]" office:value-type="string" office:string-value="G10" calcext:value-type="string">
            <text:p>G10</text:p>
          </table:table-cell>
          <table:table-cell table:formula="of:=MAX([.B72:.E72])" office:value-type="float" office:value="621.00921487" calcext:value-type="float">
            <text:p>621.01</text:p>
          </table:table-cell>
          <table:table-cell table:formula="of:=IF([.B72]&gt;=[.I72]; &quot;Literature&quot;; IF([.C72]&gt;=[.I72]; &quot;MIP&quot;; IF([.D72]&gt;=[.I72]; &quot;MIP+cut&quot;; &quot;VRPSolver&quot;)))" office:value-type="string" office:string-value="MIP+cut" calcext:value-type="string">
            <text:p>MIP+cut</text:p>
          </table:table-cell>
        </table:table-row>
        <table:table-row table:style-name="ro1" table:number-rows-repeated="104850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raw.A1:raw.L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19:02:36.702066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20:33:04.141495274</meta:creation-date>
    <dc:date>2021-06-24T19:02:55.944586514</dc:date>
    <meta:editing-duration>PT31M57S</meta:editing-duration>
    <meta:editing-cycles>11</meta:editing-cycles>
    <meta:generator>LibreOffice/6.4.7.2$Linux_X86_64 LibreOffice_project/40$Build-2</meta:generator>
    <meta:document-statistic meta:table-count="4" meta:cell-count="2348" meta:object-count="0"/>
  </office:meta>
</office:document-meta>
</file>